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027cm" svg:y="4.244cm">
            <draw:object draw:notify-on-update-of-ranges="Sheet1.A1:Sheet1.A1 Sheet1.B1:Sheet1.BN1 Sheet1.A5:Sheet1.A5 Sheet1.B5:Sheet1.BN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71cm" svg:y="4.323cm">
            <draw:object draw:notify-on-update-of-ranges="Sheet1.A2:Sheet1.A2 Sheet1.B2:Sheet1.BN2 Sheet1.A5:Sheet1.A5 Sheet1.B5:Sheet1.BN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cm" svg:y="13.673cm">
            <draw:object draw:notify-on-update-of-ranges="Sheet1.A3:Sheet1.A3 Sheet1.B3:Sheet1.BN3 Sheet1.A8:Sheet1.A8 Sheet1.B8:Sheet1.BN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794cm" svg:y="13.967cm">
            <draw:object draw:notify-on-update-of-ranges="Sheet1.A4:Sheet1.A4 Sheet1.B4:Sheet1.BN4 Sheet1.A8:Sheet1.A8 Sheet1.B8:Sheet1.BN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3.487cm" svg:y="4.431cm">
            <draw:object draw:notify-on-update-of-ranges="Sheet1.A6:Sheet1.A6 Sheet1.B6:Sheet1.BN6 Sheet1.A8:Sheet1.A8 Sheet1.B8:Sheet1.BN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3.46cm" svg:y="14.337cm">
            <draw:object draw:notify-on-update-of-ranges="Sheet1.A5:Sheet1.A5 Sheet1.B5:Sheet1.BN5 Sheet1.A7:Sheet1.A7 Sheet1.B7:Sheet1.BN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5" table:default-cell-style-name="Default"/>
        <table:table-row table:style-name="ro1">
          <table:table-cell office:value-type="string" calcext:value-type="string">
            <text:p>TM_CCOEFF_NORMED</text:p>
          </table:table-cell>
          <table:table-cell office:value-type="float" office:value="0.509332835674286" calcext:value-type="float">
            <text:p>0.5093328357</text:p>
          </table:table-cell>
          <table:table-cell office:value-type="float" office:value="0.511220216751099" calcext:value-type="float">
            <text:p>0.5112202168</text:p>
          </table:table-cell>
          <table:table-cell office:value-type="float" office:value="0.508453249931335" calcext:value-type="float">
            <text:p>0.5084532499</text:p>
          </table:table-cell>
          <table:table-cell office:value-type="float" office:value="0.507929623126984" calcext:value-type="float">
            <text:p>0.5079296231</text:p>
          </table:table-cell>
          <table:table-cell office:value-type="float" office:value="0.512309014797211" calcext:value-type="float">
            <text:p>0.5123090148</text:p>
          </table:table-cell>
          <table:table-cell office:value-type="float" office:value="0.483805060386658" calcext:value-type="float">
            <text:p>0.4838050604</text:p>
          </table:table-cell>
          <table:table-cell office:value-type="float" office:value="0.46819195151329" calcext:value-type="float">
            <text:p>0.4681919515</text:p>
          </table:table-cell>
          <table:table-cell office:value-type="float" office:value="0.455190241336823" calcext:value-type="float">
            <text:p>0.4551902413</text:p>
          </table:table-cell>
          <table:table-cell office:value-type="float" office:value="0.461789816617966" calcext:value-type="float">
            <text:p>0.4617898166</text:p>
          </table:table-cell>
          <table:table-cell office:value-type="float" office:value="0.456380844116211" calcext:value-type="float">
            <text:p>0.4563808441</text:p>
          </table:table-cell>
          <table:table-cell office:value-type="float" office:value="0.452899903059006" calcext:value-type="float">
            <text:p>0.4528999031</text:p>
          </table:table-cell>
          <table:table-cell office:value-type="float" office:value="0.453256547451019" calcext:value-type="float">
            <text:p>0.4532565475</text:p>
          </table:table-cell>
          <table:table-cell office:value-type="float" office:value="0.456959933042526" calcext:value-type="float">
            <text:p>0.456959933</text:p>
          </table:table-cell>
          <table:table-cell office:value-type="float" office:value="0.457054406404495" calcext:value-type="float">
            <text:p>0.4570544064</text:p>
          </table:table-cell>
          <table:table-cell office:value-type="float" office:value="0.501045107841492" calcext:value-type="float">
            <text:p>0.5010451078</text:p>
          </table:table-cell>
          <table:table-cell office:value-type="float" office:value="0.504827499389648" calcext:value-type="float">
            <text:p>0.5048274994</text:p>
          </table:table-cell>
          <table:table-cell office:value-type="float" office:value="0.505566358566284" calcext:value-type="float">
            <text:p>0.5055663586</text:p>
          </table:table-cell>
          <table:table-cell office:value-type="float" office:value="0.50651741027832" calcext:value-type="float">
            <text:p>0.5065174103</text:p>
          </table:table-cell>
          <table:table-cell office:value-type="float" office:value="0.505568444728851" calcext:value-type="float">
            <text:p>0.5055684447</text:p>
          </table:table-cell>
          <table:table-cell office:value-type="float" office:value="0.496486812829971" calcext:value-type="float">
            <text:p>0.4964868128</text:p>
          </table:table-cell>
          <table:table-cell office:value-type="float" office:value="0.469443112611771" calcext:value-type="float">
            <text:p>0.4694431126</text:p>
          </table:table-cell>
          <table:table-cell office:value-type="float" office:value="0.470424324274063" calcext:value-type="float">
            <text:p>0.4704243243</text:p>
          </table:table-cell>
          <table:table-cell office:value-type="float" office:value="0.465262562036514" calcext:value-type="float">
            <text:p>0.465262562</text:p>
          </table:table-cell>
          <table:table-cell office:value-type="float" office:value="0.464678943157196" calcext:value-type="float">
            <text:p>0.4646789432</text:p>
          </table:table-cell>
          <table:table-cell office:value-type="float" office:value="0.467600822448731" calcext:value-type="float">
            <text:p>0.4676008224</text:p>
          </table:table-cell>
          <table:table-cell office:value-type="float" office:value="0.463691860437393" calcext:value-type="float">
            <text:p>0.4636918604</text:p>
          </table:table-cell>
          <table:table-cell office:value-type="float" office:value="0.463301956653595" calcext:value-type="float">
            <text:p>0.4633019567</text:p>
          </table:table-cell>
          <table:table-cell office:value-type="float" office:value="0.455301702022553" calcext:value-type="float">
            <text:p>0.455301702</text:p>
          </table:table-cell>
          <table:table-cell office:value-type="float" office:value="0.452568143606186" calcext:value-type="float">
            <text:p>0.4525681436</text:p>
          </table:table-cell>
          <table:table-cell office:value-type="float" office:value="0.452861160039902" calcext:value-type="float">
            <text:p>0.45286116</text:p>
          </table:table-cell>
          <table:table-cell office:value-type="float" office:value="0.454979836940765" calcext:value-type="float">
            <text:p>0.4549798369</text:p>
          </table:table-cell>
          <table:table-cell office:value-type="float" office:value="0.460114657878876" calcext:value-type="float">
            <text:p>0.4601146579</text:p>
          </table:table-cell>
          <table:table-cell office:value-type="float" office:value="0.450925141572952" calcext:value-type="float">
            <text:p>0.4509251416</text:p>
          </table:table-cell>
          <table:table-cell office:value-type="float" office:value="0.454718798398972" calcext:value-type="float">
            <text:p>0.4547187984</text:p>
          </table:table-cell>
          <table:table-cell office:value-type="float" office:value="0.583727657794952" calcext:value-type="float">
            <text:p>0.5837276578</text:p>
          </table:table-cell>
          <table:table-cell office:value-type="float" office:value="0.59876012802124" calcext:value-type="float">
            <text:p>0.598760128</text:p>
          </table:table-cell>
          <table:table-cell office:value-type="float" office:value="0.736294686794281" calcext:value-type="float">
            <text:p>0.7362946868</text:p>
          </table:table-cell>
          <table:table-cell office:value-type="float" office:value="0.621908247470856" calcext:value-type="float">
            <text:p>0.6219082475</text:p>
          </table:table-cell>
          <table:table-cell office:value-type="float" office:value="0.551124632358551" calcext:value-type="float">
            <text:p>0.5511246324</text:p>
          </table:table-cell>
          <table:table-cell office:value-type="float" office:value="0.446947306394577" calcext:value-type="float">
            <text:p>0.4469473064</text:p>
          </table:table-cell>
          <table:table-cell office:value-type="float" office:value="0.438111454248428" calcext:value-type="float">
            <text:p>0.4381114542</text:p>
          </table:table-cell>
          <table:table-cell office:value-type="float" office:value="0.439663618803024" calcext:value-type="float">
            <text:p>0.4396636188</text:p>
          </table:table-cell>
          <table:table-cell office:value-type="float" office:value="0.43903186917305" calcext:value-type="float">
            <text:p>0.4390318692</text:p>
          </table:table-cell>
          <table:table-cell office:value-type="float" office:value="0.442181318998337" calcext:value-type="float">
            <text:p>0.442181319</text:p>
          </table:table-cell>
          <table:table-cell office:value-type="float" office:value="0.440459281206131" calcext:value-type="float">
            <text:p>0.4404592812</text:p>
          </table:table-cell>
          <table:table-cell office:value-type="float" office:value="0.443529456853867" calcext:value-type="float">
            <text:p>0.4435294569</text:p>
          </table:table-cell>
          <table:table-cell office:value-type="float" office:value="0.4481420814991" calcext:value-type="float">
            <text:p>0.4481420815</text:p>
          </table:table-cell>
          <table:table-cell office:value-type="float" office:value="0.454040288925171" calcext:value-type="float">
            <text:p>0.4540402889</text:p>
          </table:table-cell>
          <table:table-cell office:value-type="float" office:value="0.453889012336731" calcext:value-type="float">
            <text:p>0.4538890123</text:p>
          </table:table-cell>
          <table:table-cell office:value-type="float" office:value="0.460490673780441" calcext:value-type="float">
            <text:p>0.4604906738</text:p>
          </table:table-cell>
          <table:table-cell office:value-type="float" office:value="0.462606430053711" calcext:value-type="float">
            <text:p>0.4626064301</text:p>
          </table:table-cell>
          <table:table-cell office:value-type="float" office:value="0.465563118457794" calcext:value-type="float">
            <text:p>0.4655631185</text:p>
          </table:table-cell>
          <table:table-cell office:value-type="float" office:value="0.464561253786087" calcext:value-type="float">
            <text:p>0.4645612538</text:p>
          </table:table-cell>
          <table:table-cell office:value-type="float" office:value="0.611231446266174" calcext:value-type="float">
            <text:p>0.6112314463</text:p>
          </table:table-cell>
          <table:table-cell office:value-type="float" office:value="0.737689018249512" calcext:value-type="float">
            <text:p>0.7376890182</text:p>
          </table:table-cell>
          <table:table-cell office:value-type="float" office:value="0.73736035823822" calcext:value-type="float">
            <text:p>0.7373603582</text:p>
          </table:table-cell>
          <table:table-cell office:value-type="float" office:value="0.613892436027527" calcext:value-type="float">
            <text:p>0.613892436</text:p>
          </table:table-cell>
          <table:table-cell office:value-type="float" office:value="0.509935021400452" calcext:value-type="float">
            <text:p>0.5099350214</text:p>
          </table:table-cell>
          <table:table-cell office:value-type="float" office:value="0.478948324918747" calcext:value-type="float">
            <text:p>0.4789483249</text:p>
          </table:table-cell>
          <table:table-cell office:value-type="float" office:value="0.467668056488037" calcext:value-type="float">
            <text:p>0.4676680565</text:p>
          </table:table-cell>
          <table:table-cell office:value-type="float" office:value="0.454856544733048" calcext:value-type="float">
            <text:p>0.4548565447</text:p>
          </table:table-cell>
          <table:table-cell office:value-type="float" office:value="0.456279367208481" calcext:value-type="float">
            <text:p>0.4562793672</text:p>
          </table:table-cell>
          <table:table-cell office:value-type="float" office:value="0.451667785644531" calcext:value-type="float">
            <text:p>0.4516677856</text:p>
          </table:table-cell>
          <table:table-cell office:value-type="float" office:value="0.452024698257446" calcext:value-type="float">
            <text:p>0.4520246983</text:p>
          </table:table-cell>
          <table:table-cell office:value-type="float" office:value="0.459283113479614" calcext:value-type="float">
            <text:p>0.4592831135</text:p>
          </table:table-cell>
        </table:table-row>
        <table:table-row table:style-name="ro1">
          <table:table-cell office:value-type="string" calcext:value-type="string">
            <text:p>TM_CCORR_NORMED</text:p>
          </table:table-cell>
          <table:table-cell office:value-type="float" office:value="0.927260637283325" calcext:value-type="float">
            <text:p>0.9272606373</text:p>
          </table:table-cell>
          <table:table-cell office:value-type="float" office:value="0.927450239658356" calcext:value-type="float">
            <text:p>0.9274502397</text:p>
          </table:table-cell>
          <table:table-cell office:value-type="float" office:value="0.947121798992157" calcext:value-type="float">
            <text:p>0.947121799</text:p>
          </table:table-cell>
          <table:table-cell office:value-type="float" office:value="0.946871042251587" calcext:value-type="float">
            <text:p>0.9468710423</text:p>
          </table:table-cell>
          <table:table-cell office:value-type="float" office:value="0.946502923965454" calcext:value-type="float">
            <text:p>0.946502924</text:p>
          </table:table-cell>
          <table:table-cell office:value-type="float" office:value="0.942761063575745" calcext:value-type="float">
            <text:p>0.9427610636</text:p>
          </table:table-cell>
          <table:table-cell office:value-type="float" office:value="0.941285610198975" calcext:value-type="float">
            <text:p>0.9412856102</text:p>
          </table:table-cell>
          <table:table-cell office:value-type="float" office:value="0.940121054649353" calcext:value-type="float">
            <text:p>0.9401210546</text:p>
          </table:table-cell>
          <table:table-cell office:value-type="float" office:value="0.940839827060699" calcext:value-type="float">
            <text:p>0.9408398271</text:p>
          </table:table-cell>
          <table:table-cell office:value-type="float" office:value="0.93985641002655" calcext:value-type="float">
            <text:p>0.93985641</text:p>
          </table:table-cell>
          <table:table-cell office:value-type="float" office:value="0.939318060874939" calcext:value-type="float">
            <text:p>0.9393180609</text:p>
          </table:table-cell>
          <table:table-cell office:value-type="float" office:value="0.939081430435181" calcext:value-type="float">
            <text:p>0.9390814304</text:p>
          </table:table-cell>
          <table:table-cell office:value-type="float" office:value="0.939768850803375" calcext:value-type="float">
            <text:p>0.9397688508</text:p>
          </table:table-cell>
          <table:table-cell office:value-type="float" office:value="0.940391361713409" calcext:value-type="float">
            <text:p>0.9403913617</text:p>
          </table:table-cell>
          <table:table-cell office:value-type="float" office:value="0.94646143913269" calcext:value-type="float">
            <text:p>0.9464614391</text:p>
          </table:table-cell>
          <table:table-cell office:value-type="float" office:value="0.946029007434845" calcext:value-type="float">
            <text:p>0.9460290074</text:p>
          </table:table-cell>
          <table:table-cell office:value-type="float" office:value="0.945899128913879" calcext:value-type="float">
            <text:p>0.9458991289</text:p>
          </table:table-cell>
          <table:table-cell office:value-type="float" office:value="0.946559369564056" calcext:value-type="float">
            <text:p>0.9465593696</text:p>
          </table:table-cell>
          <table:table-cell office:value-type="float" office:value="0.946214258670807" calcext:value-type="float">
            <text:p>0.9462142587</text:p>
          </table:table-cell>
          <table:table-cell office:value-type="float" office:value="0.946320235729218" calcext:value-type="float">
            <text:p>0.9463202357</text:p>
          </table:table-cell>
          <table:table-cell office:value-type="float" office:value="0.942241787910461" calcext:value-type="float">
            <text:p>0.9422417879</text:p>
          </table:table-cell>
          <table:table-cell office:value-type="float" office:value="0.942370116710663" calcext:value-type="float">
            <text:p>0.9423701167</text:p>
          </table:table-cell>
          <table:table-cell office:value-type="float" office:value="0.94116199016571" calcext:value-type="float">
            <text:p>0.9411619902</text:p>
          </table:table-cell>
          <table:table-cell office:value-type="float" office:value="0.941490173339844" calcext:value-type="float">
            <text:p>0.9414901733</text:p>
          </table:table-cell>
          <table:table-cell office:value-type="float" office:value="0.941766798496246" calcext:value-type="float">
            <text:p>0.9417667985</text:p>
          </table:table-cell>
          <table:table-cell office:value-type="float" office:value="0.941480576992035" calcext:value-type="float">
            <text:p>0.941480577</text:p>
          </table:table-cell>
          <table:table-cell office:value-type="float" office:value="0.940926253795624" calcext:value-type="float">
            <text:p>0.9409262538</text:p>
          </table:table-cell>
          <table:table-cell office:value-type="float" office:value="0.939996898174286" calcext:value-type="float">
            <text:p>0.9399968982</text:p>
          </table:table-cell>
          <table:table-cell office:value-type="float" office:value="0.93955910205841" calcext:value-type="float">
            <text:p>0.9395591021</text:p>
          </table:table-cell>
          <table:table-cell office:value-type="float" office:value="0.939559042453766" calcext:value-type="float">
            <text:p>0.9395590425</text:p>
          </table:table-cell>
          <table:table-cell office:value-type="float" office:value="0.939912021160126" calcext:value-type="float">
            <text:p>0.9399120212</text:p>
          </table:table-cell>
          <table:table-cell office:value-type="float" office:value="0.940434277057648" calcext:value-type="float">
            <text:p>0.9404342771</text:p>
          </table:table-cell>
          <table:table-cell office:value-type="float" office:value="0.93958181142807" calcext:value-type="float">
            <text:p>0.9395818114</text:p>
          </table:table-cell>
          <table:table-cell office:value-type="float" office:value="0.939699590206146" calcext:value-type="float">
            <text:p>0.9396995902</text:p>
          </table:table-cell>
          <table:table-cell office:value-type="float" office:value="0.958322823047638" calcext:value-type="float">
            <text:p>0.958322823</text:p>
          </table:table-cell>
          <table:table-cell office:value-type="float" office:value="0.959155559539795" calcext:value-type="float">
            <text:p>0.9591555595</text:p>
          </table:table-cell>
          <table:table-cell office:value-type="float" office:value="0.977239012718201" calcext:value-type="float">
            <text:p>0.9772390127</text:p>
          </table:table-cell>
          <table:table-cell office:value-type="float" office:value="0.961745619773865" calcext:value-type="float">
            <text:p>0.9617456198</text:p>
          </table:table-cell>
          <table:table-cell office:value-type="float" office:value="0.954300224781036" calcext:value-type="float">
            <text:p>0.9543002248</text:p>
          </table:table-cell>
          <table:table-cell office:value-type="float" office:value="0.93825101852417" calcext:value-type="float">
            <text:p>0.9382510185</text:p>
          </table:table-cell>
          <table:table-cell office:value-type="float" office:value="0.937199473381042" calcext:value-type="float">
            <text:p>0.9371994734</text:p>
          </table:table-cell>
          <table:table-cell office:value-type="float" office:value="0.937198221683502" calcext:value-type="float">
            <text:p>0.9371982217</text:p>
          </table:table-cell>
          <table:table-cell office:value-type="float" office:value="0.937281489372253" calcext:value-type="float">
            <text:p>0.9372814894</text:p>
          </table:table-cell>
          <table:table-cell office:value-type="float" office:value="0.937427461147308" calcext:value-type="float">
            <text:p>0.9374274611</text:p>
          </table:table-cell>
          <table:table-cell office:value-type="float" office:value="0.937755048274994" calcext:value-type="float">
            <text:p>0.9377550483</text:p>
          </table:table-cell>
          <table:table-cell office:value-type="float" office:value="0.937788605690002" calcext:value-type="float">
            <text:p>0.9377886057</text:p>
          </table:table-cell>
          <table:table-cell office:value-type="float" office:value="0.938292503356934" calcext:value-type="float">
            <text:p>0.9382925034</text:p>
          </table:table-cell>
          <table:table-cell office:value-type="float" office:value="0.939375102519989" calcext:value-type="float">
            <text:p>0.9393751025</text:p>
          </table:table-cell>
          <table:table-cell office:value-type="float" office:value="0.939247846603394" calcext:value-type="float">
            <text:p>0.9392478466</text:p>
          </table:table-cell>
          <table:table-cell office:value-type="float" office:value="0.940344631671906" calcext:value-type="float">
            <text:p>0.9403446317</text:p>
          </table:table-cell>
          <table:table-cell office:value-type="float" office:value="0.940623939037323" calcext:value-type="float">
            <text:p>0.940623939</text:p>
          </table:table-cell>
          <table:table-cell office:value-type="float" office:value="0.941186010837555" calcext:value-type="float">
            <text:p>0.9411860108</text:p>
          </table:table-cell>
          <table:table-cell office:value-type="float" office:value="0.94060629606247" calcext:value-type="float">
            <text:p>0.9406062961</text:p>
          </table:table-cell>
          <table:table-cell office:value-type="float" office:value="0.960627734661102" calcext:value-type="float">
            <text:p>0.9606277347</text:p>
          </table:table-cell>
          <table:table-cell office:value-type="float" office:value="0.977284848690033" calcext:value-type="float">
            <text:p>0.9772848487</text:p>
          </table:table-cell>
          <table:table-cell office:value-type="float" office:value="0.977262437343597" calcext:value-type="float">
            <text:p>0.9772624373</text:p>
          </table:table-cell>
          <table:table-cell office:value-type="float" office:value="0.961082756519318" calcext:value-type="float">
            <text:p>0.9610827565</text:p>
          </table:table-cell>
          <table:table-cell office:value-type="float" office:value="0.947495818138123" calcext:value-type="float">
            <text:p>0.9474958181</text:p>
          </table:table-cell>
          <table:table-cell office:value-type="float" office:value="0.942447066307068" calcext:value-type="float">
            <text:p>0.9424470663</text:p>
          </table:table-cell>
          <table:table-cell office:value-type="float" office:value="0.940596282482147" calcext:value-type="float">
            <text:p>0.9405962825</text:p>
          </table:table-cell>
          <table:table-cell office:value-type="float" office:value="0.93867427110672" calcext:value-type="float">
            <text:p>0.9386742711</text:p>
          </table:table-cell>
          <table:table-cell office:value-type="float" office:value="0.938598871231079" calcext:value-type="float">
            <text:p>0.9385988712</text:p>
          </table:table-cell>
          <table:table-cell office:value-type="float" office:value="0.938008904457092" calcext:value-type="float">
            <text:p>0.9380089045</text:p>
          </table:table-cell>
          <table:table-cell office:value-type="float" office:value="0.938441693782806" calcext:value-type="float">
            <text:p>0.9384416938</text:p>
          </table:table-cell>
          <table:table-cell office:value-type="float" office:value="0.939728736877441" calcext:value-type="float">
            <text:p>0.9397287369</text:p>
          </table:table-cell>
        </table:table-row>
        <table:table-row table:style-name="ro1">
          <table:table-cell office:value-type="string" calcext:value-type="string">
            <text:p>TM_SQDIFF</text:p>
          </table:table-cell>
          <table:table-cell office:value-type="float" office:value="19527596" calcext:value-type="float">
            <text:p>19527596</text:p>
          </table:table-cell>
          <table:table-cell office:value-type="float" office:value="19568704" calcext:value-type="float">
            <text:p>19568704</text:p>
          </table:table-cell>
          <table:table-cell office:value-type="float" office:value="14689133" calcext:value-type="float">
            <text:p>14689133</text:p>
          </table:table-cell>
          <table:table-cell office:value-type="float" office:value="12450498" calcext:value-type="float">
            <text:p>12450498</text:p>
          </table:table-cell>
          <table:table-cell office:value-type="float" office:value="11033297" calcext:value-type="float">
            <text:p>11033297</text:p>
          </table:table-cell>
          <table:table-cell office:value-type="float" office:value="9516110" calcext:value-type="float">
            <text:p>9516110</text:p>
          </table:table-cell>
          <table:table-cell office:value-type="float" office:value="7597140" calcext:value-type="float">
            <text:p>7597140</text:p>
          </table:table-cell>
          <table:table-cell office:value-type="float" office:value="6902129" calcext:value-type="float">
            <text:p>6902129</text:p>
          </table:table-cell>
          <table:table-cell office:value-type="float" office:value="6715886" calcext:value-type="float">
            <text:p>6715886</text:p>
          </table:table-cell>
          <table:table-cell office:value-type="float" office:value="6184118" calcext:value-type="float">
            <text:p>6184118</text:p>
          </table:table-cell>
          <table:table-cell office:value-type="float" office:value="6104210" calcext:value-type="float">
            <text:p>6104210</text:p>
          </table:table-cell>
          <table:table-cell office:value-type="float" office:value="6098712" calcext:value-type="float">
            <text:p>6098712</text:p>
          </table:table-cell>
          <table:table-cell office:value-type="float" office:value="6018172" calcext:value-type="float">
            <text:p>6018172</text:p>
          </table:table-cell>
          <table:table-cell office:value-type="float" office:value="5957532" calcext:value-type="float">
            <text:p>5957532</text:p>
          </table:table-cell>
          <table:table-cell office:value-type="float" office:value="5400493" calcext:value-type="float">
            <text:p>5400493</text:p>
          </table:table-cell>
          <table:table-cell office:value-type="float" office:value="5452035" calcext:value-type="float">
            <text:p>5452035</text:p>
          </table:table-cell>
          <table:table-cell office:value-type="float" office:value="5465043" calcext:value-type="float">
            <text:p>5465043</text:p>
          </table:table-cell>
          <table:table-cell office:value-type="float" office:value="5410924" calcext:value-type="float">
            <text:p>5410924</text:p>
          </table:table-cell>
          <table:table-cell office:value-type="float" office:value="5446413" calcext:value-type="float">
            <text:p>5446413</text:p>
          </table:table-cell>
          <table:table-cell office:value-type="float" office:value="5405227" calcext:value-type="float">
            <text:p>5405227</text:p>
          </table:table-cell>
          <table:table-cell office:value-type="float" office:value="5783198" calcext:value-type="float">
            <text:p>5783198</text:p>
          </table:table-cell>
          <table:table-cell office:value-type="float" office:value="5768352" calcext:value-type="float">
            <text:p>5768352</text:p>
          </table:table-cell>
          <table:table-cell office:value-type="float" office:value="5884452" calcext:value-type="float">
            <text:p>5884452</text:p>
          </table:table-cell>
          <table:table-cell office:value-type="float" office:value="5856810" calcext:value-type="float">
            <text:p>5856810</text:p>
          </table:table-cell>
          <table:table-cell office:value-type="float" office:value="5826842" calcext:value-type="float">
            <text:p>5826842</text:p>
          </table:table-cell>
          <table:table-cell office:value-type="float" office:value="5852300" calcext:value-type="float">
            <text:p>5852300</text:p>
          </table:table-cell>
          <table:table-cell office:value-type="float" office:value="5905686" calcext:value-type="float">
            <text:p>5905686</text:p>
          </table:table-cell>
          <table:table-cell office:value-type="float" office:value="5995662" calcext:value-type="float">
            <text:p>5995662</text:p>
          </table:table-cell>
          <table:table-cell office:value-type="float" office:value="6039698" calcext:value-type="float">
            <text:p>6039698</text:p>
          </table:table-cell>
          <table:table-cell office:value-type="float" office:value="6039028" calcext:value-type="float">
            <text:p>6039028</text:p>
          </table:table-cell>
          <table:table-cell office:value-type="float" office:value="6003888" calcext:value-type="float">
            <text:p>6003888</text:p>
          </table:table-cell>
          <table:table-cell office:value-type="float" office:value="5954528" calcext:value-type="float">
            <text:p>5954528</text:p>
          </table:table-cell>
          <table:table-cell office:value-type="float" office:value="6038475" calcext:value-type="float">
            <text:p>6038475</text:p>
          </table:table-cell>
          <table:table-cell office:value-type="float" office:value="6025540" calcext:value-type="float">
            <text:p>6025540</text:p>
          </table:table-cell>
          <table:table-cell office:value-type="float" office:value="4468704" calcext:value-type="float">
            <text:p>4468704</text:p>
          </table:table-cell>
          <table:table-cell office:value-type="float" office:value="4950041" calcext:value-type="float">
            <text:p>4950041</text:p>
          </table:table-cell>
          <table:table-cell office:value-type="float" office:value="2691557" calcext:value-type="float">
            <text:p>2691557</text:p>
          </table:table-cell>
          <table:table-cell office:value-type="float" office:value="4309628" calcext:value-type="float">
            <text:p>4309628</text:p>
          </table:table-cell>
          <table:table-cell office:value-type="float" office:value="4692739" calcext:value-type="float">
            <text:p>4692739</text:p>
          </table:table-cell>
          <table:table-cell office:value-type="float" office:value="6165174" calcext:value-type="float">
            <text:p>6165174</text:p>
          </table:table-cell>
          <table:table-cell office:value-type="float" office:value="6269972" calcext:value-type="float">
            <text:p>6269972</text:p>
          </table:table-cell>
          <table:table-cell office:value-type="float" office:value="6271620" calcext:value-type="float">
            <text:p>6271620</text:p>
          </table:table-cell>
          <table:table-cell office:value-type="float" office:value="6260881" calcext:value-type="float">
            <text:p>6260881</text:p>
          </table:table-cell>
          <table:table-cell office:value-type="float" office:value="6246300" calcext:value-type="float">
            <text:p>6246300</text:p>
          </table:table-cell>
          <table:table-cell office:value-type="float" office:value="6216325" calcext:value-type="float">
            <text:p>6216325</text:p>
          </table:table-cell>
          <table:table-cell office:value-type="float" office:value="6209406" calcext:value-type="float">
            <text:p>6209406</text:p>
          </table:table-cell>
          <table:table-cell office:value-type="float" office:value="6162868" calcext:value-type="float">
            <text:p>6162868</text:p>
          </table:table-cell>
          <table:table-cell office:value-type="float" office:value="6058863" calcext:value-type="float">
            <text:p>6058863</text:p>
          </table:table-cell>
          <table:table-cell office:value-type="float" office:value="6068018" calcext:value-type="float">
            <text:p>6068018</text:p>
          </table:table-cell>
          <table:table-cell office:value-type="float" office:value="5962092" calcext:value-type="float">
            <text:p>5962092</text:p>
          </table:table-cell>
          <table:table-cell office:value-type="float" office:value="5935085" calcext:value-type="float">
            <text:p>5935085</text:p>
          </table:table-cell>
          <table:table-cell office:value-type="float" office:value="5882002" calcext:value-type="float">
            <text:p>5882002</text:p>
          </table:table-cell>
          <table:table-cell office:value-type="float" office:value="5940425" calcext:value-type="float">
            <text:p>5940425</text:p>
          </table:table-cell>
          <table:table-cell office:value-type="float" office:value="4733688" calcext:value-type="float">
            <text:p>4733688</text:p>
          </table:table-cell>
          <table:table-cell office:value-type="float" office:value="2738039" calcext:value-type="float">
            <text:p>2738039</text:p>
          </table:table-cell>
          <table:table-cell office:value-type="float" office:value="2686383" calcext:value-type="float">
            <text:p>2686383</text:p>
          </table:table-cell>
          <table:table-cell office:value-type="float" office:value="4459203" calcext:value-type="float">
            <text:p>4459203</text:p>
          </table:table-cell>
          <table:table-cell office:value-type="float" office:value="5284819" calcext:value-type="float">
            <text:p>5284819</text:p>
          </table:table-cell>
          <table:table-cell office:value-type="float" office:value="5765644" calcext:value-type="float">
            <text:p>5765644</text:p>
          </table:table-cell>
          <table:table-cell office:value-type="float" office:value="5937444" calcext:value-type="float">
            <text:p>5937444</text:p>
          </table:table-cell>
          <table:table-cell office:value-type="float" office:value="6123476" calcext:value-type="float">
            <text:p>6123476</text:p>
          </table:table-cell>
          <table:table-cell office:value-type="float" office:value="6131441" calcext:value-type="float">
            <text:p>6131441</text:p>
          </table:table-cell>
          <table:table-cell office:value-type="float" office:value="6189239" calcext:value-type="float">
            <text:p>6189239</text:p>
          </table:table-cell>
          <table:table-cell office:value-type="float" office:value="6151260" calcext:value-type="float">
            <text:p>6151260</text:p>
          </table:table-cell>
          <table:table-cell office:value-type="float" office:value="6021967" calcext:value-type="float">
            <text:p>6021967</text:p>
          </table:table-cell>
        </table:table-row>
        <table:table-row table:style-name="ro1">
          <table:table-cell office:value-type="string" calcext:value-type="string">
            <text:p>TM_CCOEFF</text:p>
          </table:table-cell>
          <table:table-cell office:value-type="float" office:value="1612369.875" calcext:value-type="float">
            <text:p>1612369.875</text:p>
          </table:table-cell>
          <table:table-cell office:value-type="float" office:value="1619508.125" calcext:value-type="float">
            <text:p>1619508.125</text:p>
          </table:table-cell>
          <table:table-cell office:value-type="float" office:value="1413224.25" calcext:value-type="float">
            <text:p>1413224.25</text:p>
          </table:table-cell>
          <table:table-cell office:value-type="float" office:value="1562712.25" calcext:value-type="float">
            <text:p>1562712.25</text:p>
          </table:table-cell>
          <table:table-cell office:value-type="float" office:value="1727539.5" calcext:value-type="float">
            <text:p>1727539.5</text:p>
          </table:table-cell>
          <table:table-cell office:value-type="float" office:value="1782594.625" calcext:value-type="float">
            <text:p>1782594.625</text:p>
          </table:table-cell>
          <table:table-cell office:value-type="float" office:value="1982450" calcext:value-type="float">
            <text:p>1982450</text:p>
          </table:table-cell>
          <table:table-cell office:value-type="float" office:value="2076163.625" calcext:value-type="float">
            <text:p>2076163.625</text:p>
          </table:table-cell>
          <table:table-cell office:value-type="float" office:value="2120770" calcext:value-type="float">
            <text:p>2120770</text:p>
          </table:table-cell>
          <table:table-cell office:value-type="float" office:value="2331693.75" calcext:value-type="float">
            <text:p>2331693.75</text:p>
          </table:table-cell>
          <table:table-cell office:value-type="float" office:value="2405847.5" calcext:value-type="float">
            <text:p>2405847.5</text:p>
          </table:table-cell>
          <table:table-cell office:value-type="float" office:value="2501040.75" calcext:value-type="float">
            <text:p>2501040.75</text:p>
          </table:table-cell>
          <table:table-cell office:value-type="float" office:value="2547484.25" calcext:value-type="float">
            <text:p>2547484.25</text:p>
          </table:table-cell>
          <table:table-cell office:value-type="float" office:value="2453301.75" calcext:value-type="float">
            <text:p>2453301.75</text:p>
          </table:table-cell>
          <table:table-cell office:value-type="float" office:value="2639530.5" calcext:value-type="float">
            <text:p>2639530.5</text:p>
          </table:table-cell>
          <table:table-cell office:value-type="float" office:value="2747833.25" calcext:value-type="float">
            <text:p>2747833.25</text:p>
          </table:table-cell>
          <table:table-cell office:value-type="float" office:value="2738228" calcext:value-type="float">
            <text:p>2738228</text:p>
          </table:table-cell>
          <table:table-cell office:value-type="float" office:value="2735993" calcext:value-type="float">
            <text:p>2735993</text:p>
          </table:table-cell>
          <table:table-cell office:value-type="float" office:value="2763601.25" calcext:value-type="float">
            <text:p>2763601.25</text:p>
          </table:table-cell>
          <table:table-cell office:value-type="float" office:value="2609323" calcext:value-type="float">
            <text:p>2609323</text:p>
          </table:table-cell>
          <table:table-cell office:value-type="float" office:value="2538992.5" calcext:value-type="float">
            <text:p>2538992.5</text:p>
          </table:table-cell>
          <table:table-cell office:value-type="float" office:value="2507558" calcext:value-type="float">
            <text:p>2507558</text:p>
          </table:table-cell>
          <table:table-cell office:value-type="float" office:value="2515086.25" calcext:value-type="float">
            <text:p>2515086.25</text:p>
          </table:table-cell>
          <table:table-cell office:value-type="float" office:value="2516641.25" calcext:value-type="float">
            <text:p>2516641.25</text:p>
          </table:table-cell>
          <table:table-cell office:value-type="float" office:value="2499061.75" calcext:value-type="float">
            <text:p>2499061.75</text:p>
          </table:table-cell>
          <table:table-cell office:value-type="float" office:value="2486572" calcext:value-type="float">
            <text:p>2486572</text:p>
          </table:table-cell>
          <table:table-cell office:value-type="float" office:value="2460230.75" calcext:value-type="float">
            <text:p>2460230.75</text:p>
          </table:table-cell>
          <table:table-cell office:value-type="float" office:value="2460606.75" calcext:value-type="float">
            <text:p>2460606.75</text:p>
          </table:table-cell>
          <table:table-cell office:value-type="float" office:value="2427555" calcext:value-type="float">
            <text:p>2427555</text:p>
          </table:table-cell>
          <table:table-cell office:value-type="float" office:value="2419647.5" calcext:value-type="float">
            <text:p>2419647.5</text:p>
          </table:table-cell>
          <table:table-cell office:value-type="float" office:value="2482226.75" calcext:value-type="float">
            <text:p>2482226.75</text:p>
          </table:table-cell>
          <table:table-cell office:value-type="float" office:value="2416356.25" calcext:value-type="float">
            <text:p>2416356.25</text:p>
          </table:table-cell>
          <table:table-cell office:value-type="float" office:value="2438619.5" calcext:value-type="float">
            <text:p>2438619.5</text:p>
          </table:table-cell>
          <table:table-cell office:value-type="float" office:value="2459029" calcext:value-type="float">
            <text:p>2459029</text:p>
          </table:table-cell>
          <table:table-cell office:value-type="float" office:value="2654977" calcext:value-type="float">
            <text:p>2654977</text:p>
          </table:table-cell>
          <table:table-cell office:value-type="float" office:value="3026579.5" calcext:value-type="float">
            <text:p>3026579.5</text:p>
          </table:table-cell>
          <table:table-cell office:value-type="float" office:value="3005673.5" calcext:value-type="float">
            <text:p>3005673.5</text:p>
          </table:table-cell>
          <table:table-cell office:value-type="float" office:value="2773857.75" calcext:value-type="float">
            <text:p>2773857.75</text:p>
          </table:table-cell>
          <table:table-cell office:value-type="float" office:value="2648877.75" calcext:value-type="float">
            <text:p>2648877.75</text:p>
          </table:table-cell>
          <table:table-cell office:value-type="float" office:value="2438478" calcext:value-type="float">
            <text:p>2438478</text:p>
          </table:table-cell>
          <table:table-cell office:value-type="float" office:value="2505044" calcext:value-type="float">
            <text:p>2505044</text:p>
          </table:table-cell>
          <table:table-cell office:value-type="float" office:value="2372054.5" calcext:value-type="float">
            <text:p>2372054.5</text:p>
          </table:table-cell>
          <table:table-cell office:value-type="float" office:value="2407780" calcext:value-type="float">
            <text:p>2407780</text:p>
          </table:table-cell>
          <table:table-cell office:value-type="float" office:value="2415835.75" calcext:value-type="float">
            <text:p>2415835.75</text:p>
          </table:table-cell>
          <table:table-cell office:value-type="float" office:value="2370068" calcext:value-type="float">
            <text:p>2370068</text:p>
          </table:table-cell>
          <table:table-cell office:value-type="float" office:value="2390179.75" calcext:value-type="float">
            <text:p>2390179.75</text:p>
          </table:table-cell>
          <table:table-cell office:value-type="float" office:value="2431012.25" calcext:value-type="float">
            <text:p>2431012.25</text:p>
          </table:table-cell>
          <table:table-cell office:value-type="float" office:value="2500129.25" calcext:value-type="float">
            <text:p>2500129.25</text:p>
          </table:table-cell>
          <table:table-cell office:value-type="float" office:value="2463234.5" calcext:value-type="float">
            <text:p>2463234.5</text:p>
          </table:table-cell>
          <table:table-cell office:value-type="float" office:value="2486429.75" calcext:value-type="float">
            <text:p>2486429.75</text:p>
          </table:table-cell>
          <table:table-cell office:value-type="float" office:value="2495166" calcext:value-type="float">
            <text:p>2495166</text:p>
          </table:table-cell>
          <table:table-cell office:value-type="float" office:value="2506852.5" calcext:value-type="float">
            <text:p>2506852.5</text:p>
          </table:table-cell>
          <table:table-cell office:value-type="float" office:value="2589377.75" calcext:value-type="float">
            <text:p>2589377.75</text:p>
          </table:table-cell>
          <table:table-cell office:value-type="float" office:value="2947656.5" calcext:value-type="float">
            <text:p>2947656.5</text:p>
          </table:table-cell>
          <table:table-cell office:value-type="float" office:value="2971930.5" calcext:value-type="float">
            <text:p>2971930.5</text:p>
          </table:table-cell>
          <table:table-cell office:value-type="float" office:value="2881683.75" calcext:value-type="float">
            <text:p>2881683.75</text:p>
          </table:table-cell>
          <table:table-cell office:value-type="float" office:value="2789555.75" calcext:value-type="float">
            <text:p>2789555.75</text:p>
          </table:table-cell>
          <table:table-cell office:value-type="float" office:value="2686690" calcext:value-type="float">
            <text:p>2686690</text:p>
          </table:table-cell>
          <table:table-cell office:value-type="float" office:value="2609342.5" calcext:value-type="float">
            <text:p>2609342.5</text:p>
          </table:table-cell>
          <table:table-cell office:value-type="float" office:value="2581086.5" calcext:value-type="float">
            <text:p>2581086.5</text:p>
          </table:table-cell>
          <table:table-cell office:value-type="float" office:value="2497725.75" calcext:value-type="float">
            <text:p>2497725.75</text:p>
          </table:table-cell>
          <table:table-cell office:value-type="float" office:value="2557827" calcext:value-type="float">
            <text:p>2557827</text:p>
          </table:table-cell>
          <table:table-cell office:value-type="float" office:value="2477783.75" calcext:value-type="float">
            <text:p>2477783.75</text:p>
          </table:table-cell>
          <table:table-cell office:value-type="float" office:value="2425123.5" calcext:value-type="float">
            <text:p>2425123.5</text:p>
          </table:table-cell>
          <table:table-cell office:value-type="float" office:value="2560425" calcext:value-type="float">
            <text:p>2560425</text:p>
          </table:table-cell>
        </table:table-row>
        <table:table-row table:style-name="ro1">
          <table:table-cell office:value-type="string" calcext:value-type="string">
            <text:p>blinks recorded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_CCORR</text:p>
          </table:table-cell>
          <table:table-cell office:value-type="float" office:value="21129156" calcext:value-type="float">
            <text:p>21129156</text:p>
          </table:table-cell>
          <table:table-cell office:value-type="float" office:value="21036352" calcext:value-type="float">
            <text:p>21036352</text:p>
          </table:table-cell>
          <table:table-cell office:value-type="float" office:value="25536018" calcext:value-type="float">
            <text:p>25536018</text:p>
          </table:table-cell>
          <table:table-cell office:value-type="float" office:value="28196202" calcext:value-type="float">
            <text:p>28196202</text:p>
          </table:table-cell>
          <table:table-cell office:value-type="float" office:value="30330830" calcext:value-type="float">
            <text:p>30330830</text:p>
          </table:table-cell>
          <table:table-cell office:value-type="float" office:value="32963446" calcext:value-type="float">
            <text:p>32963446</text:p>
          </table:table-cell>
          <table:table-cell office:value-type="float" office:value="37622552" calcext:value-type="float">
            <text:p>37622552</text:p>
          </table:table-cell>
          <table:table-cell office:value-type="float" office:value="40340616" calcext:value-type="float">
            <text:p>40340616</text:p>
          </table:table-cell>
          <table:table-cell office:value-type="float" office:value="40886856" calcext:value-type="float">
            <text:p>40886856</text:p>
          </table:table-cell>
          <table:table-cell office:value-type="float" office:value="44787120" calcext:value-type="float">
            <text:p>44787120</text:p>
          </table:table-cell>
          <table:table-cell office:value-type="float" office:value="46388604" calcext:value-type="float">
            <text:p>46388604</text:p>
          </table:table-cell>
          <table:table-cell office:value-type="float" office:value="47740032" calcext:value-type="float">
            <text:p>47740032</text:p>
          </table:table-cell>
          <table:table-cell office:value-type="float" office:value="48561500" calcext:value-type="float">
            <text:p>48561500</text:p>
          </table:table-cell>
          <table:table-cell office:value-type="float" office:value="48041788" calcext:value-type="float">
            <text:p>48041788</text:p>
          </table:table-cell>
          <table:table-cell office:value-type="float" office:value="48691592" calcext:value-type="float">
            <text:p>48691592</text:p>
          </table:table-cell>
          <table:table-cell office:value-type="float" office:value="48565080" calcext:value-type="float">
            <text:p>48565080</text:p>
          </table:table-cell>
          <table:table-cell office:value-type="float" office:value="47779600" calcext:value-type="float">
            <text:p>47779600</text:p>
          </table:table-cell>
          <table:table-cell office:value-type="float" office:value="48792044" calcext:value-type="float">
            <text:p>48792044</text:p>
          </table:table-cell>
          <table:table-cell office:value-type="float" office:value="49191808" calcext:value-type="float">
            <text:p>49191808</text:p>
          </table:table-cell>
          <table:table-cell office:value-type="float" office:value="48689084" calcext:value-type="float">
            <text:p>48689084</text:p>
          </table:table-cell>
          <table:table-cell office:value-type="float" office:value="48554344" calcext:value-type="float">
            <text:p>48554344</text:p>
          </table:table-cell>
          <table:table-cell office:value-type="float" office:value="48223604" calcext:value-type="float">
            <text:p>48223604</text:p>
          </table:table-cell>
          <table:table-cell office:value-type="float" office:value="48461780" calcext:value-type="float">
            <text:p>48461780</text:p>
          </table:table-cell>
          <table:table-cell office:value-type="float" office:value="48579000" calcext:value-type="float">
            <text:p>48579000</text:p>
          </table:table-cell>
          <table:table-cell office:value-type="float" office:value="48318356" calcext:value-type="float">
            <text:p>48318356</text:p>
          </table:table-cell>
          <table:table-cell office:value-type="float" office:value="48027876" calcext:value-type="float">
            <text:p>48027876</text:p>
          </table:table-cell>
          <table:table-cell office:value-type="float" office:value="47608968" calcext:value-type="float">
            <text:p>47608968</text:p>
          </table:table-cell>
          <table:table-cell office:value-type="float" office:value="47607232" calcext:value-type="float">
            <text:p>47607232</text:p>
          </table:table-cell>
          <table:table-cell office:value-type="float" office:value="47414204" calcext:value-type="float">
            <text:p>47414204</text:p>
          </table:table-cell>
          <table:table-cell office:value-type="float" office:value="46308916" calcext:value-type="float">
            <text:p>46308916</text:p>
          </table:table-cell>
          <table:table-cell office:value-type="float" office:value="48108136" calcext:value-type="float">
            <text:p>48108136</text:p>
          </table:table-cell>
          <table:table-cell office:value-type="float" office:value="48096088" calcext:value-type="float">
            <text:p>48096088</text:p>
          </table:table-cell>
          <table:table-cell office:value-type="float" office:value="48549856" calcext:value-type="float">
            <text:p>48549856</text:p>
          </table:table-cell>
          <table:table-cell office:value-type="float" office:value="48223528" calcext:value-type="float">
            <text:p>48223528</text:p>
          </table:table-cell>
          <table:table-cell office:value-type="float" office:value="51663668" calcext:value-type="float">
            <text:p>51663668</text:p>
          </table:table-cell>
          <table:table-cell office:value-type="float" office:value="54727504" calcext:value-type="float">
            <text:p>54727504</text:p>
          </table:table-cell>
          <table:table-cell office:value-type="float" office:value="53328824" calcext:value-type="float">
            <text:p>53328824</text:p>
          </table:table-cell>
          <table:table-cell office:value-type="float" office:value="52704864" calcext:value-type="float">
            <text:p>52704864</text:p>
          </table:table-cell>
          <table:table-cell office:value-type="float" office:value="49980884" calcext:value-type="float">
            <text:p>49980884</text:p>
          </table:table-cell>
          <table:table-cell office:value-type="float" office:value="47344308" calcext:value-type="float">
            <text:p>47344308</text:p>
          </table:table-cell>
          <table:table-cell office:value-type="float" office:value="48225776" calcext:value-type="float">
            <text:p>48225776</text:p>
          </table:table-cell>
          <table:table-cell office:value-type="float" office:value="46847724" calcext:value-type="float">
            <text:p>46847724</text:p>
          </table:table-cell>
          <table:table-cell office:value-type="float" office:value="47765248" calcext:value-type="float">
            <text:p>47765248</text:p>
          </table:table-cell>
          <table:table-cell office:value-type="float" office:value="47606736" calcext:value-type="float">
            <text:p>47606736</text:p>
          </table:table-cell>
          <table:table-cell office:value-type="float" office:value="47405192" calcext:value-type="float">
            <text:p>47405192</text:p>
          </table:table-cell>
          <table:table-cell office:value-type="float" office:value="46931600" calcext:value-type="float">
            <text:p>46931600</text:p>
          </table:table-cell>
          <table:table-cell office:value-type="float" office:value="46597408" calcext:value-type="float">
            <text:p>46597408</text:p>
          </table:table-cell>
          <table:table-cell office:value-type="float" office:value="48061872" calcext:value-type="float">
            <text:p>48061872</text:p>
          </table:table-cell>
          <table:table-cell office:value-type="float" office:value="48190372" calcext:value-type="float">
            <text:p>48190372</text:p>
          </table:table-cell>
          <table:table-cell office:value-type="float" office:value="47582208" calcext:value-type="float">
            <text:p>47582208</text:p>
          </table:table-cell>
          <table:table-cell office:value-type="float" office:value="46649116" calcext:value-type="float">
            <text:p>46649116</text:p>
          </table:table-cell>
          <table:table-cell office:value-type="float" office:value="47944836" calcext:value-type="float">
            <text:p>47944836</text:p>
          </table:table-cell>
          <table:table-cell office:value-type="float" office:value="48434468" calcext:value-type="float">
            <text:p>48434468</text:p>
          </table:table-cell>
          <table:table-cell office:value-type="float" office:value="54245008" calcext:value-type="float">
            <text:p>54245008</text:p>
          </table:table-cell>
          <table:table-cell office:value-type="float" office:value="53374772" calcext:value-type="float">
            <text:p>53374772</text:p>
          </table:table-cell>
          <table:table-cell office:value-type="float" office:value="52767968" calcext:value-type="float">
            <text:p>52767968</text:p>
          </table:table-cell>
          <table:table-cell office:value-type="float" office:value="53562700" calcext:value-type="float">
            <text:p>53562700</text:p>
          </table:table-cell>
          <table:table-cell office:value-type="float" office:value="48900192" calcext:value-type="float">
            <text:p>48900192</text:p>
          </table:table-cell>
          <table:table-cell office:value-type="float" office:value="48490828" calcext:value-type="float">
            <text:p>48490828</text:p>
          </table:table-cell>
          <table:table-cell office:value-type="float" office:value="48442032" calcext:value-type="float">
            <text:p>48442032</text:p>
          </table:table-cell>
          <table:table-cell office:value-type="float" office:value="47993280" calcext:value-type="float">
            <text:p>47993280</text:p>
          </table:table-cell>
          <table:table-cell office:value-type="float" office:value="48643824" calcext:value-type="float">
            <text:p>48643824</text:p>
          </table:table-cell>
          <table:table-cell office:value-type="float" office:value="47718160" calcext:value-type="float">
            <text:p>47718160</text:p>
          </table:table-cell>
          <table:table-cell office:value-type="float" office:value="47180408" calcext:value-type="float">
            <text:p>47180408</text:p>
          </table:table-cell>
          <table:table-cell office:value-type="float" office:value="48748092" calcext:value-type="float">
            <text:p>48748092</text:p>
          </table:table-cell>
        </table:table-row>
        <table:table-row table:style-name="ro1">
          <table:table-cell office:value-type="string" calcext:value-type="string">
            <text:p>TM_SQDIFF_NORMED</text:p>
          </table:table-cell>
          <table:table-cell office:value-type="float" office:value="0.84860622882843" calcext:value-type="float">
            <text:p>0.8486062288</text:p>
          </table:table-cell>
          <table:table-cell office:value-type="float" office:value="0.856432497501373" calcext:value-type="float">
            <text:p>0.8564324975</text:p>
          </table:table-cell>
          <table:table-cell office:value-type="float" office:value="0.542086601257324" calcext:value-type="float">
            <text:p>0.5420866013</text:p>
          </table:table-cell>
          <table:table-cell office:value-type="float" office:value="0.416641652584076" calcext:value-type="float">
            <text:p>0.4166416526</text:p>
          </table:table-cell>
          <table:table-cell office:value-type="float" office:value="0.34214648604393" calcext:value-type="float">
            <text:p>0.342146486</text:p>
          </table:table-cell>
          <table:table-cell office:value-type="float" office:value="0.271013051271439" calcext:value-type="float">
            <text:p>0.2710130513</text:p>
          </table:table-cell>
          <table:table-cell office:value-type="float" office:value="0.191404208540916" calcext:value-type="float">
            <text:p>0.1914042085</text:p>
          </table:table-cell>
          <table:table-cell office:value-type="float" office:value="0.163869068026543" calcext:value-type="float">
            <text:p>0.163869068</text:p>
          </table:table-cell>
          <table:table-cell office:value-type="float" office:value="0.157306060194969" calcext:value-type="float">
            <text:p>0.1573060602</text:p>
          </table:table-cell>
          <table:table-cell office:value-type="float" office:value="0.132164388895035" calcext:value-type="float">
            <text:p>0.1321643889</text:p>
          </table:table-cell>
          <table:table-cell office:value-type="float" office:value="0.127285197377205" calcext:value-type="float">
            <text:p>0.1272851974</text:p>
          </table:table-cell>
          <table:table-cell office:value-type="float" office:value="0.125314652919769" calcext:value-type="float">
            <text:p>0.1253146529</text:p>
          </table:table-cell>
          <table:table-cell office:value-type="float" office:value="0.122449271380901" calcext:value-type="float">
            <text:p>0.1224492714</text:p>
          </table:table-cell>
          <table:table-cell office:value-type="float" office:value="0.12248620390892" calcext:value-type="float">
            <text:p>0.1224862039</text:p>
          </table:table-cell>
          <table:table-cell office:value-type="float" office:value="0.10754968971014" calcext:value-type="float">
            <text:p>0.1075496897</text:p>
          </table:table-cell>
          <table:table-cell office:value-type="float" office:value="0.108470819890499" calcext:value-type="float">
            <text:p>0.1084708199</text:p>
          </table:table-cell>
          <table:table-cell office:value-type="float" office:value="0.108619809150696" calcext:value-type="float">
            <text:p>0.1086198092</text:p>
          </table:table-cell>
          <table:table-cell office:value-type="float" office:value="0.107340544462204" calcext:value-type="float">
            <text:p>0.1073405445</text:p>
          </table:table-cell>
          <table:table-cell office:value-type="float" office:value="0.107761397957802" calcext:value-type="float">
            <text:p>0.107761398</text:p>
          </table:table-cell>
          <table:table-cell office:value-type="float" office:value="0.108420588076115" calcext:value-type="float">
            <text:p>0.1084205881</text:p>
          </table:table-cell>
          <table:table-cell office:value-type="float" office:value="0.11710200458765" calcext:value-type="float">
            <text:p>0.1171020046</text:p>
          </table:table-cell>
          <table:table-cell office:value-type="float" office:value="0.117895379662514" calcext:value-type="float">
            <text:p>0.1178953797</text:p>
          </table:table-cell>
          <table:table-cell office:value-type="float" office:value="0.120287753641605" calcext:value-type="float">
            <text:p>0.1202877536</text:p>
          </table:table-cell>
          <table:table-cell office:value-type="float" office:value="0.119008995592594" calcext:value-type="float">
            <text:p>0.1190089956</text:p>
          </table:table-cell>
          <table:table-cell office:value-type="float" office:value="0.11889711022377" calcext:value-type="float">
            <text:p>0.1188971102</text:p>
          </table:table-cell>
          <table:table-cell office:value-type="float" office:value="0.119680188596249" calcext:value-type="float">
            <text:p>0.1196801886</text:p>
          </table:table-cell>
          <table:table-cell office:value-type="float" office:value="0.121495984494686" calcext:value-type="float">
            <text:p>0.1214959845</text:p>
          </table:table-cell>
          <table:table-cell office:value-type="float" office:value="0.123311921954155" calcext:value-type="float">
            <text:p>0.123311922</text:p>
          </table:table-cell>
          <table:table-cell office:value-type="float" office:value="0.123598486185074" calcext:value-type="float">
            <text:p>0.1235984862</text:p>
          </table:table-cell>
          <table:table-cell office:value-type="float" office:value="0.124084301292896" calcext:value-type="float">
            <text:p>0.1240843013</text:p>
          </table:table-cell>
          <table:table-cell office:value-type="float" office:value="0.123910069465637" calcext:value-type="float">
            <text:p>0.1239100695</text:p>
          </table:table-cell>
          <table:table-cell office:value-type="float" office:value="0.123020678758621" calcext:value-type="float">
            <text:p>0.1230206788</text:p>
          </table:table-cell>
          <table:table-cell office:value-type="float" office:value="0.12503607571125" calcext:value-type="float">
            <text:p>0.1250360757</text:p>
          </table:table-cell>
          <table:table-cell office:value-type="float" office:value="0.124752014875412" calcext:value-type="float">
            <text:p>0.1247520149</text:p>
          </table:table-cell>
          <table:table-cell office:value-type="float" office:value="0.0842368751764298" calcext:value-type="float">
            <text:p>0.0842368752</text:p>
          </table:table-cell>
          <table:table-cell office:value-type="float" office:value="0.088516429066658" calcext:value-type="float">
            <text:p>0.0885164291</text:p>
          </table:table-cell>
          <table:table-cell office:value-type="float" office:value="0.0493221916258335" calcext:value-type="float">
            <text:p>0.0493221916</text:p>
          </table:table-cell>
          <table:table-cell office:value-type="float" office:value="0.0795285627245903" calcext:value-type="float">
            <text:p>0.0795285627</text:p>
          </table:table-cell>
          <table:table-cell office:value-type="float" office:value="0.0914013385772705" calcext:value-type="float">
            <text:p>0.0914013386</text:p>
          </table:table-cell>
          <table:table-cell office:value-type="float" office:value="0.127273544669151" calcext:value-type="float">
            <text:p>0.1272735447</text:p>
          </table:table-cell>
          <table:table-cell office:value-type="float" office:value="0.127740770578384" calcext:value-type="float">
            <text:p>0.1277407706</text:p>
          </table:table-cell>
          <table:table-cell office:value-type="float" office:value="0.129961147904396" calcext:value-type="float">
            <text:p>0.1299611479</text:p>
          </table:table-cell>
          <table:table-cell office:value-type="float" office:value="0.129984185099602" calcext:value-type="float">
            <text:p>0.1299841851</text:p>
          </table:table-cell>
          <table:table-cell office:value-type="float" office:value="0.129491373896599" calcext:value-type="float">
            <text:p>0.1294913739</text:p>
          </table:table-cell>
          <table:table-cell office:value-type="float" office:value="0.129261463880539" calcext:value-type="float">
            <text:p>0.1292614639</text:p>
          </table:table-cell>
          <table:table-cell office:value-type="float" office:value="0.128922507166862" calcext:value-type="float">
            <text:p>0.1289225072</text:p>
          </table:table-cell>
          <table:table-cell office:value-type="float" office:value="0.127333745360374" calcext:value-type="float">
            <text:p>0.1273337454</text:p>
          </table:table-cell>
          <table:table-cell office:value-type="float" office:value="0.123964123427868" calcext:value-type="float">
            <text:p>0.1239641234</text:p>
          </table:table-cell>
          <table:table-cell office:value-type="float" office:value="0.125027313828468" calcext:value-type="float">
            <text:p>0.1250273138</text:p>
          </table:table-cell>
          <table:table-cell office:value-type="float" office:value="0.122342877089977" calcext:value-type="float">
            <text:p>0.1223428771</text:p>
          </table:table-cell>
          <table:table-cell office:value-type="float" office:value="0.121687307953835" calcext:value-type="float">
            <text:p>0.121687308</text:p>
          </table:table-cell>
          <table:table-cell office:value-type="float" office:value="0.121252626180649" calcext:value-type="float">
            <text:p>0.1212526262</text:p>
          </table:table-cell>
          <table:table-cell office:value-type="float" office:value="0.120627708733082" calcext:value-type="float">
            <text:p>0.1206277087</text:p>
          </table:table-cell>
          <table:table-cell office:value-type="float" office:value="0.0850544273853302" calcext:value-type="float">
            <text:p>0.0850544274</text:p>
          </table:table-cell>
          <table:table-cell office:value-type="float" office:value="0.0501331239938736" calcext:value-type="float">
            <text:p>0.050133124</text:p>
          </table:table-cell>
          <table:table-cell office:value-type="float" office:value="0.0498815327882767" calcext:value-type="float">
            <text:p>0.0498815328</text:p>
          </table:table-cell>
          <table:table-cell office:value-type="float" office:value="0.0814957171678543" calcext:value-type="float">
            <text:p>0.0814957172</text:p>
          </table:table-cell>
          <table:table-cell office:value-type="float" office:value="0.106178298592567" calcext:value-type="float">
            <text:p>0.1061782986</text:p>
          </table:table-cell>
          <table:table-cell office:value-type="float" office:value="0.117125630378723" calcext:value-type="float">
            <text:p>0.1171256304</text:p>
          </table:table-cell>
          <table:table-cell office:value-type="float" office:value="0.122240670025349" calcext:value-type="float">
            <text:p>0.12224067</text:p>
          </table:table-cell>
          <table:table-cell office:value-type="float" office:value="0.126178607344627" calcext:value-type="float">
            <text:p>0.1261786073</text:p>
          </table:table-cell>
          <table:table-cell office:value-type="float" office:value="0.12704810500145" calcext:value-type="float">
            <text:p>0.127048105</text:p>
          </table:table-cell>
          <table:table-cell office:value-type="float" office:value="0.128451570868492" calcext:value-type="float">
            <text:p>0.1284515709</text:p>
          </table:table-cell>
          <table:table-cell office:value-type="float" office:value="0.128012552857399" calcext:value-type="float">
            <text:p>0.1280125529</text:p>
          </table:table-cell>
          <table:table-cell office:value-type="float" office:value="0.123782999813557" calcext:value-type="float">
            <text:p>0.1237829998</text:p>
          </table:table-cell>
        </table:table-row>
        <table:table-row table:style-name="ro1">
          <table:table-cell office:value-type="string" calcext:value-type="string">
            <text:p>big blinks recorded </text:p>
          </table:table-cell>
          <table:table-cell table:formula="of:=[.B5] * 5000000" office:value-type="float" office:value="0" calcext:value-type="float">
            <text:p>0</text:p>
          </table:table-cell>
          <table:table-cell table:formula="of:=[.C5] * 5000000" office:value-type="float" office:value="0" calcext:value-type="float">
            <text:p>0</text:p>
          </table:table-cell>
          <table:table-cell table:formula="of:=[.D5] * 5000000" office:value-type="float" office:value="0" calcext:value-type="float">
            <text:p>0</text:p>
          </table:table-cell>
          <table:table-cell table:formula="of:=[.E5] * 5000000" office:value-type="float" office:value="0" calcext:value-type="float">
            <text:p>0</text:p>
          </table:table-cell>
          <table:table-cell table:formula="of:=[.F5] * 5000000" office:value-type="float" office:value="0" calcext:value-type="float">
            <text:p>0</text:p>
          </table:table-cell>
          <table:table-cell table:formula="of:=[.G5] * 5000000" office:value-type="float" office:value="0" calcext:value-type="float">
            <text:p>0</text:p>
          </table:table-cell>
          <table:table-cell table:formula="of:=[.H5] * 5000000" office:value-type="float" office:value="0" calcext:value-type="float">
            <text:p>0</text:p>
          </table:table-cell>
          <table:table-cell table:formula="of:=[.I5] * 5000000" office:value-type="float" office:value="0" calcext:value-type="float">
            <text:p>0</text:p>
          </table:table-cell>
          <table:table-cell table:formula="of:=[.J5] * 5000000" office:value-type="float" office:value="0" calcext:value-type="float">
            <text:p>0</text:p>
          </table:table-cell>
          <table:table-cell table:formula="of:=[.K5] * 5000000" office:value-type="float" office:value="0" calcext:value-type="float">
            <text:p>0</text:p>
          </table:table-cell>
          <table:table-cell table:formula="of:=[.L5] * 5000000" office:value-type="float" office:value="0" calcext:value-type="float">
            <text:p>0</text:p>
          </table:table-cell>
          <table:table-cell table:formula="of:=[.M5] * 5000000" office:value-type="float" office:value="0" calcext:value-type="float">
            <text:p>0</text:p>
          </table:table-cell>
          <table:table-cell table:formula="of:=[.N5] * 5000000" office:value-type="float" office:value="0" calcext:value-type="float">
            <text:p>0</text:p>
          </table:table-cell>
          <table:table-cell table:formula="of:=[.O5] * 5000000" office:value-type="float" office:value="0" calcext:value-type="float">
            <text:p>0</text:p>
          </table:table-cell>
          <table:table-cell table:formula="of:=[.P5] * 5000000" office:value-type="float" office:value="0" calcext:value-type="float">
            <text:p>0</text:p>
          </table:table-cell>
          <table:table-cell table:formula="of:=[.Q5] * 5000000" office:value-type="float" office:value="0" calcext:value-type="float">
            <text:p>0</text:p>
          </table:table-cell>
          <table:table-cell table:formula="of:=[.R5] * 5000000" office:value-type="float" office:value="0" calcext:value-type="float">
            <text:p>0</text:p>
          </table:table-cell>
          <table:table-cell table:formula="of:=[.S5] * 5000000" office:value-type="float" office:value="0" calcext:value-type="float">
            <text:p>0</text:p>
          </table:table-cell>
          <table:table-cell table:formula="of:=[.T5] * 5000000" office:value-type="float" office:value="0" calcext:value-type="float">
            <text:p>0</text:p>
          </table:table-cell>
          <table:table-cell table:formula="of:=[.U5] * 5000000" office:value-type="float" office:value="0" calcext:value-type="float">
            <text:p>0</text:p>
          </table:table-cell>
          <table:table-cell table:formula="of:=[.V5] * 5000000" office:value-type="float" office:value="0" calcext:value-type="float">
            <text:p>0</text:p>
          </table:table-cell>
          <table:table-cell table:formula="of:=[.W5] * 5000000" office:value-type="float" office:value="0" calcext:value-type="float">
            <text:p>0</text:p>
          </table:table-cell>
          <table:table-cell table:formula="of:=[.X5] * 5000000" office:value-type="float" office:value="0" calcext:value-type="float">
            <text:p>0</text:p>
          </table:table-cell>
          <table:table-cell table:formula="of:=[.Y5] * 5000000" office:value-type="float" office:value="0" calcext:value-type="float">
            <text:p>0</text:p>
          </table:table-cell>
          <table:table-cell table:formula="of:=[.Z5] * 5000000" office:value-type="float" office:value="0" calcext:value-type="float">
            <text:p>0</text:p>
          </table:table-cell>
          <table:table-cell table:formula="of:=[.AA5] * 5000000" office:value-type="float" office:value="0" calcext:value-type="float">
            <text:p>0</text:p>
          </table:table-cell>
          <table:table-cell table:formula="of:=[.AB5] * 5000000" office:value-type="float" office:value="0" calcext:value-type="float">
            <text:p>0</text:p>
          </table:table-cell>
          <table:table-cell table:formula="of:=[.AC5] * 5000000" office:value-type="float" office:value="0" calcext:value-type="float">
            <text:p>0</text:p>
          </table:table-cell>
          <table:table-cell table:formula="of:=[.AD5] * 5000000" office:value-type="float" office:value="0" calcext:value-type="float">
            <text:p>0</text:p>
          </table:table-cell>
          <table:table-cell table:formula="of:=[.AE5] * 5000000" office:value-type="float" office:value="0" calcext:value-type="float">
            <text:p>0</text:p>
          </table:table-cell>
          <table:table-cell table:formula="of:=[.AF5] * 5000000" office:value-type="float" office:value="0" calcext:value-type="float">
            <text:p>0</text:p>
          </table:table-cell>
          <table:table-cell table:formula="of:=[.AG5] * 5000000" office:value-type="float" office:value="0" calcext:value-type="float">
            <text:p>0</text:p>
          </table:table-cell>
          <table:table-cell table:formula="of:=[.AH5] * 5000000" office:value-type="float" office:value="0" calcext:value-type="float">
            <text:p>0</text:p>
          </table:table-cell>
          <table:table-cell table:formula="of:=[.AI5] * 5000000" office:value-type="float" office:value="5000000" calcext:value-type="float">
            <text:p>5000000</text:p>
          </table:table-cell>
          <table:table-cell table:formula="of:=[.AJ5] * 5000000" office:value-type="float" office:value="0" calcext:value-type="float">
            <text:p>0</text:p>
          </table:table-cell>
          <table:table-cell table:formula="of:=[.AK5] * 5000000" office:value-type="float" office:value="0" calcext:value-type="float">
            <text:p>0</text:p>
          </table:table-cell>
          <table:table-cell table:formula="of:=[.AL5] * 5000000" office:value-type="float" office:value="0" calcext:value-type="float">
            <text:p>0</text:p>
          </table:table-cell>
          <table:table-cell table:formula="of:=[.AM5] * 5000000" office:value-type="float" office:value="0" calcext:value-type="float">
            <text:p>0</text:p>
          </table:table-cell>
          <table:table-cell table:formula="of:=[.AN5] * 5000000" office:value-type="float" office:value="0" calcext:value-type="float">
            <text:p>0</text:p>
          </table:table-cell>
          <table:table-cell table:formula="of:=[.AO5] * 5000000" office:value-type="float" office:value="0" calcext:value-type="float">
            <text:p>0</text:p>
          </table:table-cell>
          <table:table-cell table:formula="of:=[.AP5] * 5000000" office:value-type="float" office:value="0" calcext:value-type="float">
            <text:p>0</text:p>
          </table:table-cell>
          <table:table-cell table:formula="of:=[.AQ5] * 5000000" office:value-type="float" office:value="0" calcext:value-type="float">
            <text:p>0</text:p>
          </table:table-cell>
          <table:table-cell table:formula="of:=[.AR5] * 5000000" office:value-type="float" office:value="0" calcext:value-type="float">
            <text:p>0</text:p>
          </table:table-cell>
          <table:table-cell table:formula="of:=[.AS5] * 5000000" office:value-type="float" office:value="0" calcext:value-type="float">
            <text:p>0</text:p>
          </table:table-cell>
          <table:table-cell table:formula="of:=[.AT5] * 5000000" office:value-type="float" office:value="0" calcext:value-type="float">
            <text:p>0</text:p>
          </table:table-cell>
          <table:table-cell table:formula="of:=[.AU5] * 5000000" office:value-type="float" office:value="0" calcext:value-type="float">
            <text:p>0</text:p>
          </table:table-cell>
          <table:table-cell table:formula="of:=[.AV5] * 5000000" office:value-type="float" office:value="0" calcext:value-type="float">
            <text:p>0</text:p>
          </table:table-cell>
          <table:table-cell table:formula="of:=[.AW5] * 5000000" office:value-type="float" office:value="0" calcext:value-type="float">
            <text:p>0</text:p>
          </table:table-cell>
          <table:table-cell table:formula="of:=[.AX5] * 5000000" office:value-type="float" office:value="0" calcext:value-type="float">
            <text:p>0</text:p>
          </table:table-cell>
          <table:table-cell table:formula="of:=[.AY5] * 5000000" office:value-type="float" office:value="0" calcext:value-type="float">
            <text:p>0</text:p>
          </table:table-cell>
          <table:table-cell table:formula="of:=[.AZ5] * 5000000" office:value-type="float" office:value="0" calcext:value-type="float">
            <text:p>0</text:p>
          </table:table-cell>
          <table:table-cell table:formula="of:=[.BA5] * 5000000" office:value-type="float" office:value="5000000" calcext:value-type="float">
            <text:p>5000000</text:p>
          </table:table-cell>
          <table:table-cell table:formula="of:=[.BB5] * 5000000" office:value-type="float" office:value="0" calcext:value-type="float">
            <text:p>0</text:p>
          </table:table-cell>
          <table:table-cell table:formula="of:=[.BC5] * 5000000" office:value-type="float" office:value="0" calcext:value-type="float">
            <text:p>0</text:p>
          </table:table-cell>
          <table:table-cell table:formula="of:=[.BD5] * 5000000" office:value-type="float" office:value="0" calcext:value-type="float">
            <text:p>0</text:p>
          </table:table-cell>
          <table:table-cell table:formula="of:=[.BE5] * 5000000" office:value-type="float" office:value="0" calcext:value-type="float">
            <text:p>0</text:p>
          </table:table-cell>
          <table:table-cell table:formula="of:=[.BF5] * 5000000" office:value-type="float" office:value="0" calcext:value-type="float">
            <text:p>0</text:p>
          </table:table-cell>
          <table:table-cell table:formula="of:=[.BG5] * 5000000" office:value-type="float" office:value="0" calcext:value-type="float">
            <text:p>0</text:p>
          </table:table-cell>
          <table:table-cell table:formula="of:=[.BH5] * 5000000" office:value-type="float" office:value="0" calcext:value-type="float">
            <text:p>0</text:p>
          </table:table-cell>
          <table:table-cell table:formula="of:=[.BI5] * 5000000" office:value-type="float" office:value="0" calcext:value-type="float">
            <text:p>0</text:p>
          </table:table-cell>
          <table:table-cell table:formula="of:=[.BJ5] * 5000000" office:value-type="float" office:value="0" calcext:value-type="float">
            <text:p>0</text:p>
          </table:table-cell>
          <table:table-cell table:formula="of:=[.BK5] * 5000000" office:value-type="float" office:value="0" calcext:value-type="float">
            <text:p>0</text:p>
          </table:table-cell>
          <table:table-cell table:formula="of:=[.BL5] * 5000000" office:value-type="float" office:value="0" calcext:value-type="float">
            <text:p>0</text:p>
          </table:table-cell>
          <table:table-cell table:formula="of:=[.BM5] * 5000000" office:value-type="float" office:value="0" calcext:value-type="float">
            <text:p>0</text:p>
          </table:table-cell>
          <table:table-cell table:formula="of:=[.BN5] * 5000000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0cm" svg:y="4.381cm">
            <draw:object draw:notify-on-update-of-ranges="Sheet2.A1:Sheet2.A1 Sheet2.B1:Sheet2.AR1 Sheet2.A5:Sheet2.A5 Sheet2.B5:Sheet2.AR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0cm" svg:y="13.939cm">
            <draw:object draw:notify-on-update-of-ranges="Sheet2.A2:Sheet2.A2 Sheet2.B2:Sheet2.AR2 Sheet2.A5:Sheet2.A5 Sheet2.B5:Sheet2.AR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6.424cm" svg:y="4.538cm">
            <draw:object draw:notify-on-update-of-ranges="Sheet2.A3:Sheet2.A3 Sheet2.B3:Sheet2.AR3 Sheet2.A8:Sheet2.A8 Sheet2.B8:Sheet2.AR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16.368cm" svg:y="13.963cm">
            <draw:object draw:notify-on-update-of-ranges="Sheet2.A4:Sheet2.A4 Sheet2.B4:Sheet2.AR4 Sheet2.A8:Sheet2.A8 Sheet2.B8:Sheet2.AR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.999cm" svg:height="8.999cm" svg:x="32.776cm" svg:y="4.406cm">
            <draw:object draw:notify-on-update-of-ranges="Sheet2.A6:Sheet2.A6 Sheet2.B6:Sheet2.AR6 Sheet2.A8:Sheet2.A8 Sheet2.B8:Sheet2.AR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.999cm" svg:height="8.999cm" svg:x="32.665cm" svg:y="14.016cm">
            <draw:object draw:notify-on-update-of-ranges="Sheet2.A5:Sheet2.A5 Sheet2.B5:Sheet2.AR5 Sheet2.A7:Sheet2.A7 Sheet2.B7:Sheet2.AR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TM_CCOEFF_NORMED</text:p>
          </table:table-cell>
          <table:table-cell office:value-type="float" office:value="0.466956704854965" calcext:value-type="float">
            <text:p>0.4669567049</text:p>
          </table:table-cell>
          <table:table-cell office:value-type="float" office:value="0.464804619550705" calcext:value-type="float">
            <text:p>0.4648046196</text:p>
          </table:table-cell>
          <table:table-cell office:value-type="float" office:value="0.450133621692658" calcext:value-type="float">
            <text:p>0.4501336217</text:p>
          </table:table-cell>
          <table:table-cell office:value-type="float" office:value="0.462022185325623" calcext:value-type="float">
            <text:p>0.4620221853</text:p>
          </table:table-cell>
          <table:table-cell office:value-type="float" office:value="0.465254813432694" calcext:value-type="float">
            <text:p>0.4652548134</text:p>
          </table:table-cell>
          <table:table-cell office:value-type="float" office:value="0.484327137470245" calcext:value-type="float">
            <text:p>0.4843271375</text:p>
          </table:table-cell>
          <table:table-cell office:value-type="float" office:value="0.482297122478485" calcext:value-type="float">
            <text:p>0.4822971225</text:p>
          </table:table-cell>
          <table:table-cell office:value-type="float" office:value="0.470758855342865" calcext:value-type="float">
            <text:p>0.4707588553</text:p>
          </table:table-cell>
          <table:table-cell office:value-type="float" office:value="0.473455339670181" calcext:value-type="float">
            <text:p>0.4734553397</text:p>
          </table:table-cell>
          <table:table-cell office:value-type="float" office:value="0.473806172609329" calcext:value-type="float">
            <text:p>0.4738061726</text:p>
          </table:table-cell>
          <table:table-cell office:value-type="float" office:value="0.478865265846252" calcext:value-type="float">
            <text:p>0.4788652658</text:p>
          </table:table-cell>
          <table:table-cell office:value-type="float" office:value="0.474287092685699" calcext:value-type="float">
            <text:p>0.4742870927</text:p>
          </table:table-cell>
          <table:table-cell office:value-type="float" office:value="0.467240303754806" calcext:value-type="float">
            <text:p>0.4672403038</text:p>
          </table:table-cell>
          <table:table-cell office:value-type="float" office:value="0.478211134672165" calcext:value-type="float">
            <text:p>0.4782111347</text:p>
          </table:table-cell>
          <table:table-cell office:value-type="float" office:value="0.479615211486816" calcext:value-type="float">
            <text:p>0.4796152115</text:p>
          </table:table-cell>
          <table:table-cell office:value-type="float" office:value="0.479105770587921" calcext:value-type="float">
            <text:p>0.4791057706</text:p>
          </table:table-cell>
          <table:table-cell office:value-type="float" office:value="0.474311619997025" calcext:value-type="float">
            <text:p>0.47431162</text:p>
          </table:table-cell>
          <table:table-cell office:value-type="float" office:value="0.475589960813522" calcext:value-type="float">
            <text:p>0.4755899608</text:p>
          </table:table-cell>
          <table:table-cell office:value-type="float" office:value="0.586540162563324" calcext:value-type="float">
            <text:p>0.5865401626</text:p>
          </table:table-cell>
          <table:table-cell office:value-type="float" office:value="0.278416901826859" calcext:value-type="float">
            <text:p>0.2784169018</text:p>
          </table:table-cell>
          <table:table-cell office:value-type="float" office:value="0.589041769504547" calcext:value-type="float">
            <text:p>0.5890417695</text:p>
          </table:table-cell>
          <table:table-cell office:value-type="float" office:value="0.468882292509079" calcext:value-type="float">
            <text:p>0.4688822925</text:p>
          </table:table-cell>
          <table:table-cell office:value-type="float" office:value="0.450864255428314" calcext:value-type="float">
            <text:p>0.4508642554</text:p>
          </table:table-cell>
          <table:table-cell office:value-type="float" office:value="0.445783197879791" calcext:value-type="float">
            <text:p>0.4457831979</text:p>
          </table:table-cell>
          <table:table-cell office:value-type="float" office:value="0.44663879275322" calcext:value-type="float">
            <text:p>0.4466387928</text:p>
          </table:table-cell>
          <table:table-cell office:value-type="float" office:value="0.450211882591248" calcext:value-type="float">
            <text:p>0.4502118826</text:p>
          </table:table-cell>
          <table:table-cell office:value-type="float" office:value="0.452178716659546" calcext:value-type="float">
            <text:p>0.4521787167</text:p>
          </table:table-cell>
          <table:table-cell office:value-type="float" office:value="0.453642934560776" calcext:value-type="float">
            <text:p>0.4536429346</text:p>
          </table:table-cell>
          <table:table-cell office:value-type="float" office:value="0.44951394200325" calcext:value-type="float">
            <text:p>0.449513942</text:p>
          </table:table-cell>
          <table:table-cell office:value-type="float" office:value="0.457710981369019" calcext:value-type="float">
            <text:p>0.4577109814</text:p>
          </table:table-cell>
          <table:table-cell office:value-type="float" office:value="0.457064956426621" calcext:value-type="float">
            <text:p>0.4570649564</text:p>
          </table:table-cell>
          <table:table-cell office:value-type="float" office:value="0.459182888269424" calcext:value-type="float">
            <text:p>0.4591828883</text:p>
          </table:table-cell>
          <table:table-cell office:value-type="float" office:value="0.581310331821442" calcext:value-type="float">
            <text:p>0.5813103318</text:p>
          </table:table-cell>
          <table:table-cell office:value-type="float" office:value="0.57382071018219" calcext:value-type="float">
            <text:p>0.5738207102</text:p>
          </table:table-cell>
          <table:table-cell office:value-type="float" office:value="0.556260228157043" calcext:value-type="float">
            <text:p>0.5562602282</text:p>
          </table:table-cell>
          <table:table-cell office:value-type="float" office:value="0.504510045051575" calcext:value-type="float">
            <text:p>0.5045100451</text:p>
          </table:table-cell>
          <table:table-cell office:value-type="float" office:value="0.471133679151535" calcext:value-type="float">
            <text:p>0.4711336792</text:p>
          </table:table-cell>
          <table:table-cell office:value-type="float" office:value="0.462415039539337" calcext:value-type="float">
            <text:p>0.4624150395</text:p>
          </table:table-cell>
          <table:table-cell office:value-type="float" office:value="0.457902699708939" calcext:value-type="float">
            <text:p>0.4579026997</text:p>
          </table:table-cell>
          <table:table-cell office:value-type="float" office:value="0.447956711053848" calcext:value-type="float">
            <text:p>0.4479567111</text:p>
          </table:table-cell>
          <table:table-cell office:value-type="float" office:value="0.454418838024139" calcext:value-type="float">
            <text:p>0.454418838</text:p>
          </table:table-cell>
          <table:table-cell office:value-type="float" office:value="0.456187307834625" calcext:value-type="float">
            <text:p>0.4561873078</text:p>
          </table:table-cell>
          <table:table-cell office:value-type="float" office:value="0.455195546150207" calcext:value-type="float">
            <text:p>0.4551955462</text:p>
          </table:table-cell>
        </table:table-row>
        <table:table-row table:style-name="ro1">
          <table:table-cell office:value-type="string" calcext:value-type="string">
            <text:p>TM_CCORR_NORMED</text:p>
          </table:table-cell>
          <table:table-cell office:value-type="float" office:value="0.92117428779602" calcext:value-type="float">
            <text:p>0.9211742878</text:p>
          </table:table-cell>
          <table:table-cell office:value-type="float" office:value="0.920543313026428" calcext:value-type="float">
            <text:p>0.920543313</text:p>
          </table:table-cell>
          <table:table-cell office:value-type="float" office:value="0.940501809120178" calcext:value-type="float">
            <text:p>0.9405018091</text:p>
          </table:table-cell>
          <table:table-cell office:value-type="float" office:value="0.942298889160156" calcext:value-type="float">
            <text:p>0.9422988892</text:p>
          </table:table-cell>
          <table:table-cell office:value-type="float" office:value="0.940899670124054" calcext:value-type="float">
            <text:p>0.9408996701</text:p>
          </table:table-cell>
          <table:table-cell office:value-type="float" office:value="0.942146241664886" calcext:value-type="float">
            <text:p>0.9421462417</text:p>
          </table:table-cell>
          <table:table-cell office:value-type="float" office:value="0.942295551300049" calcext:value-type="float">
            <text:p>0.9422955513</text:p>
          </table:table-cell>
          <table:table-cell office:value-type="float" office:value="0.939908564090729" calcext:value-type="float">
            <text:p>0.9399085641</text:p>
          </table:table-cell>
          <table:table-cell office:value-type="float" office:value="0.940571486949921" calcext:value-type="float">
            <text:p>0.9405714869</text:p>
          </table:table-cell>
          <table:table-cell office:value-type="float" office:value="0.941012799739838" calcext:value-type="float">
            <text:p>0.9410127997</text:p>
          </table:table-cell>
          <table:table-cell office:value-type="float" office:value="0.941948890686035" calcext:value-type="float">
            <text:p>0.9419488907</text:p>
          </table:table-cell>
          <table:table-cell office:value-type="float" office:value="0.941174924373627" calcext:value-type="float">
            <text:p>0.9411749244</text:p>
          </table:table-cell>
          <table:table-cell office:value-type="float" office:value="0.940491378307342" calcext:value-type="float">
            <text:p>0.9404913783</text:p>
          </table:table-cell>
          <table:table-cell office:value-type="float" office:value="0.94155079126358" calcext:value-type="float">
            <text:p>0.9415507913</text:p>
          </table:table-cell>
          <table:table-cell office:value-type="float" office:value="0.941788613796234" calcext:value-type="float">
            <text:p>0.9417886138</text:p>
          </table:table-cell>
          <table:table-cell office:value-type="float" office:value="0.941515624523163" calcext:value-type="float">
            <text:p>0.9415156245</text:p>
          </table:table-cell>
          <table:table-cell office:value-type="float" office:value="0.94113826751709" calcext:value-type="float">
            <text:p>0.9411382675</text:p>
          </table:table-cell>
          <table:table-cell office:value-type="float" office:value="0.941201269626617" calcext:value-type="float">
            <text:p>0.9412012696</text:p>
          </table:table-cell>
          <table:table-cell office:value-type="float" office:value="0.958716332912445" calcext:value-type="float">
            <text:p>0.9587163329</text:p>
          </table:table-cell>
          <table:table-cell office:value-type="float" office:value="0.932430505752564" calcext:value-type="float">
            <text:p>0.9324305058</text:p>
          </table:table-cell>
          <table:table-cell office:value-type="float" office:value="0.958964765071869" calcext:value-type="float">
            <text:p>0.9589647651</text:p>
          </table:table-cell>
          <table:table-cell office:value-type="float" office:value="0.941885411739349" calcext:value-type="float">
            <text:p>0.9418854117</text:p>
          </table:table-cell>
          <table:table-cell office:value-type="float" office:value="0.939135611057282" calcext:value-type="float">
            <text:p>0.9391356111</text:p>
          </table:table-cell>
          <table:table-cell office:value-type="float" office:value="0.938466191291809" calcext:value-type="float">
            <text:p>0.9384661913</text:p>
          </table:table-cell>
          <table:table-cell office:value-type="float" office:value="0.938614368438721" calcext:value-type="float">
            <text:p>0.9386143684</text:p>
          </table:table-cell>
          <table:table-cell office:value-type="float" office:value="0.938857614994049" calcext:value-type="float">
            <text:p>0.938857615</text:p>
          </table:table-cell>
          <table:table-cell office:value-type="float" office:value="0.938850283622742" calcext:value-type="float">
            <text:p>0.9388502836</text:p>
          </table:table-cell>
          <table:table-cell office:value-type="float" office:value="0.939322888851166" calcext:value-type="float">
            <text:p>0.9393228889</text:p>
          </table:table-cell>
          <table:table-cell office:value-type="float" office:value="0.938917517662048" calcext:value-type="float">
            <text:p>0.9389175177</text:p>
          </table:table-cell>
          <table:table-cell office:value-type="float" office:value="0.940174162387848" calcext:value-type="float">
            <text:p>0.9401741624</text:p>
          </table:table-cell>
          <table:table-cell office:value-type="float" office:value="0.940280139446258" calcext:value-type="float">
            <text:p>0.9402801394</text:p>
          </table:table-cell>
          <table:table-cell office:value-type="float" office:value="0.940878629684448" calcext:value-type="float">
            <text:p>0.9408786297</text:p>
          </table:table-cell>
          <table:table-cell office:value-type="float" office:value="0.958521008491516" calcext:value-type="float">
            <text:p>0.9585210085</text:p>
          </table:table-cell>
          <table:table-cell office:value-type="float" office:value="0.958118081092834" calcext:value-type="float">
            <text:p>0.9581180811</text:p>
          </table:table-cell>
          <table:table-cell office:value-type="float" office:value="0.95666891336441" calcext:value-type="float">
            <text:p>0.9566689134</text:p>
          </table:table-cell>
          <table:table-cell office:value-type="float" office:value="0.947761833667755" calcext:value-type="float">
            <text:p>0.9477618337</text:p>
          </table:table-cell>
          <table:table-cell office:value-type="float" office:value="0.941933572292328" calcext:value-type="float">
            <text:p>0.9419335723</text:p>
          </table:table-cell>
          <table:table-cell office:value-type="float" office:value="0.940514445304871" calcext:value-type="float">
            <text:p>0.9405144453</text:p>
          </table:table-cell>
          <table:table-cell office:value-type="float" office:value="0.939619243144989" calcext:value-type="float">
            <text:p>0.9396192431</text:p>
          </table:table-cell>
          <table:table-cell office:value-type="float" office:value="0.938923597335815" calcext:value-type="float">
            <text:p>0.9389235973</text:p>
          </table:table-cell>
          <table:table-cell office:value-type="float" office:value="0.939364790916443" calcext:value-type="float">
            <text:p>0.9393647909</text:p>
          </table:table-cell>
          <table:table-cell office:value-type="float" office:value="0.938737273216248" calcext:value-type="float">
            <text:p>0.9387372732</text:p>
          </table:table-cell>
          <table:table-cell office:value-type="float" office:value="0.939378559589386" calcext:value-type="float">
            <text:p>0.9393785596</text:p>
          </table:table-cell>
        </table:table-row>
        <table:table-row table:style-name="ro1">
          <table:table-cell office:value-type="string" calcext:value-type="string">
            <text:p>TM_SQDIFF</text:p>
          </table:table-cell>
          <table:table-cell office:value-type="float" office:value="19952712" calcext:value-type="float">
            <text:p>19952712</text:p>
          </table:table-cell>
          <table:table-cell office:value-type="float" office:value="20245784" calcext:value-type="float">
            <text:p>20245784</text:p>
          </table:table-cell>
          <table:table-cell office:value-type="float" office:value="13804842" calcext:value-type="float">
            <text:p>13804842</text:p>
          </table:table-cell>
          <table:table-cell office:value-type="float" office:value="11148656" calcext:value-type="float">
            <text:p>11148656</text:p>
          </table:table-cell>
          <table:table-cell office:value-type="float" office:value="9012867" calcext:value-type="float">
            <text:p>9012867</text:p>
          </table:table-cell>
          <table:table-cell office:value-type="float" office:value="6938668" calcext:value-type="float">
            <text:p>6938668</text:p>
          </table:table-cell>
          <table:table-cell office:value-type="float" office:value="6073991" calcext:value-type="float">
            <text:p>6073991</text:p>
          </table:table-cell>
          <table:table-cell office:value-type="float" office:value="6017405" calcext:value-type="float">
            <text:p>6017405</text:p>
          </table:table-cell>
          <table:table-cell office:value-type="float" office:value="6058248" calcext:value-type="float">
            <text:p>6058248</text:p>
          </table:table-cell>
          <table:table-cell office:value-type="float" office:value="6141275" calcext:value-type="float">
            <text:p>6141275</text:p>
          </table:table-cell>
          <table:table-cell office:value-type="float" office:value="6102036" calcext:value-type="float">
            <text:p>6102036</text:p>
          </table:table-cell>
          <table:table-cell office:value-type="float" office:value="6201037" calcext:value-type="float">
            <text:p>6201037</text:p>
          </table:table-cell>
          <table:table-cell office:value-type="float" office:value="6125490" calcext:value-type="float">
            <text:p>6125490</text:p>
          </table:table-cell>
          <table:table-cell office:value-type="float" office:value="6143000" calcext:value-type="float">
            <text:p>6143000</text:p>
          </table:table-cell>
          <table:table-cell office:value-type="float" office:value="6135292" calcext:value-type="float">
            <text:p>6135292</text:p>
          </table:table-cell>
          <table:table-cell office:value-type="float" office:value="6136167" calcext:value-type="float">
            <text:p>6136167</text:p>
          </table:table-cell>
          <table:table-cell office:value-type="float" office:value="6148296" calcext:value-type="float">
            <text:p>6148296</text:p>
          </table:table-cell>
          <table:table-cell office:value-type="float" office:value="6115767" calcext:value-type="float">
            <text:p>6115767</text:p>
          </table:table-cell>
          <table:table-cell office:value-type="float" office:value="4689326" calcext:value-type="float">
            <text:p>4689326</text:p>
          </table:table-cell>
          <table:table-cell office:value-type="float" office:value="7591337" calcext:value-type="float">
            <text:p>7591337</text:p>
          </table:table-cell>
          <table:table-cell office:value-type="float" office:value="4567767" calcext:value-type="float">
            <text:p>4567767</text:p>
          </table:table-cell>
          <table:table-cell office:value-type="float" office:value="5970876" calcext:value-type="float">
            <text:p>5970876</text:p>
          </table:table-cell>
          <table:table-cell office:value-type="float" office:value="6152359" calcext:value-type="float">
            <text:p>6152359</text:p>
          </table:table-cell>
          <table:table-cell office:value-type="float" office:value="6217893" calcext:value-type="float">
            <text:p>6217893</text:p>
          </table:table-cell>
          <table:table-cell office:value-type="float" office:value="6224651" calcext:value-type="float">
            <text:p>6224651</text:p>
          </table:table-cell>
          <table:table-cell office:value-type="float" office:value="6165828" calcext:value-type="float">
            <text:p>6165828</text:p>
          </table:table-cell>
          <table:table-cell office:value-type="float" office:value="6199809" calcext:value-type="float">
            <text:p>6199809</text:p>
          </table:table-cell>
          <table:table-cell office:value-type="float" office:value="6158242" calcext:value-type="float">
            <text:p>6158242</text:p>
          </table:table-cell>
          <table:table-cell office:value-type="float" office:value="6170546" calcext:value-type="float">
            <text:p>6170546</text:p>
          </table:table-cell>
          <table:table-cell office:value-type="float" office:value="6069396" calcext:value-type="float">
            <text:p>6069396</text:p>
          </table:table-cell>
          <table:table-cell office:value-type="float" office:value="6056066" calcext:value-type="float">
            <text:p>6056066</text:p>
          </table:table-cell>
          <table:table-cell office:value-type="float" office:value="5966879" calcext:value-type="float">
            <text:p>5966879</text:p>
          </table:table-cell>
          <table:table-cell office:value-type="float" office:value="5490847" calcext:value-type="float">
            <text:p>5490847</text:p>
          </table:table-cell>
          <table:table-cell office:value-type="float" office:value="5639587" calcext:value-type="float">
            <text:p>5639587</text:p>
          </table:table-cell>
          <table:table-cell office:value-type="float" office:value="4858468" calcext:value-type="float">
            <text:p>4858468</text:p>
          </table:table-cell>
          <table:table-cell office:value-type="float" office:value="5343676" calcext:value-type="float">
            <text:p>5343676</text:p>
          </table:table-cell>
          <table:table-cell office:value-type="float" office:value="5900908" calcext:value-type="float">
            <text:p>5900908</text:p>
          </table:table-cell>
          <table:table-cell office:value-type="float" office:value="6035505" calcext:value-type="float">
            <text:p>6035505</text:p>
          </table:table-cell>
          <table:table-cell office:value-type="float" office:value="6088502" calcext:value-type="float">
            <text:p>6088502</text:p>
          </table:table-cell>
          <table:table-cell office:value-type="float" office:value="6149272" calcext:value-type="float">
            <text:p>6149272</text:p>
          </table:table-cell>
          <table:table-cell office:value-type="float" office:value="6114415" calcext:value-type="float">
            <text:p>6114415</text:p>
          </table:table-cell>
          <table:table-cell office:value-type="float" office:value="6186055" calcext:value-type="float">
            <text:p>6186055</text:p>
          </table:table-cell>
          <table:table-cell office:value-type="float" office:value="6124498" calcext:value-type="float">
            <text:p>6124498</text:p>
          </table:table-cell>
        </table:table-row>
        <table:table-row table:style-name="ro1">
          <table:table-cell office:value-type="string" calcext:value-type="string">
            <text:p>TM_CCOEFF</text:p>
          </table:table-cell>
          <table:table-cell office:value-type="float" office:value="1433452.625" calcext:value-type="float">
            <text:p>1433452.625</text:p>
          </table:table-cell>
          <table:table-cell office:value-type="float" office:value="1429309.375" calcext:value-type="float">
            <text:p>1429309.375</text:p>
          </table:table-cell>
          <table:table-cell office:value-type="float" office:value="1313035" calcext:value-type="float">
            <text:p>1313035</text:p>
          </table:table-cell>
          <table:table-cell office:value-type="float" office:value="1507914.5" calcext:value-type="float">
            <text:p>1507914.5</text:p>
          </table:table-cell>
          <table:table-cell office:value-type="float" office:value="1789824.375" calcext:value-type="float">
            <text:p>1789824.375</text:p>
          </table:table-cell>
          <table:table-cell office:value-type="float" office:value="2176313.25" calcext:value-type="float">
            <text:p>2176313.25</text:p>
          </table:table-cell>
          <table:table-cell office:value-type="float" office:value="2334173.5" calcext:value-type="float">
            <text:p>2334173.5</text:p>
          </table:table-cell>
          <table:table-cell office:value-type="float" office:value="2608221.25" calcext:value-type="float">
            <text:p>2608221.25</text:p>
          </table:table-cell>
          <table:table-cell office:value-type="float" office:value="2708020.5" calcext:value-type="float">
            <text:p>2708020.5</text:p>
          </table:table-cell>
          <table:table-cell office:value-type="float" office:value="2744016.25" calcext:value-type="float">
            <text:p>2744016.25</text:p>
          </table:table-cell>
          <table:table-cell office:value-type="float" office:value="2786390" calcext:value-type="float">
            <text:p>2786390</text:p>
          </table:table-cell>
          <table:table-cell office:value-type="float" office:value="2772117" calcext:value-type="float">
            <text:p>2772117</text:p>
          </table:table-cell>
          <table:table-cell office:value-type="float" office:value="2687088.75" calcext:value-type="float">
            <text:p>2687088.75</text:p>
          </table:table-cell>
          <table:table-cell office:value-type="float" office:value="2802231.5" calcext:value-type="float">
            <text:p>2802231.5</text:p>
          </table:table-cell>
          <table:table-cell office:value-type="float" office:value="2795362" calcext:value-type="float">
            <text:p>2795362</text:p>
          </table:table-cell>
          <table:table-cell office:value-type="float" office:value="2794530.25" calcext:value-type="float">
            <text:p>2794530.25</text:p>
          </table:table-cell>
          <table:table-cell office:value-type="float" office:value="2762373.75" calcext:value-type="float">
            <text:p>2762373.75</text:p>
          </table:table-cell>
          <table:table-cell office:value-type="float" office:value="2767378.25" calcext:value-type="float">
            <text:p>2767378.25</text:p>
          </table:table-cell>
          <table:table-cell office:value-type="float" office:value="2706261.5" calcext:value-type="float">
            <text:p>2706261.5</text:p>
          </table:table-cell>
          <table:table-cell office:value-type="float" office:value="1294849.25" calcext:value-type="float">
            <text:p>1294849.25</text:p>
          </table:table-cell>
          <table:table-cell office:value-type="float" office:value="2671597.75" calcext:value-type="float">
            <text:p>2671597.75</text:p>
          </table:table-cell>
          <table:table-cell office:value-type="float" office:value="2594113" calcext:value-type="float">
            <text:p>2594113</text:p>
          </table:table-cell>
          <table:table-cell office:value-type="float" office:value="2540959.25" calcext:value-type="float">
            <text:p>2540959.25</text:p>
          </table:table-cell>
          <table:table-cell office:value-type="float" office:value="2573522.5" calcext:value-type="float">
            <text:p>2573522.5</text:p>
          </table:table-cell>
          <table:table-cell office:value-type="float" office:value="2612006.25" calcext:value-type="float">
            <text:p>2612006.25</text:p>
          </table:table-cell>
          <table:table-cell office:value-type="float" office:value="2612914" calcext:value-type="float">
            <text:p>2612914</text:p>
          </table:table-cell>
          <table:table-cell office:value-type="float" office:value="2640791" calcext:value-type="float">
            <text:p>2640791</text:p>
          </table:table-cell>
          <table:table-cell office:value-type="float" office:value="2642610.25" calcext:value-type="float">
            <text:p>2642610.25</text:p>
          </table:table-cell>
          <table:table-cell office:value-type="float" office:value="2587835.5" calcext:value-type="float">
            <text:p>2587835.5</text:p>
          </table:table-cell>
          <table:table-cell office:value-type="float" office:value="2636472" calcext:value-type="float">
            <text:p>2636472</text:p>
          </table:table-cell>
          <table:table-cell office:value-type="float" office:value="2643780.25" calcext:value-type="float">
            <text:p>2643780.25</text:p>
          </table:table-cell>
          <table:table-cell office:value-type="float" office:value="2670988.25" calcext:value-type="float">
            <text:p>2670988.25</text:p>
          </table:table-cell>
          <table:table-cell office:value-type="float" office:value="2696237.5" calcext:value-type="float">
            <text:p>2696237.5</text:p>
          </table:table-cell>
          <table:table-cell office:value-type="float" office:value="2460603" calcext:value-type="float">
            <text:p>2460603</text:p>
          </table:table-cell>
          <table:table-cell office:value-type="float" office:value="2356336.25" calcext:value-type="float">
            <text:p>2356336.25</text:p>
          </table:table-cell>
          <table:table-cell office:value-type="float" office:value="2654468" calcext:value-type="float">
            <text:p>2654468</text:p>
          </table:table-cell>
          <table:table-cell office:value-type="float" office:value="2597016.5" calcext:value-type="float">
            <text:p>2597016.5</text:p>
          </table:table-cell>
          <table:table-cell office:value-type="float" office:value="2556546.75" calcext:value-type="float">
            <text:p>2556546.75</text:p>
          </table:table-cell>
          <table:table-cell office:value-type="float" office:value="2563750.5" calcext:value-type="float">
            <text:p>2563750.5</text:p>
          </table:table-cell>
          <table:table-cell office:value-type="float" office:value="2535198" calcext:value-type="float">
            <text:p>2535198</text:p>
          </table:table-cell>
          <table:table-cell office:value-type="float" office:value="2553866" calcext:value-type="float">
            <text:p>2553866</text:p>
          </table:table-cell>
          <table:table-cell office:value-type="float" office:value="2658317.5" calcext:value-type="float">
            <text:p>2658317.5</text:p>
          </table:table-cell>
          <table:table-cell office:value-type="float" office:value="2637679.75" calcext:value-type="float">
            <text:p>2637679.75</text:p>
          </table:table-cell>
        </table:table-row>
        <table:table-row table:style-name="ro1">
          <table:table-cell office:value-type="string" calcext:value-type="string">
            <text:p>blinks recorde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M_CCORR</text:p>
          </table:table-cell>
          <table:table-cell office:value-type="float" office:value="20922992" calcext:value-type="float">
            <text:p>20922992</text:p>
          </table:table-cell>
          <table:table-cell office:value-type="float" office:value="20541972" calcext:value-type="float">
            <text:p>20541972</text:p>
          </table:table-cell>
          <table:table-cell office:value-type="float" office:value="27140934" calcext:value-type="float">
            <text:p>27140934</text:p>
          </table:table-cell>
          <table:table-cell office:value-type="float" office:value="30731424" calcext:value-type="float">
            <text:p>30731424</text:p>
          </table:table-cell>
          <table:table-cell office:value-type="float" office:value="34854796" calcext:value-type="float">
            <text:p>34854796</text:p>
          </table:table-cell>
          <table:table-cell office:value-type="float" office:value="39989820" calcext:value-type="float">
            <text:p>39989820</text:p>
          </table:table-cell>
          <table:table-cell office:value-type="float" office:value="43474536" calcext:value-type="float">
            <text:p>43474536</text:p>
          </table:table-cell>
          <table:table-cell office:value-type="float" office:value="47266692" calcext:value-type="float">
            <text:p>47266692</text:p>
          </table:table-cell>
          <table:table-cell office:value-type="float" office:value="49222688" calcext:value-type="float">
            <text:p>49222688</text:p>
          </table:table-cell>
          <table:table-cell office:value-type="float" office:value="50926024" calcext:value-type="float">
            <text:p>50926024</text:p>
          </table:table-cell>
          <table:table-cell office:value-type="float" office:value="51468324" calcext:value-type="float">
            <text:p>51468324</text:p>
          </table:table-cell>
          <table:table-cell office:value-type="float" office:value="51198260" calcext:value-type="float">
            <text:p>51198260</text:p>
          </table:table-cell>
          <table:table-cell office:value-type="float" office:value="50950976" calcext:value-type="float">
            <text:p>50950976</text:p>
          </table:table-cell>
          <table:table-cell office:value-type="float" office:value="51654984" calcext:value-type="float">
            <text:p>51654984</text:p>
          </table:table-cell>
          <table:table-cell office:value-type="float" office:value="51608216" calcext:value-type="float">
            <text:p>51608216</text:p>
          </table:table-cell>
          <table:table-cell office:value-type="float" office:value="51238352" calcext:value-type="float">
            <text:p>51238352</text:p>
          </table:table-cell>
          <table:table-cell office:value-type="float" office:value="51145908" calcext:value-type="float">
            <text:p>51145908</text:p>
          </table:table-cell>
          <table:table-cell office:value-type="float" office:value="50986092" calcext:value-type="float">
            <text:p>50986092</text:p>
          </table:table-cell>
          <table:table-cell office:value-type="float" office:value="53638900" calcext:value-type="float">
            <text:p>53638900</text:p>
          </table:table-cell>
          <table:table-cell office:value-type="float" office:value="51007624" calcext:value-type="float">
            <text:p>51007624</text:p>
          </table:table-cell>
          <table:table-cell office:value-type="float" office:value="53705288" calcext:value-type="float">
            <text:p>53705288</text:p>
          </table:table-cell>
          <table:table-cell office:value-type="float" office:value="51430380" calcext:value-type="float">
            <text:p>51430380</text:p>
          </table:table-cell>
          <table:table-cell office:value-type="float" office:value="51370420" calcext:value-type="float">
            <text:p>51370420</text:p>
          </table:table-cell>
          <table:table-cell office:value-type="float" office:value="51268960" calcext:value-type="float">
            <text:p>51268960</text:p>
          </table:table-cell>
          <table:table-cell office:value-type="float" office:value="51649192" calcext:value-type="float">
            <text:p>51649192</text:p>
          </table:table-cell>
          <table:table-cell office:value-type="float" office:value="50866580" calcext:value-type="float">
            <text:p>50866580</text:p>
          </table:table-cell>
          <table:table-cell office:value-type="float" office:value="50817380" calcext:value-type="float">
            <text:p>50817380</text:p>
          </table:table-cell>
          <table:table-cell office:value-type="float" office:value="50859856" calcext:value-type="float">
            <text:p>50859856</text:p>
          </table:table-cell>
          <table:table-cell office:value-type="float" office:value="50777420" calcext:value-type="float">
            <text:p>50777420</text:p>
          </table:table-cell>
          <table:table-cell office:value-type="float" office:value="50733696" calcext:value-type="float">
            <text:p>50733696</text:p>
          </table:table-cell>
          <table:table-cell office:value-type="float" office:value="50330140" calcext:value-type="float">
            <text:p>50330140</text:p>
          </table:table-cell>
          <table:table-cell office:value-type="float" office:value="51284996" calcext:value-type="float">
            <text:p>51284996</text:p>
          </table:table-cell>
          <table:table-cell office:value-type="float" office:value="56585732" calcext:value-type="float">
            <text:p>56585732</text:p>
          </table:table-cell>
          <table:table-cell office:value-type="float" office:value="56618052" calcext:value-type="float">
            <text:p>56618052</text:p>
          </table:table-cell>
          <table:table-cell office:value-type="float" office:value="52218848" calcext:value-type="float">
            <text:p>52218848</text:p>
          </table:table-cell>
          <table:table-cell office:value-type="float" office:value="51951972" calcext:value-type="float">
            <text:p>51951972</text:p>
          </table:table-cell>
          <table:table-cell office:value-type="float" office:value="50053508" calcext:value-type="float">
            <text:p>50053508</text:p>
          </table:table-cell>
          <table:table-cell office:value-type="float" office:value="50007908" calcext:value-type="float">
            <text:p>50007908</text:p>
          </table:table-cell>
          <table:table-cell office:value-type="float" office:value="50358424" calcext:value-type="float">
            <text:p>50358424</text:p>
          </table:table-cell>
          <table:table-cell office:value-type="float" office:value="50709252" calcext:value-type="float">
            <text:p>50709252</text:p>
          </table:table-cell>
          <table:table-cell office:value-type="float" office:value="49967488" calcext:value-type="float">
            <text:p>49967488</text:p>
          </table:table-cell>
          <table:table-cell office:value-type="float" office:value="50836428" calcext:value-type="float">
            <text:p>50836428</text:p>
          </table:table-cell>
          <table:table-cell office:value-type="float" office:value="50294400" calcext:value-type="float">
            <text:p>50294400</text:p>
          </table:table-cell>
        </table:table-row>
        <table:table-row table:style-name="ro1">
          <table:table-cell office:value-type="string" calcext:value-type="string">
            <text:p>TM_SQDIFF_NORMED</text:p>
          </table:table-cell>
          <table:table-cell office:value-type="float" office:value="0.866541624069214" calcext:value-type="float">
            <text:p>0.8665416241</text:p>
          </table:table-cell>
          <table:table-cell office:value-type="float" office:value="0.900010049343109" calcext:value-type="float">
            <text:p>0.9000100493</text:p>
          </table:table-cell>
          <table:table-cell office:value-type="float" office:value="0.472379416227341" calcext:value-type="float">
            <text:p>0.4723794162</text:p>
          </table:table-cell>
          <table:table-cell office:value-type="float" office:value="0.338377505540848" calcext:value-type="float">
            <text:p>0.3383775055</text:p>
          </table:table-cell>
          <table:table-cell office:value-type="float" office:value="0.242695838212967" calcext:value-type="float">
            <text:p>0.2426958382</text:p>
          </table:table-cell>
          <table:table-cell office:value-type="float" office:value="0.16840435564518" calcext:value-type="float">
            <text:p>0.1684043556</text:p>
          </table:table-cell>
          <table:table-cell office:value-type="float" office:value="0.135887131094933" calcext:value-type="float">
            <text:p>0.1358871311</text:p>
          </table:table-cell>
          <table:table-cell office:value-type="float" office:value="0.122094482183456" calcext:value-type="float">
            <text:p>0.1220944822</text:p>
          </table:table-cell>
          <table:table-cell office:value-type="float" office:value="0.118919223546982" calcext:value-type="float">
            <text:p>0.1189192235</text:p>
          </table:table-cell>
          <table:table-cell office:value-type="float" office:value="0.118144042789936" calcext:value-type="float">
            <text:p>0.1181440428</text:p>
          </table:table-cell>
          <table:table-cell office:value-type="float" office:value="0.116773761808872" calcext:value-type="float">
            <text:p>0.1167737618</text:p>
          </table:table-cell>
          <table:table-cell office:value-type="float" office:value="0.118435151875019" calcext:value-type="float">
            <text:p>0.1184351519</text:p>
          </table:table-cell>
          <table:table-cell office:value-type="float" office:value="0.119124561548233" calcext:value-type="float">
            <text:p>0.1191245615</text:p>
          </table:table-cell>
          <table:table-cell office:value-type="float" office:value="0.117500014603138" calcext:value-type="float">
            <text:p>0.1175000146</text:p>
          </table:table-cell>
          <table:table-cell office:value-type="float" office:value="0.116870149970055" calcext:value-type="float">
            <text:p>0.11687015</text:p>
          </table:table-cell>
          <table:table-cell office:value-type="float" office:value="0.117303863167763" calcext:value-type="float">
            <text:p>0.1173038632</text:p>
          </table:table-cell>
          <table:table-cell office:value-type="float" office:value="0.118100948631763" calcext:value-type="float">
            <text:p>0.1181009486</text:p>
          </table:table-cell>
          <table:table-cell office:value-type="float" office:value="0.117887936532497" calcext:value-type="float">
            <text:p>0.1178879365</text:p>
          </table:table-cell>
          <table:table-cell office:value-type="float" office:value="0.0861949101090431" calcext:value-type="float">
            <text:p>0.0861949101</text:p>
          </table:table-cell>
          <table:table-cell office:value-type="float" office:value="0.138771295547485" calcext:value-type="float">
            <text:p>0.1387712955</text:p>
          </table:table-cell>
          <table:table-cell office:value-type="float" office:value="0.0847929865121841" calcext:value-type="float">
            <text:p>0.0847929865</text:p>
          </table:table-cell>
          <table:table-cell office:value-type="float" office:value="0.116229131817818" calcext:value-type="float">
            <text:p>0.1162291318</text:p>
          </table:table-cell>
          <table:table-cell office:value-type="float" office:value="0.121832132339478" calcext:value-type="float">
            <text:p>0.1218321323</text:p>
          </table:table-cell>
          <table:table-cell office:value-type="float" office:value="0.123199388384819" calcext:value-type="float">
            <text:p>0.1231993884</text:p>
          </table:table-cell>
          <table:table-cell office:value-type="float" office:value="0.122946985065937" calcext:value-type="float">
            <text:p>0.1229469851</text:p>
          </table:table-cell>
          <table:table-cell office:value-type="float" office:value="0.122458130121231" calcext:value-type="float">
            <text:p>0.1224581301</text:p>
          </table:table-cell>
          <table:table-cell office:value-type="float" office:value="0.122421838343143" calcext:value-type="float">
            <text:p>0.1224218383</text:p>
          </table:table-cell>
          <table:table-cell office:value-type="float" office:value="0.121595777571201" calcext:value-type="float">
            <text:p>0.1215957776</text:p>
          </table:table-cell>
          <table:table-cell office:value-type="float" office:value="0.122380092740059" calcext:value-type="float">
            <text:p>0.1223800927</text:p>
          </table:table-cell>
          <table:table-cell office:value-type="float" office:value="0.119799695909023" calcext:value-type="float">
            <text:p>0.1197996959</text:p>
          </table:table-cell>
          <table:table-cell office:value-type="float" office:value="0.119703724980354" calcext:value-type="float">
            <text:p>0.119703725</text:p>
          </table:table-cell>
          <table:table-cell office:value-type="float" office:value="0.118610627949238" calcext:value-type="float">
            <text:p>0.1186106279</text:p>
          </table:table-cell>
          <table:table-cell office:value-type="float" office:value="0.0954306945204735" calcext:value-type="float">
            <text:p>0.0954306945</text:p>
          </table:table-cell>
          <table:table-cell office:value-type="float" office:value="0.0975692346692085" calcext:value-type="float">
            <text:p>0.0975692347</text:p>
          </table:table-cell>
          <table:table-cell office:value-type="float" office:value="0.0894659087061882" calcext:value-type="float">
            <text:p>0.0894659087</text:p>
          </table:table-cell>
          <table:table-cell office:value-type="float" office:value="0.104509085416794" calcext:value-type="float">
            <text:p>0.1045090854</text:p>
          </table:table-cell>
          <table:table-cell office:value-type="float" office:value="0.116221807897091" calcext:value-type="float">
            <text:p>0.1162218079</text:p>
          </table:table-cell>
          <table:table-cell office:value-type="float" office:value="0.119185939431191" calcext:value-type="float">
            <text:p>0.1191859394</text:p>
          </table:table-cell>
          <table:table-cell office:value-type="float" office:value="0.121525809168816" calcext:value-type="float">
            <text:p>0.1215258092</text:p>
          </table:table-cell>
          <table:table-cell office:value-type="float" office:value="0.123076684772968" calcext:value-type="float">
            <text:p>0.1230766848</text:p>
          </table:table-cell>
          <table:table-cell office:value-type="float" office:value="0.12197183817625" calcext:value-type="float">
            <text:p>0.1219718382</text:p>
          </table:table-cell>
          <table:table-cell office:value-type="float" office:value="0.122687093913555" calcext:value-type="float">
            <text:p>0.1226870939</text:p>
          </table:table-cell>
          <table:table-cell office:value-type="float" office:value="0.121732465922832" calcext:value-type="float">
            <text:p>0.1217324659</text:p>
          </table:table-cell>
        </table:table-row>
        <table:table-row table:style-name="ro1">
          <table:table-cell office:value-type="string" calcext:value-type="string">
            <text:p>big blinks recorded</text:p>
          </table:table-cell>
          <table:table-cell table:formula="of:=[.B5] * 8000000" office:value-type="float" office:value="0" calcext:value-type="float">
            <text:p>0</text:p>
          </table:table-cell>
          <table:table-cell table:formula="of:=[.C5] * 8000000" office:value-type="float" office:value="0" calcext:value-type="float">
            <text:p>0</text:p>
          </table:table-cell>
          <table:table-cell table:formula="of:=[.D5] * 8000000" office:value-type="float" office:value="0" calcext:value-type="float">
            <text:p>0</text:p>
          </table:table-cell>
          <table:table-cell table:formula="of:=[.E5] * 8000000" office:value-type="float" office:value="0" calcext:value-type="float">
            <text:p>0</text:p>
          </table:table-cell>
          <table:table-cell table:formula="of:=[.F5] * 8000000" office:value-type="float" office:value="0" calcext:value-type="float">
            <text:p>0</text:p>
          </table:table-cell>
          <table:table-cell table:formula="of:=[.G5] * 8000000" office:value-type="float" office:value="0" calcext:value-type="float">
            <text:p>0</text:p>
          </table:table-cell>
          <table:table-cell table:formula="of:=[.H5] * 8000000" office:value-type="float" office:value="0" calcext:value-type="float">
            <text:p>0</text:p>
          </table:table-cell>
          <table:table-cell table:formula="of:=[.I5] * 8000000" office:value-type="float" office:value="0" calcext:value-type="float">
            <text:p>0</text:p>
          </table:table-cell>
          <table:table-cell table:formula="of:=[.J5] * 8000000" office:value-type="float" office:value="0" calcext:value-type="float">
            <text:p>0</text:p>
          </table:table-cell>
          <table:table-cell table:formula="of:=[.K5] * 8000000" office:value-type="float" office:value="0" calcext:value-type="float">
            <text:p>0</text:p>
          </table:table-cell>
          <table:table-cell table:formula="of:=[.L5] * 8000000" office:value-type="float" office:value="0" calcext:value-type="float">
            <text:p>0</text:p>
          </table:table-cell>
          <table:table-cell table:formula="of:=[.M5] * 8000000" office:value-type="float" office:value="0" calcext:value-type="float">
            <text:p>0</text:p>
          </table:table-cell>
          <table:table-cell table:formula="of:=[.N5] * 8000000" office:value-type="float" office:value="0" calcext:value-type="float">
            <text:p>0</text:p>
          </table:table-cell>
          <table:table-cell table:formula="of:=[.O5] * 8000000" office:value-type="float" office:value="0" calcext:value-type="float">
            <text:p>0</text:p>
          </table:table-cell>
          <table:table-cell table:formula="of:=[.P5] * 8000000" office:value-type="float" office:value="0" calcext:value-type="float">
            <text:p>0</text:p>
          </table:table-cell>
          <table:table-cell table:formula="of:=[.Q5] * 8000000" office:value-type="float" office:value="0" calcext:value-type="float">
            <text:p>0</text:p>
          </table:table-cell>
          <table:table-cell table:formula="of:=[.R5] * 8000000" office:value-type="float" office:value="0" calcext:value-type="float">
            <text:p>0</text:p>
          </table:table-cell>
          <table:table-cell table:formula="of:=[.S5] * 8000000" office:value-type="float" office:value="8000000" calcext:value-type="float">
            <text:p>8000000</text:p>
          </table:table-cell>
          <table:table-cell table:formula="of:=[.T5] * 8000000" office:value-type="float" office:value="0" calcext:value-type="float">
            <text:p>0</text:p>
          </table:table-cell>
          <table:table-cell table:formula="of:=[.U5] * 8000000" office:value-type="float" office:value="0" calcext:value-type="float">
            <text:p>0</text:p>
          </table:table-cell>
          <table:table-cell table:formula="of:=[.V5] * 8000000" office:value-type="float" office:value="0" calcext:value-type="float">
            <text:p>0</text:p>
          </table:table-cell>
          <table:table-cell table:formula="of:=[.W5] * 8000000" office:value-type="float" office:value="0" calcext:value-type="float">
            <text:p>0</text:p>
          </table:table-cell>
          <table:table-cell table:formula="of:=[.X5] * 8000000" office:value-type="float" office:value="0" calcext:value-type="float">
            <text:p>0</text:p>
          </table:table-cell>
          <table:table-cell table:formula="of:=[.Y5] * 8000000" office:value-type="float" office:value="0" calcext:value-type="float">
            <text:p>0</text:p>
          </table:table-cell>
          <table:table-cell table:formula="of:=[.Z5] * 8000000" office:value-type="float" office:value="0" calcext:value-type="float">
            <text:p>0</text:p>
          </table:table-cell>
          <table:table-cell table:formula="of:=[.AA5] * 8000000" office:value-type="float" office:value="0" calcext:value-type="float">
            <text:p>0</text:p>
          </table:table-cell>
          <table:table-cell table:formula="of:=[.AB5] * 8000000" office:value-type="float" office:value="0" calcext:value-type="float">
            <text:p>0</text:p>
          </table:table-cell>
          <table:table-cell table:formula="of:=[.AC5] * 8000000" office:value-type="float" office:value="0" calcext:value-type="float">
            <text:p>0</text:p>
          </table:table-cell>
          <table:table-cell table:formula="of:=[.AD5] * 8000000" office:value-type="float" office:value="0" calcext:value-type="float">
            <text:p>0</text:p>
          </table:table-cell>
          <table:table-cell table:formula="of:=[.AE5] * 8000000" office:value-type="float" office:value="0" calcext:value-type="float">
            <text:p>0</text:p>
          </table:table-cell>
          <table:table-cell table:formula="of:=[.AF5] * 8000000" office:value-type="float" office:value="0" calcext:value-type="float">
            <text:p>0</text:p>
          </table:table-cell>
          <table:table-cell table:formula="of:=[.AG5] * 8000000" office:value-type="float" office:value="8000000" calcext:value-type="float">
            <text:p>8000000</text:p>
          </table:table-cell>
          <table:table-cell table:formula="of:=[.AH5] * 8000000" office:value-type="float" office:value="0" calcext:value-type="float">
            <text:p>0</text:p>
          </table:table-cell>
          <table:table-cell table:formula="of:=[.AI5] * 8000000" office:value-type="float" office:value="0" calcext:value-type="float">
            <text:p>0</text:p>
          </table:table-cell>
          <table:table-cell table:formula="of:=[.AJ5] * 8000000" office:value-type="float" office:value="0" calcext:value-type="float">
            <text:p>0</text:p>
          </table:table-cell>
          <table:table-cell table:formula="of:=[.AK5] * 8000000" office:value-type="float" office:value="0" calcext:value-type="float">
            <text:p>0</text:p>
          </table:table-cell>
          <table:table-cell table:formula="of:=[.AL5] * 8000000" office:value-type="float" office:value="0" calcext:value-type="float">
            <text:p>0</text:p>
          </table:table-cell>
          <table:table-cell table:formula="of:=[.AM5] * 8000000" office:value-type="float" office:value="0" calcext:value-type="float">
            <text:p>0</text:p>
          </table:table-cell>
          <table:table-cell table:formula="of:=[.AN5] * 8000000" office:value-type="float" office:value="0" calcext:value-type="float">
            <text:p>0</text:p>
          </table:table-cell>
          <table:table-cell table:formula="of:=[.AO5] * 8000000" office:value-type="float" office:value="0" calcext:value-type="float">
            <text:p>0</text:p>
          </table:table-cell>
          <table:table-cell table:formula="of:=[.AP5] * 8000000" office:value-type="float" office:value="0" calcext:value-type="float">
            <text:p>0</text:p>
          </table:table-cell>
          <table:table-cell table:formula="of:=[.AQ5] * 8000000" office:value-type="float" office:value="0" calcext:value-type="float">
            <text:p>0</text:p>
          </table:table-cell>
          <table:table-cell table:formula="of:=[.AR5] * 80000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ove results all with image expanded by 3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 style:data-style-name="N2" text:time-value="18:17:19.7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7:26:10.973000000</meta:creation-date>
    <dc:date>2014-09-14T18:26:37.366000000</dc:date>
    <meta:editing-duration>PT9M53S</meta:editing-duration>
    <meta:editing-cycles>4</meta:editing-cycles>
    <meta:generator>LibreOffice/4.2.6.3$Windows_x86 LibreOffice_project/3fd416d4c6db7d3204c17ce57a1d70f6e531ee21</meta:generator>
    <meta:document-statistic meta:table-count="2" meta:cell-count="88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1.A1:Sheet1.BN1 Sheet1.A5:Sheet1.BN5" chart:data-source-has-labels="column" svg:x="0.77cm" svg:y="0.855cm" svg:width="9.489cm" svg:height="7.545cm">
          <chartooo:coordinate-region svg:x="1.497cm" svg:y="1.055cm" svg:width="8.622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N1" chart:label-cell-address="Sheet1.A1:Sheet1.A1" chart:class="chart:line">
            <chart:data-point chart:repeated="65"/>
          </chart:series>
          <chart:series chart:style-name="ch7" chart:values-cell-range-address="Sheet1.B5:Sheet1.BN5" chart:label-cell-address="Sheet1.A5:Sheet1.A5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EFF_NORMED</text:p>
                <draw:g>
                  <svg:desc>Sheet1.A1:Sheet1.A1</svg:desc>
                </draw:g>
              </table:table-cell>
              <table:table-cell office:value-type="float" office:value="0.509332835674286">
                <text:p>0.509332835674286</text:p>
                <draw:g>
                  <svg:desc>Sheet1.B1:Sheet1.BN1</svg:desc>
                </draw:g>
              </table:table-cell>
              <table:table-cell office:value-type="float" office:value="0.511220216751099">
                <text:p>0.511220216751099</text:p>
              </table:table-cell>
              <table:table-cell office:value-type="float" office:value="0.508453249931335">
                <text:p>0.508453249931335</text:p>
              </table:table-cell>
              <table:table-cell office:value-type="float" office:value="0.507929623126984">
                <text:p>0.507929623126984</text:p>
              </table:table-cell>
              <table:table-cell office:value-type="float" office:value="0.512309014797211">
                <text:p>0.512309014797211</text:p>
              </table:table-cell>
              <table:table-cell office:value-type="float" office:value="0.483805060386658">
                <text:p>0.483805060386658</text:p>
              </table:table-cell>
              <table:table-cell office:value-type="float" office:value="0.46819195151329">
                <text:p>0.46819195151329</text:p>
              </table:table-cell>
              <table:table-cell office:value-type="float" office:value="0.455190241336823">
                <text:p>0.455190241336823</text:p>
              </table:table-cell>
              <table:table-cell office:value-type="float" office:value="0.461789816617966">
                <text:p>0.461789816617966</text:p>
              </table:table-cell>
              <table:table-cell office:value-type="float" office:value="0.456380844116211">
                <text:p>0.456380844116211</text:p>
              </table:table-cell>
              <table:table-cell office:value-type="float" office:value="0.452899903059006">
                <text:p>0.452899903059006</text:p>
              </table:table-cell>
              <table:table-cell office:value-type="float" office:value="0.453256547451019">
                <text:p>0.453256547451019</text:p>
              </table:table-cell>
              <table:table-cell office:value-type="float" office:value="0.456959933042526">
                <text:p>0.456959933042526</text:p>
              </table:table-cell>
              <table:table-cell office:value-type="float" office:value="0.457054406404495">
                <text:p>0.457054406404495</text:p>
              </table:table-cell>
              <table:table-cell office:value-type="float" office:value="0.501045107841492">
                <text:p>0.501045107841492</text:p>
              </table:table-cell>
              <table:table-cell office:value-type="float" office:value="0.504827499389648">
                <text:p>0.504827499389648</text:p>
              </table:table-cell>
              <table:table-cell office:value-type="float" office:value="0.505566358566284">
                <text:p>0.505566358566284</text:p>
              </table:table-cell>
              <table:table-cell office:value-type="float" office:value="0.50651741027832">
                <text:p>0.50651741027832</text:p>
              </table:table-cell>
              <table:table-cell office:value-type="float" office:value="0.505568444728851">
                <text:p>0.505568444728851</text:p>
              </table:table-cell>
              <table:table-cell office:value-type="float" office:value="0.496486812829971">
                <text:p>0.496486812829971</text:p>
              </table:table-cell>
              <table:table-cell office:value-type="float" office:value="0.469443112611771">
                <text:p>0.469443112611771</text:p>
              </table:table-cell>
              <table:table-cell office:value-type="float" office:value="0.470424324274063">
                <text:p>0.470424324274063</text:p>
              </table:table-cell>
              <table:table-cell office:value-type="float" office:value="0.465262562036514">
                <text:p>0.465262562036514</text:p>
              </table:table-cell>
              <table:table-cell office:value-type="float" office:value="0.464678943157196">
                <text:p>0.464678943157196</text:p>
              </table:table-cell>
              <table:table-cell office:value-type="float" office:value="0.467600822448731">
                <text:p>0.467600822448731</text:p>
              </table:table-cell>
              <table:table-cell office:value-type="float" office:value="0.463691860437393">
                <text:p>0.463691860437393</text:p>
              </table:table-cell>
              <table:table-cell office:value-type="float" office:value="0.463301956653595">
                <text:p>0.463301956653595</text:p>
              </table:table-cell>
              <table:table-cell office:value-type="float" office:value="0.455301702022553">
                <text:p>0.455301702022553</text:p>
              </table:table-cell>
              <table:table-cell office:value-type="float" office:value="0.452568143606186">
                <text:p>0.452568143606186</text:p>
              </table:table-cell>
              <table:table-cell office:value-type="float" office:value="0.452861160039902">
                <text:p>0.452861160039902</text:p>
              </table:table-cell>
              <table:table-cell office:value-type="float" office:value="0.454979836940765">
                <text:p>0.454979836940765</text:p>
              </table:table-cell>
              <table:table-cell office:value-type="float" office:value="0.460114657878876">
                <text:p>0.460114657878876</text:p>
              </table:table-cell>
              <table:table-cell office:value-type="float" office:value="0.450925141572952">
                <text:p>0.450925141572952</text:p>
              </table:table-cell>
              <table:table-cell office:value-type="float" office:value="0.454718798398972">
                <text:p>0.454718798398972</text:p>
              </table:table-cell>
              <table:table-cell office:value-type="float" office:value="0.583727657794952">
                <text:p>0.583727657794952</text:p>
              </table:table-cell>
              <table:table-cell office:value-type="float" office:value="0.59876012802124">
                <text:p>0.59876012802124</text:p>
              </table:table-cell>
              <table:table-cell office:value-type="float" office:value="0.736294686794281">
                <text:p>0.736294686794281</text:p>
              </table:table-cell>
              <table:table-cell office:value-type="float" office:value="0.621908247470856">
                <text:p>0.621908247470856</text:p>
              </table:table-cell>
              <table:table-cell office:value-type="float" office:value="0.551124632358551">
                <text:p>0.551124632358551</text:p>
              </table:table-cell>
              <table:table-cell office:value-type="float" office:value="0.446947306394577">
                <text:p>0.446947306394577</text:p>
              </table:table-cell>
              <table:table-cell office:value-type="float" office:value="0.438111454248428">
                <text:p>0.438111454248428</text:p>
              </table:table-cell>
              <table:table-cell office:value-type="float" office:value="0.439663618803024">
                <text:p>0.439663618803024</text:p>
              </table:table-cell>
              <table:table-cell office:value-type="float" office:value="0.43903186917305">
                <text:p>0.43903186917305</text:p>
              </table:table-cell>
              <table:table-cell office:value-type="float" office:value="0.442181318998337">
                <text:p>0.442181318998337</text:p>
              </table:table-cell>
              <table:table-cell office:value-type="float" office:value="0.440459281206131">
                <text:p>0.440459281206131</text:p>
              </table:table-cell>
              <table:table-cell office:value-type="float" office:value="0.443529456853867">
                <text:p>0.443529456853867</text:p>
              </table:table-cell>
              <table:table-cell office:value-type="float" office:value="0.4481420814991">
                <text:p>0.4481420814991</text:p>
              </table:table-cell>
              <table:table-cell office:value-type="float" office:value="0.454040288925171">
                <text:p>0.454040288925171</text:p>
              </table:table-cell>
              <table:table-cell office:value-type="float" office:value="0.453889012336731">
                <text:p>0.453889012336731</text:p>
              </table:table-cell>
              <table:table-cell office:value-type="float" office:value="0.460490673780441">
                <text:p>0.460490673780441</text:p>
              </table:table-cell>
              <table:table-cell office:value-type="float" office:value="0.462606430053711">
                <text:p>0.462606430053711</text:p>
              </table:table-cell>
              <table:table-cell office:value-type="float" office:value="0.465563118457794">
                <text:p>0.465563118457794</text:p>
              </table:table-cell>
              <table:table-cell office:value-type="float" office:value="0.464561253786087">
                <text:p>0.464561253786087</text:p>
              </table:table-cell>
              <table:table-cell office:value-type="float" office:value="0.611231446266174">
                <text:p>0.611231446266174</text:p>
              </table:table-cell>
              <table:table-cell office:value-type="float" office:value="0.737689018249512">
                <text:p>0.737689018249512</text:p>
              </table:table-cell>
              <table:table-cell office:value-type="float" office:value="0.73736035823822">
                <text:p>0.73736035823822</text:p>
              </table:table-cell>
              <table:table-cell office:value-type="float" office:value="0.613892436027527">
                <text:p>0.613892436027527</text:p>
              </table:table-cell>
              <table:table-cell office:value-type="float" office:value="0.509935021400452">
                <text:p>0.509935021400452</text:p>
              </table:table-cell>
              <table:table-cell office:value-type="float" office:value="0.478948324918747">
                <text:p>0.478948324918747</text:p>
              </table:table-cell>
              <table:table-cell office:value-type="float" office:value="0.467668056488037">
                <text:p>0.467668056488037</text:p>
              </table:table-cell>
              <table:table-cell office:value-type="float" office:value="0.454856544733048">
                <text:p>0.454856544733048</text:p>
              </table:table-cell>
              <table:table-cell office:value-type="float" office:value="0.456279367208481">
                <text:p>0.456279367208481</text:p>
              </table:table-cell>
              <table:table-cell office:value-type="float" office:value="0.451667785644531">
                <text:p>0.451667785644531</text:p>
              </table:table-cell>
              <table:table-cell office:value-type="float" office:value="0.452024698257446">
                <text:p>0.452024698257446</text:p>
              </table:table-cell>
              <table:table-cell office:value-type="float" office:value="0.459283113479614">
                <text:p>0.459283113479614</text:p>
              </table:table-cell>
            </table:table-row>
            <table:table-row>
              <table:table-cell office:value-type="string">
                <text:p>blinks recorde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2.A4:Sheet2.AR4 Sheet2.A8:Sheet2.AR8" chart:data-source-has-labels="column" svg:x="0.77cm" svg:y="0.855cm" svg:width="10.362cm" svg:height="7.545cm">
          <chartooo:coordinate-region svg:x="2.317cm" svg:y="1.054cm" svg:width="8.628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AR4" chart:label-cell-address="Sheet2.A4:Sheet2.A4" chart:class="chart:line">
            <chart:data-point chart:repeated="43"/>
          </chart:series>
          <chart:series chart:style-name="ch7" chart:values-cell-range-address="Sheet2.B8:Sheet2.AR8" chart:label-cell-address="Sheet2.A8:Sheet2.A8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TM_CCOEFF</text:p>
                <draw:g>
                  <svg:desc>Sheet2.A4:Sheet2.A4</svg:desc>
                </draw:g>
              </table:table-cell>
              <table:table-cell office:value-type="float" office:value="1433452.625">
                <text:p>1433452.625</text:p>
                <draw:g>
                  <svg:desc>Sheet2.B4:Sheet2.AR4</svg:desc>
                </draw:g>
              </table:table-cell>
              <table:table-cell office:value-type="float" office:value="1429309.375">
                <text:p>1429309.375</text:p>
              </table:table-cell>
              <table:table-cell office:value-type="float" office:value="1313035">
                <text:p>1313035</text:p>
              </table:table-cell>
              <table:table-cell office:value-type="float" office:value="1507914.5">
                <text:p>1507914.5</text:p>
              </table:table-cell>
              <table:table-cell office:value-type="float" office:value="1789824.375">
                <text:p>1789824.375</text:p>
              </table:table-cell>
              <table:table-cell office:value-type="float" office:value="2176313.25">
                <text:p>2176313.25</text:p>
              </table:table-cell>
              <table:table-cell office:value-type="float" office:value="2334173.5">
                <text:p>2334173.5</text:p>
              </table:table-cell>
              <table:table-cell office:value-type="float" office:value="2608221.25">
                <text:p>2608221.25</text:p>
              </table:table-cell>
              <table:table-cell office:value-type="float" office:value="2708020.5">
                <text:p>2708020.5</text:p>
              </table:table-cell>
              <table:table-cell office:value-type="float" office:value="2744016.25">
                <text:p>2744016.25</text:p>
              </table:table-cell>
              <table:table-cell office:value-type="float" office:value="2786390">
                <text:p>2786390</text:p>
              </table:table-cell>
              <table:table-cell office:value-type="float" office:value="2772117">
                <text:p>2772117</text:p>
              </table:table-cell>
              <table:table-cell office:value-type="float" office:value="2687088.75">
                <text:p>2687088.75</text:p>
              </table:table-cell>
              <table:table-cell office:value-type="float" office:value="2802231.5">
                <text:p>2802231.5</text:p>
              </table:table-cell>
              <table:table-cell office:value-type="float" office:value="2795362">
                <text:p>2795362</text:p>
              </table:table-cell>
              <table:table-cell office:value-type="float" office:value="2794530.25">
                <text:p>2794530.25</text:p>
              </table:table-cell>
              <table:table-cell office:value-type="float" office:value="2762373.75">
                <text:p>2762373.75</text:p>
              </table:table-cell>
              <table:table-cell office:value-type="float" office:value="2767378.25">
                <text:p>2767378.25</text:p>
              </table:table-cell>
              <table:table-cell office:value-type="float" office:value="2706261.5">
                <text:p>2706261.5</text:p>
              </table:table-cell>
              <table:table-cell office:value-type="float" office:value="1294849.25">
                <text:p>1294849.25</text:p>
              </table:table-cell>
              <table:table-cell office:value-type="float" office:value="2671597.75">
                <text:p>2671597.75</text:p>
              </table:table-cell>
              <table:table-cell office:value-type="float" office:value="2594113">
                <text:p>2594113</text:p>
              </table:table-cell>
              <table:table-cell office:value-type="float" office:value="2540959.25">
                <text:p>2540959.25</text:p>
              </table:table-cell>
              <table:table-cell office:value-type="float" office:value="2573522.5">
                <text:p>2573522.5</text:p>
              </table:table-cell>
              <table:table-cell office:value-type="float" office:value="2612006.25">
                <text:p>2612006.25</text:p>
              </table:table-cell>
              <table:table-cell office:value-type="float" office:value="2612914">
                <text:p>2612914</text:p>
              </table:table-cell>
              <table:table-cell office:value-type="float" office:value="2640791">
                <text:p>2640791</text:p>
              </table:table-cell>
              <table:table-cell office:value-type="float" office:value="2642610.25">
                <text:p>2642610.25</text:p>
              </table:table-cell>
              <table:table-cell office:value-type="float" office:value="2587835.5">
                <text:p>2587835.5</text:p>
              </table:table-cell>
              <table:table-cell office:value-type="float" office:value="2636472">
                <text:p>2636472</text:p>
              </table:table-cell>
              <table:table-cell office:value-type="float" office:value="2643780.25">
                <text:p>2643780.25</text:p>
              </table:table-cell>
              <table:table-cell office:value-type="float" office:value="2670988.25">
                <text:p>2670988.25</text:p>
              </table:table-cell>
              <table:table-cell office:value-type="float" office:value="2696237.5">
                <text:p>2696237.5</text:p>
              </table:table-cell>
              <table:table-cell office:value-type="float" office:value="2460603">
                <text:p>2460603</text:p>
              </table:table-cell>
              <table:table-cell office:value-type="float" office:value="2356336.25">
                <text:p>2356336.25</text:p>
              </table:table-cell>
              <table:table-cell office:value-type="float" office:value="2654468">
                <text:p>2654468</text:p>
              </table:table-cell>
              <table:table-cell office:value-type="float" office:value="2597016.5">
                <text:p>2597016.5</text:p>
              </table:table-cell>
              <table:table-cell office:value-type="float" office:value="2556546.75">
                <text:p>2556546.75</text:p>
              </table:table-cell>
              <table:table-cell office:value-type="float" office:value="2563750.5">
                <text:p>2563750.5</text:p>
              </table:table-cell>
              <table:table-cell office:value-type="float" office:value="2535198">
                <text:p>2535198</text:p>
              </table:table-cell>
              <table:table-cell office:value-type="float" office:value="2553866">
                <text:p>2553866</text:p>
              </table:table-cell>
              <table:table-cell office:value-type="float" office:value="2658317.5">
                <text:p>2658317.5</text:p>
              </table:table-cell>
              <table:table-cell office:value-type="float" office:value="2637679.75">
                <text:p>2637679.75</text:p>
              </table:table-cell>
            </table:table-row>
            <table:table-row>
              <table:table-cell office:value-type="string">
                <text:p>big blinks recorded</text:p>
                <draw:g>
                  <svg:desc>Sheet2.A8:Sheet2.A8</svg:desc>
                </draw:g>
              </table:table-cell>
              <table:table-cell office:value-type="float" office:value="0">
                <text:p>0</text:p>
                <draw:g>
                  <svg:desc>Sheet2.B8:Sheet2.AR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2.A6:Sheet2.AR6 Sheet2.A8:Sheet2.AR8" chart:data-source-has-labels="column" svg:x="0.77cm" svg:y="0.855cm" svg:width="10.362cm" svg:height="7.545cm">
          <chartooo:coordinate-region svg:x="2.503cm" svg:y="1.054cm" svg:width="8.442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6:Sheet2.AR6" chart:label-cell-address="Sheet2.A6:Sheet2.A6" chart:class="chart:line">
            <chart:data-point chart:repeated="43"/>
          </chart:series>
          <chart:series chart:style-name="ch7" chart:values-cell-range-address="Sheet2.B8:Sheet2.AR8" chart:label-cell-address="Sheet2.A8:Sheet2.A8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TM_CCORR</text:p>
                <draw:g>
                  <svg:desc>Sheet2.A6:Sheet2.A6</svg:desc>
                </draw:g>
              </table:table-cell>
              <table:table-cell office:value-type="float" office:value="20922992">
                <text:p>20922992</text:p>
                <draw:g>
                  <svg:desc>Sheet2.B6:Sheet2.AR6</svg:desc>
                </draw:g>
              </table:table-cell>
              <table:table-cell office:value-type="float" office:value="20541972">
                <text:p>20541972</text:p>
              </table:table-cell>
              <table:table-cell office:value-type="float" office:value="27140934">
                <text:p>27140934</text:p>
              </table:table-cell>
              <table:table-cell office:value-type="float" office:value="30731424">
                <text:p>30731424</text:p>
              </table:table-cell>
              <table:table-cell office:value-type="float" office:value="34854796">
                <text:p>34854796</text:p>
              </table:table-cell>
              <table:table-cell office:value-type="float" office:value="39989820">
                <text:p>39989820</text:p>
              </table:table-cell>
              <table:table-cell office:value-type="float" office:value="43474536">
                <text:p>43474536</text:p>
              </table:table-cell>
              <table:table-cell office:value-type="float" office:value="47266692">
                <text:p>47266692</text:p>
              </table:table-cell>
              <table:table-cell office:value-type="float" office:value="49222688">
                <text:p>49222688</text:p>
              </table:table-cell>
              <table:table-cell office:value-type="float" office:value="50926024">
                <text:p>50926024</text:p>
              </table:table-cell>
              <table:table-cell office:value-type="float" office:value="51468324">
                <text:p>51468324</text:p>
              </table:table-cell>
              <table:table-cell office:value-type="float" office:value="51198260">
                <text:p>51198260</text:p>
              </table:table-cell>
              <table:table-cell office:value-type="float" office:value="50950976">
                <text:p>50950976</text:p>
              </table:table-cell>
              <table:table-cell office:value-type="float" office:value="51654984">
                <text:p>51654984</text:p>
              </table:table-cell>
              <table:table-cell office:value-type="float" office:value="51608216">
                <text:p>51608216</text:p>
              </table:table-cell>
              <table:table-cell office:value-type="float" office:value="51238352">
                <text:p>51238352</text:p>
              </table:table-cell>
              <table:table-cell office:value-type="float" office:value="51145908">
                <text:p>51145908</text:p>
              </table:table-cell>
              <table:table-cell office:value-type="float" office:value="50986092">
                <text:p>50986092</text:p>
              </table:table-cell>
              <table:table-cell office:value-type="float" office:value="53638900">
                <text:p>53638900</text:p>
              </table:table-cell>
              <table:table-cell office:value-type="float" office:value="51007624">
                <text:p>51007624</text:p>
              </table:table-cell>
              <table:table-cell office:value-type="float" office:value="53705288">
                <text:p>53705288</text:p>
              </table:table-cell>
              <table:table-cell office:value-type="float" office:value="51430380">
                <text:p>51430380</text:p>
              </table:table-cell>
              <table:table-cell office:value-type="float" office:value="51370420">
                <text:p>51370420</text:p>
              </table:table-cell>
              <table:table-cell office:value-type="float" office:value="51268960">
                <text:p>51268960</text:p>
              </table:table-cell>
              <table:table-cell office:value-type="float" office:value="51649192">
                <text:p>51649192</text:p>
              </table:table-cell>
              <table:table-cell office:value-type="float" office:value="50866580">
                <text:p>50866580</text:p>
              </table:table-cell>
              <table:table-cell office:value-type="float" office:value="50817380">
                <text:p>50817380</text:p>
              </table:table-cell>
              <table:table-cell office:value-type="float" office:value="50859856">
                <text:p>50859856</text:p>
              </table:table-cell>
              <table:table-cell office:value-type="float" office:value="50777420">
                <text:p>50777420</text:p>
              </table:table-cell>
              <table:table-cell office:value-type="float" office:value="50733696">
                <text:p>50733696</text:p>
              </table:table-cell>
              <table:table-cell office:value-type="float" office:value="50330140">
                <text:p>50330140</text:p>
              </table:table-cell>
              <table:table-cell office:value-type="float" office:value="51284996">
                <text:p>51284996</text:p>
              </table:table-cell>
              <table:table-cell office:value-type="float" office:value="56585732">
                <text:p>56585732</text:p>
              </table:table-cell>
              <table:table-cell office:value-type="float" office:value="56618052">
                <text:p>56618052</text:p>
              </table:table-cell>
              <table:table-cell office:value-type="float" office:value="52218848">
                <text:p>52218848</text:p>
              </table:table-cell>
              <table:table-cell office:value-type="float" office:value="51951972">
                <text:p>51951972</text:p>
              </table:table-cell>
              <table:table-cell office:value-type="float" office:value="50053508">
                <text:p>50053508</text:p>
              </table:table-cell>
              <table:table-cell office:value-type="float" office:value="50007908">
                <text:p>50007908</text:p>
              </table:table-cell>
              <table:table-cell office:value-type="float" office:value="50358424">
                <text:p>50358424</text:p>
              </table:table-cell>
              <table:table-cell office:value-type="float" office:value="50709252">
                <text:p>50709252</text:p>
              </table:table-cell>
              <table:table-cell office:value-type="float" office:value="49967488">
                <text:p>49967488</text:p>
              </table:table-cell>
              <table:table-cell office:value-type="float" office:value="50836428">
                <text:p>50836428</text:p>
              </table:table-cell>
              <table:table-cell office:value-type="float" office:value="50294400">
                <text:p>50294400</text:p>
              </table:table-cell>
            </table:table-row>
            <table:table-row>
              <table:table-cell office:value-type="string">
                <text:p>big blinks recorded</text:p>
                <draw:g>
                  <svg:desc>Sheet2.A8:Sheet2.A8</svg:desc>
                </draw:g>
              </table:table-cell>
              <table:table-cell office:value-type="float" office:value="0">
                <text:p>0</text:p>
                <draw:g>
                  <svg:desc>Sheet2.B8:Sheet2.AR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58cm" svg:y="3.952cm" style:legend-expansion="high" chart:style-name="ch2"/>
        <chart:plot-area chart:style-name="ch3" table:cell-range-address="Sheet2.A5:Sheet2.AR5 Sheet2.A7:Sheet2.AR7" chart:data-source-has-labels="column" svg:x="0.77cm" svg:y="0.855cm" svg:width="9.648cm" svg:height="7.545cm">
          <chartooo:coordinate-region svg:x="1.497cm" svg:y="1.055cm" svg:width="8.735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5:Sheet2.AR5" chart:label-cell-address="Sheet2.A5:Sheet2.A5" chart:class="chart:line">
            <chart:data-point chart:repeated="43"/>
          </chart:series>
          <chart:series chart:style-name="ch7" chart:values-cell-range-address="Sheet2.B7:Sheet2.AR7" chart:label-cell-address="Sheet2.A7:Sheet2.A7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blinks recorded</text:p>
                <draw:g>
                  <svg:desc>Sheet2.A5:Sheet2.A5</svg:desc>
                </draw:g>
              </table:table-cell>
              <table:table-cell office:value-type="float" office:value="0">
                <text:p>0</text:p>
                <draw:g>
                  <svg:desc>Sheet2.B5:Sheet2.AR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M_SQDIFF_NORMED</text:p>
                <draw:g>
                  <svg:desc>Sheet2.A7:Sheet2.A7</svg:desc>
                </draw:g>
              </table:table-cell>
              <table:table-cell office:value-type="float" office:value="0.866541624069214">
                <text:p>0.866541624069214</text:p>
                <draw:g>
                  <svg:desc>Sheet2.B7:Sheet2.AR7</svg:desc>
                </draw:g>
              </table:table-cell>
              <table:table-cell office:value-type="float" office:value="0.900010049343109">
                <text:p>0.900010049343109</text:p>
              </table:table-cell>
              <table:table-cell office:value-type="float" office:value="0.472379416227341">
                <text:p>0.472379416227341</text:p>
              </table:table-cell>
              <table:table-cell office:value-type="float" office:value="0.338377505540848">
                <text:p>0.338377505540848</text:p>
              </table:table-cell>
              <table:table-cell office:value-type="float" office:value="0.242695838212967">
                <text:p>0.242695838212967</text:p>
              </table:table-cell>
              <table:table-cell office:value-type="float" office:value="0.16840435564518">
                <text:p>0.16840435564518</text:p>
              </table:table-cell>
              <table:table-cell office:value-type="float" office:value="0.135887131094933">
                <text:p>0.135887131094933</text:p>
              </table:table-cell>
              <table:table-cell office:value-type="float" office:value="0.122094482183456">
                <text:p>0.122094482183456</text:p>
              </table:table-cell>
              <table:table-cell office:value-type="float" office:value="0.118919223546982">
                <text:p>0.118919223546982</text:p>
              </table:table-cell>
              <table:table-cell office:value-type="float" office:value="0.118144042789936">
                <text:p>0.118144042789936</text:p>
              </table:table-cell>
              <table:table-cell office:value-type="float" office:value="0.116773761808872">
                <text:p>0.116773761808872</text:p>
              </table:table-cell>
              <table:table-cell office:value-type="float" office:value="0.118435151875019">
                <text:p>0.118435151875019</text:p>
              </table:table-cell>
              <table:table-cell office:value-type="float" office:value="0.119124561548233">
                <text:p>0.119124561548233</text:p>
              </table:table-cell>
              <table:table-cell office:value-type="float" office:value="0.117500014603138">
                <text:p>0.117500014603138</text:p>
              </table:table-cell>
              <table:table-cell office:value-type="float" office:value="0.116870149970055">
                <text:p>0.116870149970055</text:p>
              </table:table-cell>
              <table:table-cell office:value-type="float" office:value="0.117303863167763">
                <text:p>0.117303863167763</text:p>
              </table:table-cell>
              <table:table-cell office:value-type="float" office:value="0.118100948631763">
                <text:p>0.118100948631763</text:p>
              </table:table-cell>
              <table:table-cell office:value-type="float" office:value="0.117887936532497">
                <text:p>0.117887936532497</text:p>
              </table:table-cell>
              <table:table-cell office:value-type="float" office:value="0.0861949101090431">
                <text:p>0.0861949101090431</text:p>
              </table:table-cell>
              <table:table-cell office:value-type="float" office:value="0.138771295547485">
                <text:p>0.138771295547485</text:p>
              </table:table-cell>
              <table:table-cell office:value-type="float" office:value="0.0847929865121841">
                <text:p>0.0847929865121841</text:p>
              </table:table-cell>
              <table:table-cell office:value-type="float" office:value="0.116229131817818">
                <text:p>0.116229131817818</text:p>
              </table:table-cell>
              <table:table-cell office:value-type="float" office:value="0.121832132339478">
                <text:p>0.121832132339478</text:p>
              </table:table-cell>
              <table:table-cell office:value-type="float" office:value="0.123199388384819">
                <text:p>0.123199388384819</text:p>
              </table:table-cell>
              <table:table-cell office:value-type="float" office:value="0.122946985065937">
                <text:p>0.122946985065937</text:p>
              </table:table-cell>
              <table:table-cell office:value-type="float" office:value="0.122458130121231">
                <text:p>0.122458130121231</text:p>
              </table:table-cell>
              <table:table-cell office:value-type="float" office:value="0.122421838343143">
                <text:p>0.122421838343143</text:p>
              </table:table-cell>
              <table:table-cell office:value-type="float" office:value="0.121595777571201">
                <text:p>0.121595777571201</text:p>
              </table:table-cell>
              <table:table-cell office:value-type="float" office:value="0.122380092740059">
                <text:p>0.122380092740059</text:p>
              </table:table-cell>
              <table:table-cell office:value-type="float" office:value="0.119799695909023">
                <text:p>0.119799695909023</text:p>
              </table:table-cell>
              <table:table-cell office:value-type="float" office:value="0.119703724980354">
                <text:p>0.119703724980354</text:p>
              </table:table-cell>
              <table:table-cell office:value-type="float" office:value="0.118610627949238">
                <text:p>0.118610627949238</text:p>
              </table:table-cell>
              <table:table-cell office:value-type="float" office:value="0.0954306945204735">
                <text:p>0.0954306945204735</text:p>
              </table:table-cell>
              <table:table-cell office:value-type="float" office:value="0.0975692346692085">
                <text:p>0.0975692346692085</text:p>
              </table:table-cell>
              <table:table-cell office:value-type="float" office:value="0.0894659087061882">
                <text:p>0.0894659087061882</text:p>
              </table:table-cell>
              <table:table-cell office:value-type="float" office:value="0.104509085416794">
                <text:p>0.104509085416794</text:p>
              </table:table-cell>
              <table:table-cell office:value-type="float" office:value="0.116221807897091">
                <text:p>0.116221807897091</text:p>
              </table:table-cell>
              <table:table-cell office:value-type="float" office:value="0.119185939431191">
                <text:p>0.119185939431191</text:p>
              </table:table-cell>
              <table:table-cell office:value-type="float" office:value="0.121525809168816">
                <text:p>0.121525809168816</text:p>
              </table:table-cell>
              <table:table-cell office:value-type="float" office:value="0.123076684772968">
                <text:p>0.123076684772968</text:p>
              </table:table-cell>
              <table:table-cell office:value-type="float" office:value="0.12197183817625">
                <text:p>0.12197183817625</text:p>
              </table:table-cell>
              <table:table-cell office:value-type="float" office:value="0.122687093913555">
                <text:p>0.122687093913555</text:p>
              </table:table-cell>
              <table:table-cell office:value-type="float" office:value="0.121732465922832">
                <text:p>0.1217324659228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952cm" style:legend-expansion="high" chart:style-name="ch2"/>
        <chart:plot-area chart:style-name="ch3" table:cell-range-address="Sheet1.A2:Sheet1.BN2 Sheet1.A5:Sheet1.BN5" chart:data-source-has-labels="column" svg:x="0.77cm" svg:y="0.855cm" svg:width="9.674cm" svg:height="7.545cm">
          <chartooo:coordinate-region svg:x="1.497cm" svg:y="1.055cm" svg:width="8.807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N2" chart:label-cell-address="Sheet1.A2:Sheet1.A2" chart:class="chart:line">
            <chart:data-point chart:repeated="65"/>
          </chart:series>
          <chart:series chart:style-name="ch7" chart:values-cell-range-address="Sheet1.B5:Sheet1.BN5" chart:label-cell-address="Sheet1.A5:Sheet1.A5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RR_NORMED</text:p>
                <draw:g>
                  <svg:desc>Sheet1.A2:Sheet1.A2</svg:desc>
                </draw:g>
              </table:table-cell>
              <table:table-cell office:value-type="float" office:value="0.927260637283325">
                <text:p>0.927260637283325</text:p>
                <draw:g>
                  <svg:desc>Sheet1.B2:Sheet1.BN2</svg:desc>
                </draw:g>
              </table:table-cell>
              <table:table-cell office:value-type="float" office:value="0.927450239658356">
                <text:p>0.927450239658356</text:p>
              </table:table-cell>
              <table:table-cell office:value-type="float" office:value="0.947121798992157">
                <text:p>0.947121798992157</text:p>
              </table:table-cell>
              <table:table-cell office:value-type="float" office:value="0.946871042251587">
                <text:p>0.946871042251587</text:p>
              </table:table-cell>
              <table:table-cell office:value-type="float" office:value="0.946502923965454">
                <text:p>0.946502923965454</text:p>
              </table:table-cell>
              <table:table-cell office:value-type="float" office:value="0.942761063575745">
                <text:p>0.942761063575745</text:p>
              </table:table-cell>
              <table:table-cell office:value-type="float" office:value="0.941285610198975">
                <text:p>0.941285610198975</text:p>
              </table:table-cell>
              <table:table-cell office:value-type="float" office:value="0.940121054649353">
                <text:p>0.940121054649353</text:p>
              </table:table-cell>
              <table:table-cell office:value-type="float" office:value="0.940839827060699">
                <text:p>0.940839827060699</text:p>
              </table:table-cell>
              <table:table-cell office:value-type="float" office:value="0.93985641002655">
                <text:p>0.93985641002655</text:p>
              </table:table-cell>
              <table:table-cell office:value-type="float" office:value="0.939318060874939">
                <text:p>0.939318060874939</text:p>
              </table:table-cell>
              <table:table-cell office:value-type="float" office:value="0.939081430435181">
                <text:p>0.939081430435181</text:p>
              </table:table-cell>
              <table:table-cell office:value-type="float" office:value="0.939768850803375">
                <text:p>0.939768850803375</text:p>
              </table:table-cell>
              <table:table-cell office:value-type="float" office:value="0.940391361713409">
                <text:p>0.940391361713409</text:p>
              </table:table-cell>
              <table:table-cell office:value-type="float" office:value="0.94646143913269">
                <text:p>0.94646143913269</text:p>
              </table:table-cell>
              <table:table-cell office:value-type="float" office:value="0.946029007434845">
                <text:p>0.946029007434845</text:p>
              </table:table-cell>
              <table:table-cell office:value-type="float" office:value="0.945899128913879">
                <text:p>0.945899128913879</text:p>
              </table:table-cell>
              <table:table-cell office:value-type="float" office:value="0.946559369564056">
                <text:p>0.946559369564056</text:p>
              </table:table-cell>
              <table:table-cell office:value-type="float" office:value="0.946214258670807">
                <text:p>0.946214258670807</text:p>
              </table:table-cell>
              <table:table-cell office:value-type="float" office:value="0.946320235729218">
                <text:p>0.946320235729218</text:p>
              </table:table-cell>
              <table:table-cell office:value-type="float" office:value="0.942241787910461">
                <text:p>0.942241787910461</text:p>
              </table:table-cell>
              <table:table-cell office:value-type="float" office:value="0.942370116710663">
                <text:p>0.942370116710663</text:p>
              </table:table-cell>
              <table:table-cell office:value-type="float" office:value="0.94116199016571">
                <text:p>0.94116199016571</text:p>
              </table:table-cell>
              <table:table-cell office:value-type="float" office:value="0.941490173339844">
                <text:p>0.941490173339844</text:p>
              </table:table-cell>
              <table:table-cell office:value-type="float" office:value="0.941766798496246">
                <text:p>0.941766798496246</text:p>
              </table:table-cell>
              <table:table-cell office:value-type="float" office:value="0.941480576992035">
                <text:p>0.941480576992035</text:p>
              </table:table-cell>
              <table:table-cell office:value-type="float" office:value="0.940926253795624">
                <text:p>0.940926253795624</text:p>
              </table:table-cell>
              <table:table-cell office:value-type="float" office:value="0.939996898174286">
                <text:p>0.939996898174286</text:p>
              </table:table-cell>
              <table:table-cell office:value-type="float" office:value="0.93955910205841">
                <text:p>0.93955910205841</text:p>
              </table:table-cell>
              <table:table-cell office:value-type="float" office:value="0.939559042453766">
                <text:p>0.939559042453766</text:p>
              </table:table-cell>
              <table:table-cell office:value-type="float" office:value="0.939912021160126">
                <text:p>0.939912021160126</text:p>
              </table:table-cell>
              <table:table-cell office:value-type="float" office:value="0.940434277057648">
                <text:p>0.940434277057648</text:p>
              </table:table-cell>
              <table:table-cell office:value-type="float" office:value="0.93958181142807">
                <text:p>0.93958181142807</text:p>
              </table:table-cell>
              <table:table-cell office:value-type="float" office:value="0.939699590206146">
                <text:p>0.939699590206146</text:p>
              </table:table-cell>
              <table:table-cell office:value-type="float" office:value="0.958322823047638">
                <text:p>0.958322823047638</text:p>
              </table:table-cell>
              <table:table-cell office:value-type="float" office:value="0.959155559539795">
                <text:p>0.959155559539795</text:p>
              </table:table-cell>
              <table:table-cell office:value-type="float" office:value="0.977239012718201">
                <text:p>0.977239012718201</text:p>
              </table:table-cell>
              <table:table-cell office:value-type="float" office:value="0.961745619773865">
                <text:p>0.961745619773865</text:p>
              </table:table-cell>
              <table:table-cell office:value-type="float" office:value="0.954300224781036">
                <text:p>0.954300224781036</text:p>
              </table:table-cell>
              <table:table-cell office:value-type="float" office:value="0.93825101852417">
                <text:p>0.93825101852417</text:p>
              </table:table-cell>
              <table:table-cell office:value-type="float" office:value="0.937199473381042">
                <text:p>0.937199473381042</text:p>
              </table:table-cell>
              <table:table-cell office:value-type="float" office:value="0.937198221683502">
                <text:p>0.937198221683502</text:p>
              </table:table-cell>
              <table:table-cell office:value-type="float" office:value="0.937281489372253">
                <text:p>0.937281489372253</text:p>
              </table:table-cell>
              <table:table-cell office:value-type="float" office:value="0.937427461147308">
                <text:p>0.937427461147308</text:p>
              </table:table-cell>
              <table:table-cell office:value-type="float" office:value="0.937755048274994">
                <text:p>0.937755048274994</text:p>
              </table:table-cell>
              <table:table-cell office:value-type="float" office:value="0.937788605690002">
                <text:p>0.937788605690002</text:p>
              </table:table-cell>
              <table:table-cell office:value-type="float" office:value="0.938292503356934">
                <text:p>0.938292503356934</text:p>
              </table:table-cell>
              <table:table-cell office:value-type="float" office:value="0.939375102519989">
                <text:p>0.939375102519989</text:p>
              </table:table-cell>
              <table:table-cell office:value-type="float" office:value="0.939247846603394">
                <text:p>0.939247846603394</text:p>
              </table:table-cell>
              <table:table-cell office:value-type="float" office:value="0.940344631671906">
                <text:p>0.940344631671906</text:p>
              </table:table-cell>
              <table:table-cell office:value-type="float" office:value="0.940623939037323">
                <text:p>0.940623939037323</text:p>
              </table:table-cell>
              <table:table-cell office:value-type="float" office:value="0.941186010837555">
                <text:p>0.941186010837555</text:p>
              </table:table-cell>
              <table:table-cell office:value-type="float" office:value="0.94060629606247">
                <text:p>0.94060629606247</text:p>
              </table:table-cell>
              <table:table-cell office:value-type="float" office:value="0.960627734661102">
                <text:p>0.960627734661102</text:p>
              </table:table-cell>
              <table:table-cell office:value-type="float" office:value="0.977284848690033">
                <text:p>0.977284848690033</text:p>
              </table:table-cell>
              <table:table-cell office:value-type="float" office:value="0.977262437343597">
                <text:p>0.977262437343597</text:p>
              </table:table-cell>
              <table:table-cell office:value-type="float" office:value="0.961082756519318">
                <text:p>0.961082756519318</text:p>
              </table:table-cell>
              <table:table-cell office:value-type="float" office:value="0.947495818138123">
                <text:p>0.947495818138123</text:p>
              </table:table-cell>
              <table:table-cell office:value-type="float" office:value="0.942447066307068">
                <text:p>0.942447066307068</text:p>
              </table:table-cell>
              <table:table-cell office:value-type="float" office:value="0.940596282482147">
                <text:p>0.940596282482147</text:p>
              </table:table-cell>
              <table:table-cell office:value-type="float" office:value="0.93867427110672">
                <text:p>0.93867427110672</text:p>
              </table:table-cell>
              <table:table-cell office:value-type="float" office:value="0.938598871231079">
                <text:p>0.938598871231079</text:p>
              </table:table-cell>
              <table:table-cell office:value-type="float" office:value="0.938008904457092">
                <text:p>0.938008904457092</text:p>
              </table:table-cell>
              <table:table-cell office:value-type="float" office:value="0.938441693782806">
                <text:p>0.938441693782806</text:p>
              </table:table-cell>
              <table:table-cell office:value-type="float" office:value="0.939728736877441">
                <text:p>0.939728736877441</text:p>
              </table:table-cell>
            </table:table-row>
            <table:table-row>
              <table:table-cell office:value-type="string">
                <text:p>blinks recorde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A3:Sheet1.BN3 Sheet1.A8:Sheet1.BN8" chart:data-source-has-labels="column" svg:x="0.77cm" svg:y="0.855cm" svg:width="10.256cm" svg:height="7.545cm">
          <chartooo:coordinate-region svg:x="2.503cm" svg:y="1.055cm" svg:width="8.523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N3" chart:label-cell-address="Sheet1.A3:Sheet1.A3" chart:class="chart:line">
            <chart:data-point chart:repeated="65"/>
          </chart:series>
          <chart:series chart:style-name="ch7" chart:values-cell-range-address="Sheet1.B8:Sheet1.BN8" chart:label-cell-address="Sheet1.A8:Sheet1.A8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SQDIFF</text:p>
                <draw:g>
                  <svg:desc>Sheet1.A3:Sheet1.A3</svg:desc>
                </draw:g>
              </table:table-cell>
              <table:table-cell office:value-type="float" office:value="19527596">
                <text:p>19527596</text:p>
                <draw:g>
                  <svg:desc>Sheet1.B3:Sheet1.BN3</svg:desc>
                </draw:g>
              </table:table-cell>
              <table:table-cell office:value-type="float" office:value="19568704">
                <text:p>19568704</text:p>
              </table:table-cell>
              <table:table-cell office:value-type="float" office:value="14689133">
                <text:p>14689133</text:p>
              </table:table-cell>
              <table:table-cell office:value-type="float" office:value="12450498">
                <text:p>12450498</text:p>
              </table:table-cell>
              <table:table-cell office:value-type="float" office:value="11033297">
                <text:p>11033297</text:p>
              </table:table-cell>
              <table:table-cell office:value-type="float" office:value="9516110">
                <text:p>9516110</text:p>
              </table:table-cell>
              <table:table-cell office:value-type="float" office:value="7597140">
                <text:p>7597140</text:p>
              </table:table-cell>
              <table:table-cell office:value-type="float" office:value="6902129">
                <text:p>6902129</text:p>
              </table:table-cell>
              <table:table-cell office:value-type="float" office:value="6715886">
                <text:p>6715886</text:p>
              </table:table-cell>
              <table:table-cell office:value-type="float" office:value="6184118">
                <text:p>6184118</text:p>
              </table:table-cell>
              <table:table-cell office:value-type="float" office:value="6104210">
                <text:p>6104210</text:p>
              </table:table-cell>
              <table:table-cell office:value-type="float" office:value="6098712">
                <text:p>6098712</text:p>
              </table:table-cell>
              <table:table-cell office:value-type="float" office:value="6018172">
                <text:p>6018172</text:p>
              </table:table-cell>
              <table:table-cell office:value-type="float" office:value="5957532">
                <text:p>5957532</text:p>
              </table:table-cell>
              <table:table-cell office:value-type="float" office:value="5400493">
                <text:p>5400493</text:p>
              </table:table-cell>
              <table:table-cell office:value-type="float" office:value="5452035">
                <text:p>5452035</text:p>
              </table:table-cell>
              <table:table-cell office:value-type="float" office:value="5465043">
                <text:p>5465043</text:p>
              </table:table-cell>
              <table:table-cell office:value-type="float" office:value="5410924">
                <text:p>5410924</text:p>
              </table:table-cell>
              <table:table-cell office:value-type="float" office:value="5446413">
                <text:p>5446413</text:p>
              </table:table-cell>
              <table:table-cell office:value-type="float" office:value="5405227">
                <text:p>5405227</text:p>
              </table:table-cell>
              <table:table-cell office:value-type="float" office:value="5783198">
                <text:p>5783198</text:p>
              </table:table-cell>
              <table:table-cell office:value-type="float" office:value="5768352">
                <text:p>5768352</text:p>
              </table:table-cell>
              <table:table-cell office:value-type="float" office:value="5884452">
                <text:p>5884452</text:p>
              </table:table-cell>
              <table:table-cell office:value-type="float" office:value="5856810">
                <text:p>5856810</text:p>
              </table:table-cell>
              <table:table-cell office:value-type="float" office:value="5826842">
                <text:p>5826842</text:p>
              </table:table-cell>
              <table:table-cell office:value-type="float" office:value="5852300">
                <text:p>5852300</text:p>
              </table:table-cell>
              <table:table-cell office:value-type="float" office:value="5905686">
                <text:p>5905686</text:p>
              </table:table-cell>
              <table:table-cell office:value-type="float" office:value="5995662">
                <text:p>5995662</text:p>
              </table:table-cell>
              <table:table-cell office:value-type="float" office:value="6039698">
                <text:p>6039698</text:p>
              </table:table-cell>
              <table:table-cell office:value-type="float" office:value="6039028">
                <text:p>6039028</text:p>
              </table:table-cell>
              <table:table-cell office:value-type="float" office:value="6003888">
                <text:p>6003888</text:p>
              </table:table-cell>
              <table:table-cell office:value-type="float" office:value="5954528">
                <text:p>5954528</text:p>
              </table:table-cell>
              <table:table-cell office:value-type="float" office:value="6038475">
                <text:p>6038475</text:p>
              </table:table-cell>
              <table:table-cell office:value-type="float" office:value="6025540">
                <text:p>6025540</text:p>
              </table:table-cell>
              <table:table-cell office:value-type="float" office:value="4468704">
                <text:p>4468704</text:p>
              </table:table-cell>
              <table:table-cell office:value-type="float" office:value="4950041">
                <text:p>4950041</text:p>
              </table:table-cell>
              <table:table-cell office:value-type="float" office:value="2691557">
                <text:p>2691557</text:p>
              </table:table-cell>
              <table:table-cell office:value-type="float" office:value="4309628">
                <text:p>4309628</text:p>
              </table:table-cell>
              <table:table-cell office:value-type="float" office:value="4692739">
                <text:p>4692739</text:p>
              </table:table-cell>
              <table:table-cell office:value-type="float" office:value="6165174">
                <text:p>6165174</text:p>
              </table:table-cell>
              <table:table-cell office:value-type="float" office:value="6269972">
                <text:p>6269972</text:p>
              </table:table-cell>
              <table:table-cell office:value-type="float" office:value="6271620">
                <text:p>6271620</text:p>
              </table:table-cell>
              <table:table-cell office:value-type="float" office:value="6260881">
                <text:p>6260881</text:p>
              </table:table-cell>
              <table:table-cell office:value-type="float" office:value="6246300">
                <text:p>6246300</text:p>
              </table:table-cell>
              <table:table-cell office:value-type="float" office:value="6216325">
                <text:p>6216325</text:p>
              </table:table-cell>
              <table:table-cell office:value-type="float" office:value="6209406">
                <text:p>6209406</text:p>
              </table:table-cell>
              <table:table-cell office:value-type="float" office:value="6162868">
                <text:p>6162868</text:p>
              </table:table-cell>
              <table:table-cell office:value-type="float" office:value="6058863">
                <text:p>6058863</text:p>
              </table:table-cell>
              <table:table-cell office:value-type="float" office:value="6068018">
                <text:p>6068018</text:p>
              </table:table-cell>
              <table:table-cell office:value-type="float" office:value="5962092">
                <text:p>5962092</text:p>
              </table:table-cell>
              <table:table-cell office:value-type="float" office:value="5935085">
                <text:p>5935085</text:p>
              </table:table-cell>
              <table:table-cell office:value-type="float" office:value="5882002">
                <text:p>5882002</text:p>
              </table:table-cell>
              <table:table-cell office:value-type="float" office:value="5940425">
                <text:p>5940425</text:p>
              </table:table-cell>
              <table:table-cell office:value-type="float" office:value="4733688">
                <text:p>4733688</text:p>
              </table:table-cell>
              <table:table-cell office:value-type="float" office:value="2738039">
                <text:p>2738039</text:p>
              </table:table-cell>
              <table:table-cell office:value-type="float" office:value="2686383">
                <text:p>2686383</text:p>
              </table:table-cell>
              <table:table-cell office:value-type="float" office:value="4459203">
                <text:p>4459203</text:p>
              </table:table-cell>
              <table:table-cell office:value-type="float" office:value="5284819">
                <text:p>5284819</text:p>
              </table:table-cell>
              <table:table-cell office:value-type="float" office:value="5765644">
                <text:p>5765644</text:p>
              </table:table-cell>
              <table:table-cell office:value-type="float" office:value="5937444">
                <text:p>5937444</text:p>
              </table:table-cell>
              <table:table-cell office:value-type="float" office:value="6123476">
                <text:p>6123476</text:p>
              </table:table-cell>
              <table:table-cell office:value-type="float" office:value="6131441">
                <text:p>6131441</text:p>
              </table:table-cell>
              <table:table-cell office:value-type="float" office:value="6189239">
                <text:p>6189239</text:p>
              </table:table-cell>
              <table:table-cell office:value-type="float" office:value="6151260">
                <text:p>6151260</text:p>
              </table:table-cell>
              <table:table-cell office:value-type="float" office:value="6021967">
                <text:p>6021967</text:p>
              </table:table-cell>
            </table:table-row>
            <table:table-row>
              <table:table-cell office:value-type="string">
                <text:p>big blinks recorded 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B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A4:Sheet1.BN4 Sheet1.A8:Sheet1.BN8" chart:data-source-has-labels="column" svg:x="0.77cm" svg:y="0.855cm" svg:width="10.256cm" svg:height="7.545cm">
          <chartooo:coordinate-region svg:x="2.317cm" svg:y="1.054cm" svg:width="8.569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N4" chart:label-cell-address="Sheet1.A4:Sheet1.A4" chart:class="chart:line">
            <chart:data-point chart:repeated="65"/>
          </chart:series>
          <chart:series chart:style-name="ch7" chart:values-cell-range-address="Sheet1.B8:Sheet1.BN8" chart:label-cell-address="Sheet1.A8:Sheet1.A8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EFF</text:p>
                <draw:g>
                  <svg:desc>Sheet1.A4:Sheet1.A4</svg:desc>
                </draw:g>
              </table:table-cell>
              <table:table-cell office:value-type="float" office:value="1612369.875">
                <text:p>1612369.875</text:p>
                <draw:g>
                  <svg:desc>Sheet1.B4:Sheet1.BN4</svg:desc>
                </draw:g>
              </table:table-cell>
              <table:table-cell office:value-type="float" office:value="1619508.125">
                <text:p>1619508.125</text:p>
              </table:table-cell>
              <table:table-cell office:value-type="float" office:value="1413224.25">
                <text:p>1413224.25</text:p>
              </table:table-cell>
              <table:table-cell office:value-type="float" office:value="1562712.25">
                <text:p>1562712.25</text:p>
              </table:table-cell>
              <table:table-cell office:value-type="float" office:value="1727539.5">
                <text:p>1727539.5</text:p>
              </table:table-cell>
              <table:table-cell office:value-type="float" office:value="1782594.625">
                <text:p>1782594.625</text:p>
              </table:table-cell>
              <table:table-cell office:value-type="float" office:value="1982450">
                <text:p>1982450</text:p>
              </table:table-cell>
              <table:table-cell office:value-type="float" office:value="2076163.625">
                <text:p>2076163.625</text:p>
              </table:table-cell>
              <table:table-cell office:value-type="float" office:value="2120770">
                <text:p>2120770</text:p>
              </table:table-cell>
              <table:table-cell office:value-type="float" office:value="2331693.75">
                <text:p>2331693.75</text:p>
              </table:table-cell>
              <table:table-cell office:value-type="float" office:value="2405847.5">
                <text:p>2405847.5</text:p>
              </table:table-cell>
              <table:table-cell office:value-type="float" office:value="2501040.75">
                <text:p>2501040.75</text:p>
              </table:table-cell>
              <table:table-cell office:value-type="float" office:value="2547484.25">
                <text:p>2547484.25</text:p>
              </table:table-cell>
              <table:table-cell office:value-type="float" office:value="2453301.75">
                <text:p>2453301.75</text:p>
              </table:table-cell>
              <table:table-cell office:value-type="float" office:value="2639530.5">
                <text:p>2639530.5</text:p>
              </table:table-cell>
              <table:table-cell office:value-type="float" office:value="2747833.25">
                <text:p>2747833.25</text:p>
              </table:table-cell>
              <table:table-cell office:value-type="float" office:value="2738228">
                <text:p>2738228</text:p>
              </table:table-cell>
              <table:table-cell office:value-type="float" office:value="2735993">
                <text:p>2735993</text:p>
              </table:table-cell>
              <table:table-cell office:value-type="float" office:value="2763601.25">
                <text:p>2763601.25</text:p>
              </table:table-cell>
              <table:table-cell office:value-type="float" office:value="2609323">
                <text:p>2609323</text:p>
              </table:table-cell>
              <table:table-cell office:value-type="float" office:value="2538992.5">
                <text:p>2538992.5</text:p>
              </table:table-cell>
              <table:table-cell office:value-type="float" office:value="2507558">
                <text:p>2507558</text:p>
              </table:table-cell>
              <table:table-cell office:value-type="float" office:value="2515086.25">
                <text:p>2515086.25</text:p>
              </table:table-cell>
              <table:table-cell office:value-type="float" office:value="2516641.25">
                <text:p>2516641.25</text:p>
              </table:table-cell>
              <table:table-cell office:value-type="float" office:value="2499061.75">
                <text:p>2499061.75</text:p>
              </table:table-cell>
              <table:table-cell office:value-type="float" office:value="2486572">
                <text:p>2486572</text:p>
              </table:table-cell>
              <table:table-cell office:value-type="float" office:value="2460230.75">
                <text:p>2460230.75</text:p>
              </table:table-cell>
              <table:table-cell office:value-type="float" office:value="2460606.75">
                <text:p>2460606.75</text:p>
              </table:table-cell>
              <table:table-cell office:value-type="float" office:value="2427555">
                <text:p>2427555</text:p>
              </table:table-cell>
              <table:table-cell office:value-type="float" office:value="2419647.5">
                <text:p>2419647.5</text:p>
              </table:table-cell>
              <table:table-cell office:value-type="float" office:value="2482226.75">
                <text:p>2482226.75</text:p>
              </table:table-cell>
              <table:table-cell office:value-type="float" office:value="2416356.25">
                <text:p>2416356.25</text:p>
              </table:table-cell>
              <table:table-cell office:value-type="float" office:value="2438619.5">
                <text:p>2438619.5</text:p>
              </table:table-cell>
              <table:table-cell office:value-type="float" office:value="2459029">
                <text:p>2459029</text:p>
              </table:table-cell>
              <table:table-cell office:value-type="float" office:value="2654977">
                <text:p>2654977</text:p>
              </table:table-cell>
              <table:table-cell office:value-type="float" office:value="3026579.5">
                <text:p>3026579.5</text:p>
              </table:table-cell>
              <table:table-cell office:value-type="float" office:value="3005673.5">
                <text:p>3005673.5</text:p>
              </table:table-cell>
              <table:table-cell office:value-type="float" office:value="2773857.75">
                <text:p>2773857.75</text:p>
              </table:table-cell>
              <table:table-cell office:value-type="float" office:value="2648877.75">
                <text:p>2648877.75</text:p>
              </table:table-cell>
              <table:table-cell office:value-type="float" office:value="2438478">
                <text:p>2438478</text:p>
              </table:table-cell>
              <table:table-cell office:value-type="float" office:value="2505044">
                <text:p>2505044</text:p>
              </table:table-cell>
              <table:table-cell office:value-type="float" office:value="2372054.5">
                <text:p>2372054.5</text:p>
              </table:table-cell>
              <table:table-cell office:value-type="float" office:value="2407780">
                <text:p>2407780</text:p>
              </table:table-cell>
              <table:table-cell office:value-type="float" office:value="2415835.75">
                <text:p>2415835.75</text:p>
              </table:table-cell>
              <table:table-cell office:value-type="float" office:value="2370068">
                <text:p>2370068</text:p>
              </table:table-cell>
              <table:table-cell office:value-type="float" office:value="2390179.75">
                <text:p>2390179.75</text:p>
              </table:table-cell>
              <table:table-cell office:value-type="float" office:value="2431012.25">
                <text:p>2431012.25</text:p>
              </table:table-cell>
              <table:table-cell office:value-type="float" office:value="2500129.25">
                <text:p>2500129.25</text:p>
              </table:table-cell>
              <table:table-cell office:value-type="float" office:value="2463234.5">
                <text:p>2463234.5</text:p>
              </table:table-cell>
              <table:table-cell office:value-type="float" office:value="2486429.75">
                <text:p>2486429.75</text:p>
              </table:table-cell>
              <table:table-cell office:value-type="float" office:value="2495166">
                <text:p>2495166</text:p>
              </table:table-cell>
              <table:table-cell office:value-type="float" office:value="2506852.5">
                <text:p>2506852.5</text:p>
              </table:table-cell>
              <table:table-cell office:value-type="float" office:value="2589377.75">
                <text:p>2589377.75</text:p>
              </table:table-cell>
              <table:table-cell office:value-type="float" office:value="2947656.5">
                <text:p>2947656.5</text:p>
              </table:table-cell>
              <table:table-cell office:value-type="float" office:value="2971930.5">
                <text:p>2971930.5</text:p>
              </table:table-cell>
              <table:table-cell office:value-type="float" office:value="2881683.75">
                <text:p>2881683.75</text:p>
              </table:table-cell>
              <table:table-cell office:value-type="float" office:value="2789555.75">
                <text:p>2789555.75</text:p>
              </table:table-cell>
              <table:table-cell office:value-type="float" office:value="2686690">
                <text:p>2686690</text:p>
              </table:table-cell>
              <table:table-cell office:value-type="float" office:value="2609342.5">
                <text:p>2609342.5</text:p>
              </table:table-cell>
              <table:table-cell office:value-type="float" office:value="2581086.5">
                <text:p>2581086.5</text:p>
              </table:table-cell>
              <table:table-cell office:value-type="float" office:value="2497725.75">
                <text:p>2497725.75</text:p>
              </table:table-cell>
              <table:table-cell office:value-type="float" office:value="2557827">
                <text:p>2557827</text:p>
              </table:table-cell>
              <table:table-cell office:value-type="float" office:value="2477783.75">
                <text:p>2477783.75</text:p>
              </table:table-cell>
              <table:table-cell office:value-type="float" office:value="2425123.5">
                <text:p>2425123.5</text:p>
              </table:table-cell>
              <table:table-cell office:value-type="float" office:value="2560425">
                <text:p>2560425</text:p>
              </table:table-cell>
            </table:table-row>
            <table:table-row>
              <table:table-cell office:value-type="string">
                <text:p>big blinks recorded 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B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A6:Sheet1.BN6 Sheet1.A8:Sheet1.BN8" chart:data-source-has-labels="column" svg:x="0.77cm" svg:y="0.855cm" svg:width="10.256cm" svg:height="7.545cm">
          <chartooo:coordinate-region svg:x="2.503cm" svg:y="1.054cm" svg:width="8.523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N6" chart:label-cell-address="Sheet1.A6:Sheet1.A6" chart:class="chart:line">
            <chart:data-point chart:repeated="65"/>
          </chart:series>
          <chart:series chart:style-name="ch7" chart:values-cell-range-address="Sheet1.B8:Sheet1.BN8" chart:label-cell-address="Sheet1.A8:Sheet1.A8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TM_CCORR</text:p>
                <draw:g>
                  <svg:desc>Sheet1.A6:Sheet1.A6</svg:desc>
                </draw:g>
              </table:table-cell>
              <table:table-cell office:value-type="float" office:value="21129156">
                <text:p>21129156</text:p>
                <draw:g>
                  <svg:desc>Sheet1.B6:Sheet1.BN6</svg:desc>
                </draw:g>
              </table:table-cell>
              <table:table-cell office:value-type="float" office:value="21036352">
                <text:p>21036352</text:p>
              </table:table-cell>
              <table:table-cell office:value-type="float" office:value="25536018">
                <text:p>25536018</text:p>
              </table:table-cell>
              <table:table-cell office:value-type="float" office:value="28196202">
                <text:p>28196202</text:p>
              </table:table-cell>
              <table:table-cell office:value-type="float" office:value="30330830">
                <text:p>30330830</text:p>
              </table:table-cell>
              <table:table-cell office:value-type="float" office:value="32963446">
                <text:p>32963446</text:p>
              </table:table-cell>
              <table:table-cell office:value-type="float" office:value="37622552">
                <text:p>37622552</text:p>
              </table:table-cell>
              <table:table-cell office:value-type="float" office:value="40340616">
                <text:p>40340616</text:p>
              </table:table-cell>
              <table:table-cell office:value-type="float" office:value="40886856">
                <text:p>40886856</text:p>
              </table:table-cell>
              <table:table-cell office:value-type="float" office:value="44787120">
                <text:p>44787120</text:p>
              </table:table-cell>
              <table:table-cell office:value-type="float" office:value="46388604">
                <text:p>46388604</text:p>
              </table:table-cell>
              <table:table-cell office:value-type="float" office:value="47740032">
                <text:p>47740032</text:p>
              </table:table-cell>
              <table:table-cell office:value-type="float" office:value="48561500">
                <text:p>48561500</text:p>
              </table:table-cell>
              <table:table-cell office:value-type="float" office:value="48041788">
                <text:p>48041788</text:p>
              </table:table-cell>
              <table:table-cell office:value-type="float" office:value="48691592">
                <text:p>48691592</text:p>
              </table:table-cell>
              <table:table-cell office:value-type="float" office:value="48565080">
                <text:p>48565080</text:p>
              </table:table-cell>
              <table:table-cell office:value-type="float" office:value="47779600">
                <text:p>47779600</text:p>
              </table:table-cell>
              <table:table-cell office:value-type="float" office:value="48792044">
                <text:p>48792044</text:p>
              </table:table-cell>
              <table:table-cell office:value-type="float" office:value="49191808">
                <text:p>49191808</text:p>
              </table:table-cell>
              <table:table-cell office:value-type="float" office:value="48689084">
                <text:p>48689084</text:p>
              </table:table-cell>
              <table:table-cell office:value-type="float" office:value="48554344">
                <text:p>48554344</text:p>
              </table:table-cell>
              <table:table-cell office:value-type="float" office:value="48223604">
                <text:p>48223604</text:p>
              </table:table-cell>
              <table:table-cell office:value-type="float" office:value="48461780">
                <text:p>48461780</text:p>
              </table:table-cell>
              <table:table-cell office:value-type="float" office:value="48579000">
                <text:p>48579000</text:p>
              </table:table-cell>
              <table:table-cell office:value-type="float" office:value="48318356">
                <text:p>48318356</text:p>
              </table:table-cell>
              <table:table-cell office:value-type="float" office:value="48027876">
                <text:p>48027876</text:p>
              </table:table-cell>
              <table:table-cell office:value-type="float" office:value="47608968">
                <text:p>47608968</text:p>
              </table:table-cell>
              <table:table-cell office:value-type="float" office:value="47607232">
                <text:p>47607232</text:p>
              </table:table-cell>
              <table:table-cell office:value-type="float" office:value="47414204">
                <text:p>47414204</text:p>
              </table:table-cell>
              <table:table-cell office:value-type="float" office:value="46308916">
                <text:p>46308916</text:p>
              </table:table-cell>
              <table:table-cell office:value-type="float" office:value="48108136">
                <text:p>48108136</text:p>
              </table:table-cell>
              <table:table-cell office:value-type="float" office:value="48096088">
                <text:p>48096088</text:p>
              </table:table-cell>
              <table:table-cell office:value-type="float" office:value="48549856">
                <text:p>48549856</text:p>
              </table:table-cell>
              <table:table-cell office:value-type="float" office:value="48223528">
                <text:p>48223528</text:p>
              </table:table-cell>
              <table:table-cell office:value-type="float" office:value="51663668">
                <text:p>51663668</text:p>
              </table:table-cell>
              <table:table-cell office:value-type="float" office:value="54727504">
                <text:p>54727504</text:p>
              </table:table-cell>
              <table:table-cell office:value-type="float" office:value="53328824">
                <text:p>53328824</text:p>
              </table:table-cell>
              <table:table-cell office:value-type="float" office:value="52704864">
                <text:p>52704864</text:p>
              </table:table-cell>
              <table:table-cell office:value-type="float" office:value="49980884">
                <text:p>49980884</text:p>
              </table:table-cell>
              <table:table-cell office:value-type="float" office:value="47344308">
                <text:p>47344308</text:p>
              </table:table-cell>
              <table:table-cell office:value-type="float" office:value="48225776">
                <text:p>48225776</text:p>
              </table:table-cell>
              <table:table-cell office:value-type="float" office:value="46847724">
                <text:p>46847724</text:p>
              </table:table-cell>
              <table:table-cell office:value-type="float" office:value="47765248">
                <text:p>47765248</text:p>
              </table:table-cell>
              <table:table-cell office:value-type="float" office:value="47606736">
                <text:p>47606736</text:p>
              </table:table-cell>
              <table:table-cell office:value-type="float" office:value="47405192">
                <text:p>47405192</text:p>
              </table:table-cell>
              <table:table-cell office:value-type="float" office:value="46931600">
                <text:p>46931600</text:p>
              </table:table-cell>
              <table:table-cell office:value-type="float" office:value="46597408">
                <text:p>46597408</text:p>
              </table:table-cell>
              <table:table-cell office:value-type="float" office:value="48061872">
                <text:p>48061872</text:p>
              </table:table-cell>
              <table:table-cell office:value-type="float" office:value="48190372">
                <text:p>48190372</text:p>
              </table:table-cell>
              <table:table-cell office:value-type="float" office:value="47582208">
                <text:p>47582208</text:p>
              </table:table-cell>
              <table:table-cell office:value-type="float" office:value="46649116">
                <text:p>46649116</text:p>
              </table:table-cell>
              <table:table-cell office:value-type="float" office:value="47944836">
                <text:p>47944836</text:p>
              </table:table-cell>
              <table:table-cell office:value-type="float" office:value="48434468">
                <text:p>48434468</text:p>
              </table:table-cell>
              <table:table-cell office:value-type="float" office:value="54245008">
                <text:p>54245008</text:p>
              </table:table-cell>
              <table:table-cell office:value-type="float" office:value="53374772">
                <text:p>53374772</text:p>
              </table:table-cell>
              <table:table-cell office:value-type="float" office:value="52767968">
                <text:p>52767968</text:p>
              </table:table-cell>
              <table:table-cell office:value-type="float" office:value="53562700">
                <text:p>53562700</text:p>
              </table:table-cell>
              <table:table-cell office:value-type="float" office:value="48900192">
                <text:p>48900192</text:p>
              </table:table-cell>
              <table:table-cell office:value-type="float" office:value="48490828">
                <text:p>48490828</text:p>
              </table:table-cell>
              <table:table-cell office:value-type="float" office:value="48442032">
                <text:p>48442032</text:p>
              </table:table-cell>
              <table:table-cell office:value-type="float" office:value="47993280">
                <text:p>47993280</text:p>
              </table:table-cell>
              <table:table-cell office:value-type="float" office:value="48643824">
                <text:p>48643824</text:p>
              </table:table-cell>
              <table:table-cell office:value-type="float" office:value="47718160">
                <text:p>47718160</text:p>
              </table:table-cell>
              <table:table-cell office:value-type="float" office:value="47180408">
                <text:p>47180408</text:p>
              </table:table-cell>
              <table:table-cell office:value-type="float" office:value="48748092">
                <text:p>48748092</text:p>
              </table:table-cell>
            </table:table-row>
            <table:table-row>
              <table:table-cell office:value-type="string">
                <text:p>big blinks recorded 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B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58cm" svg:y="3.952cm" style:legend-expansion="high" chart:style-name="ch2"/>
        <chart:plot-area chart:style-name="ch3" table:cell-range-address="Sheet1.A5:Sheet1.BN5 Sheet1.A7:Sheet1.BN7" chart:data-source-has-labels="column" svg:x="0.77cm" svg:y="0.855cm" svg:width="9.648cm" svg:height="7.545cm">
          <chartooo:coordinate-region svg:x="1.497cm" svg:y="1.055cm" svg:width="8.781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N5" chart:label-cell-address="Sheet1.A5:Sheet1.A5" chart:class="chart:line">
            <chart:data-point chart:repeated="65"/>
          </chart:series>
          <chart:series chart:style-name="ch7" chart:values-cell-range-address="Sheet1.B7:Sheet1.BN7" chart:label-cell-address="Sheet1.A7:Sheet1.A7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blinks recorded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B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M_SQDIFF_NORMED</text:p>
                <draw:g>
                  <svg:desc>Sheet1.A7:Sheet1.A7</svg:desc>
                </draw:g>
              </table:table-cell>
              <table:table-cell office:value-type="float" office:value="0.84860622882843">
                <text:p>0.84860622882843</text:p>
                <draw:g>
                  <svg:desc>Sheet1.B7:Sheet1.BN7</svg:desc>
                </draw:g>
              </table:table-cell>
              <table:table-cell office:value-type="float" office:value="0.856432497501373">
                <text:p>0.856432497501373</text:p>
              </table:table-cell>
              <table:table-cell office:value-type="float" office:value="0.542086601257324">
                <text:p>0.542086601257324</text:p>
              </table:table-cell>
              <table:table-cell office:value-type="float" office:value="0.416641652584076">
                <text:p>0.416641652584076</text:p>
              </table:table-cell>
              <table:table-cell office:value-type="float" office:value="0.34214648604393">
                <text:p>0.34214648604393</text:p>
              </table:table-cell>
              <table:table-cell office:value-type="float" office:value="0.271013051271439">
                <text:p>0.271013051271439</text:p>
              </table:table-cell>
              <table:table-cell office:value-type="float" office:value="0.191404208540916">
                <text:p>0.191404208540916</text:p>
              </table:table-cell>
              <table:table-cell office:value-type="float" office:value="0.163869068026543">
                <text:p>0.163869068026543</text:p>
              </table:table-cell>
              <table:table-cell office:value-type="float" office:value="0.157306060194969">
                <text:p>0.157306060194969</text:p>
              </table:table-cell>
              <table:table-cell office:value-type="float" office:value="0.132164388895035">
                <text:p>0.132164388895035</text:p>
              </table:table-cell>
              <table:table-cell office:value-type="float" office:value="0.127285197377205">
                <text:p>0.127285197377205</text:p>
              </table:table-cell>
              <table:table-cell office:value-type="float" office:value="0.125314652919769">
                <text:p>0.125314652919769</text:p>
              </table:table-cell>
              <table:table-cell office:value-type="float" office:value="0.122449271380901">
                <text:p>0.122449271380901</text:p>
              </table:table-cell>
              <table:table-cell office:value-type="float" office:value="0.12248620390892">
                <text:p>0.12248620390892</text:p>
              </table:table-cell>
              <table:table-cell office:value-type="float" office:value="0.10754968971014">
                <text:p>0.10754968971014</text:p>
              </table:table-cell>
              <table:table-cell office:value-type="float" office:value="0.108470819890499">
                <text:p>0.108470819890499</text:p>
              </table:table-cell>
              <table:table-cell office:value-type="float" office:value="0.108619809150696">
                <text:p>0.108619809150696</text:p>
              </table:table-cell>
              <table:table-cell office:value-type="float" office:value="0.107340544462204">
                <text:p>0.107340544462204</text:p>
              </table:table-cell>
              <table:table-cell office:value-type="float" office:value="0.107761397957802">
                <text:p>0.107761397957802</text:p>
              </table:table-cell>
              <table:table-cell office:value-type="float" office:value="0.108420588076115">
                <text:p>0.108420588076115</text:p>
              </table:table-cell>
              <table:table-cell office:value-type="float" office:value="0.11710200458765">
                <text:p>0.11710200458765</text:p>
              </table:table-cell>
              <table:table-cell office:value-type="float" office:value="0.117895379662514">
                <text:p>0.117895379662514</text:p>
              </table:table-cell>
              <table:table-cell office:value-type="float" office:value="0.120287753641605">
                <text:p>0.120287753641605</text:p>
              </table:table-cell>
              <table:table-cell office:value-type="float" office:value="0.119008995592594">
                <text:p>0.119008995592594</text:p>
              </table:table-cell>
              <table:table-cell office:value-type="float" office:value="0.11889711022377">
                <text:p>0.11889711022377</text:p>
              </table:table-cell>
              <table:table-cell office:value-type="float" office:value="0.119680188596249">
                <text:p>0.119680188596249</text:p>
              </table:table-cell>
              <table:table-cell office:value-type="float" office:value="0.121495984494686">
                <text:p>0.121495984494686</text:p>
              </table:table-cell>
              <table:table-cell office:value-type="float" office:value="0.123311921954155">
                <text:p>0.123311921954155</text:p>
              </table:table-cell>
              <table:table-cell office:value-type="float" office:value="0.123598486185074">
                <text:p>0.123598486185074</text:p>
              </table:table-cell>
              <table:table-cell office:value-type="float" office:value="0.124084301292896">
                <text:p>0.124084301292896</text:p>
              </table:table-cell>
              <table:table-cell office:value-type="float" office:value="0.123910069465637">
                <text:p>0.123910069465637</text:p>
              </table:table-cell>
              <table:table-cell office:value-type="float" office:value="0.123020678758621">
                <text:p>0.123020678758621</text:p>
              </table:table-cell>
              <table:table-cell office:value-type="float" office:value="0.12503607571125">
                <text:p>0.12503607571125</text:p>
              </table:table-cell>
              <table:table-cell office:value-type="float" office:value="0.124752014875412">
                <text:p>0.124752014875412</text:p>
              </table:table-cell>
              <table:table-cell office:value-type="float" office:value="0.0842368751764298">
                <text:p>0.0842368751764298</text:p>
              </table:table-cell>
              <table:table-cell office:value-type="float" office:value="0.088516429066658">
                <text:p>0.088516429066658</text:p>
              </table:table-cell>
              <table:table-cell office:value-type="float" office:value="0.0493221916258335">
                <text:p>0.0493221916258335</text:p>
              </table:table-cell>
              <table:table-cell office:value-type="float" office:value="0.0795285627245903">
                <text:p>0.0795285627245903</text:p>
              </table:table-cell>
              <table:table-cell office:value-type="float" office:value="0.0914013385772705">
                <text:p>0.0914013385772705</text:p>
              </table:table-cell>
              <table:table-cell office:value-type="float" office:value="0.127273544669151">
                <text:p>0.127273544669151</text:p>
              </table:table-cell>
              <table:table-cell office:value-type="float" office:value="0.127740770578384">
                <text:p>0.127740770578384</text:p>
              </table:table-cell>
              <table:table-cell office:value-type="float" office:value="0.129961147904396">
                <text:p>0.129961147904396</text:p>
              </table:table-cell>
              <table:table-cell office:value-type="float" office:value="0.129984185099602">
                <text:p>0.129984185099602</text:p>
              </table:table-cell>
              <table:table-cell office:value-type="float" office:value="0.129491373896599">
                <text:p>0.129491373896599</text:p>
              </table:table-cell>
              <table:table-cell office:value-type="float" office:value="0.129261463880539">
                <text:p>0.129261463880539</text:p>
              </table:table-cell>
              <table:table-cell office:value-type="float" office:value="0.128922507166862">
                <text:p>0.128922507166862</text:p>
              </table:table-cell>
              <table:table-cell office:value-type="float" office:value="0.127333745360374">
                <text:p>0.127333745360374</text:p>
              </table:table-cell>
              <table:table-cell office:value-type="float" office:value="0.123964123427868">
                <text:p>0.123964123427868</text:p>
              </table:table-cell>
              <table:table-cell office:value-type="float" office:value="0.125027313828468">
                <text:p>0.125027313828468</text:p>
              </table:table-cell>
              <table:table-cell office:value-type="float" office:value="0.122342877089977">
                <text:p>0.122342877089977</text:p>
              </table:table-cell>
              <table:table-cell office:value-type="float" office:value="0.121687307953835">
                <text:p>0.121687307953835</text:p>
              </table:table-cell>
              <table:table-cell office:value-type="float" office:value="0.121252626180649">
                <text:p>0.121252626180649</text:p>
              </table:table-cell>
              <table:table-cell office:value-type="float" office:value="0.120627708733082">
                <text:p>0.120627708733082</text:p>
              </table:table-cell>
              <table:table-cell office:value-type="float" office:value="0.0850544273853302">
                <text:p>0.0850544273853302</text:p>
              </table:table-cell>
              <table:table-cell office:value-type="float" office:value="0.0501331239938736">
                <text:p>0.0501331239938736</text:p>
              </table:table-cell>
              <table:table-cell office:value-type="float" office:value="0.0498815327882767">
                <text:p>0.0498815327882767</text:p>
              </table:table-cell>
              <table:table-cell office:value-type="float" office:value="0.0814957171678543">
                <text:p>0.0814957171678543</text:p>
              </table:table-cell>
              <table:table-cell office:value-type="float" office:value="0.106178298592567">
                <text:p>0.106178298592567</text:p>
              </table:table-cell>
              <table:table-cell office:value-type="float" office:value="0.117125630378723">
                <text:p>0.117125630378723</text:p>
              </table:table-cell>
              <table:table-cell office:value-type="float" office:value="0.122240670025349">
                <text:p>0.122240670025349</text:p>
              </table:table-cell>
              <table:table-cell office:value-type="float" office:value="0.126178607344627">
                <text:p>0.126178607344627</text:p>
              </table:table-cell>
              <table:table-cell office:value-type="float" office:value="0.12704810500145">
                <text:p>0.12704810500145</text:p>
              </table:table-cell>
              <table:table-cell office:value-type="float" office:value="0.128451570868492">
                <text:p>0.128451570868492</text:p>
              </table:table-cell>
              <table:table-cell office:value-type="float" office:value="0.128012552857399">
                <text:p>0.128012552857399</text:p>
              </table:table-cell>
              <table:table-cell office:value-type="float" office:value="0.123782999813557">
                <text:p>0.1237829998135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2.A1:Sheet2.AR1 Sheet2.A5:Sheet2.AR5" chart:data-source-has-labels="column" svg:x="0.77cm" svg:y="0.855cm" svg:width="9.489cm" svg:height="7.545cm">
          <chartooo:coordinate-region svg:x="1.497cm" svg:y="1.055cm" svg:width="8.575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AR1" chart:label-cell-address="Sheet2.A1:Sheet2.A1" chart:class="chart:line">
            <chart:data-point chart:repeated="43"/>
          </chart:series>
          <chart:series chart:style-name="ch7" chart:values-cell-range-address="Sheet2.B5:Sheet2.AR5" chart:label-cell-address="Sheet2.A5:Sheet2.A5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TM_CCOEFF_NORMED</text:p>
                <draw:g>
                  <svg:desc>Sheet2.A1:Sheet2.A1</svg:desc>
                </draw:g>
              </table:table-cell>
              <table:table-cell office:value-type="float" office:value="0.466956704854965">
                <text:p>0.466956704854965</text:p>
                <draw:g>
                  <svg:desc>Sheet2.B1:Sheet2.AR1</svg:desc>
                </draw:g>
              </table:table-cell>
              <table:table-cell office:value-type="float" office:value="0.464804619550705">
                <text:p>0.464804619550705</text:p>
              </table:table-cell>
              <table:table-cell office:value-type="float" office:value="0.450133621692658">
                <text:p>0.450133621692658</text:p>
              </table:table-cell>
              <table:table-cell office:value-type="float" office:value="0.462022185325623">
                <text:p>0.462022185325623</text:p>
              </table:table-cell>
              <table:table-cell office:value-type="float" office:value="0.465254813432694">
                <text:p>0.465254813432694</text:p>
              </table:table-cell>
              <table:table-cell office:value-type="float" office:value="0.484327137470245">
                <text:p>0.484327137470245</text:p>
              </table:table-cell>
              <table:table-cell office:value-type="float" office:value="0.482297122478485">
                <text:p>0.482297122478485</text:p>
              </table:table-cell>
              <table:table-cell office:value-type="float" office:value="0.470758855342865">
                <text:p>0.470758855342865</text:p>
              </table:table-cell>
              <table:table-cell office:value-type="float" office:value="0.473455339670181">
                <text:p>0.473455339670181</text:p>
              </table:table-cell>
              <table:table-cell office:value-type="float" office:value="0.473806172609329">
                <text:p>0.473806172609329</text:p>
              </table:table-cell>
              <table:table-cell office:value-type="float" office:value="0.478865265846252">
                <text:p>0.478865265846252</text:p>
              </table:table-cell>
              <table:table-cell office:value-type="float" office:value="0.474287092685699">
                <text:p>0.474287092685699</text:p>
              </table:table-cell>
              <table:table-cell office:value-type="float" office:value="0.467240303754806">
                <text:p>0.467240303754806</text:p>
              </table:table-cell>
              <table:table-cell office:value-type="float" office:value="0.478211134672165">
                <text:p>0.478211134672165</text:p>
              </table:table-cell>
              <table:table-cell office:value-type="float" office:value="0.479615211486816">
                <text:p>0.479615211486816</text:p>
              </table:table-cell>
              <table:table-cell office:value-type="float" office:value="0.479105770587921">
                <text:p>0.479105770587921</text:p>
              </table:table-cell>
              <table:table-cell office:value-type="float" office:value="0.474311619997025">
                <text:p>0.474311619997025</text:p>
              </table:table-cell>
              <table:table-cell office:value-type="float" office:value="0.475589960813522">
                <text:p>0.475589960813522</text:p>
              </table:table-cell>
              <table:table-cell office:value-type="float" office:value="0.586540162563324">
                <text:p>0.586540162563324</text:p>
              </table:table-cell>
              <table:table-cell office:value-type="float" office:value="0.278416901826859">
                <text:p>0.278416901826859</text:p>
              </table:table-cell>
              <table:table-cell office:value-type="float" office:value="0.589041769504547">
                <text:p>0.589041769504547</text:p>
              </table:table-cell>
              <table:table-cell office:value-type="float" office:value="0.468882292509079">
                <text:p>0.468882292509079</text:p>
              </table:table-cell>
              <table:table-cell office:value-type="float" office:value="0.450864255428314">
                <text:p>0.450864255428314</text:p>
              </table:table-cell>
              <table:table-cell office:value-type="float" office:value="0.445783197879791">
                <text:p>0.445783197879791</text:p>
              </table:table-cell>
              <table:table-cell office:value-type="float" office:value="0.44663879275322">
                <text:p>0.44663879275322</text:p>
              </table:table-cell>
              <table:table-cell office:value-type="float" office:value="0.450211882591248">
                <text:p>0.450211882591248</text:p>
              </table:table-cell>
              <table:table-cell office:value-type="float" office:value="0.452178716659546">
                <text:p>0.452178716659546</text:p>
              </table:table-cell>
              <table:table-cell office:value-type="float" office:value="0.453642934560776">
                <text:p>0.453642934560776</text:p>
              </table:table-cell>
              <table:table-cell office:value-type="float" office:value="0.44951394200325">
                <text:p>0.44951394200325</text:p>
              </table:table-cell>
              <table:table-cell office:value-type="float" office:value="0.457710981369019">
                <text:p>0.457710981369019</text:p>
              </table:table-cell>
              <table:table-cell office:value-type="float" office:value="0.457064956426621">
                <text:p>0.457064956426621</text:p>
              </table:table-cell>
              <table:table-cell office:value-type="float" office:value="0.459182888269424">
                <text:p>0.459182888269424</text:p>
              </table:table-cell>
              <table:table-cell office:value-type="float" office:value="0.581310331821442">
                <text:p>0.581310331821442</text:p>
              </table:table-cell>
              <table:table-cell office:value-type="float" office:value="0.57382071018219">
                <text:p>0.57382071018219</text:p>
              </table:table-cell>
              <table:table-cell office:value-type="float" office:value="0.556260228157043">
                <text:p>0.556260228157043</text:p>
              </table:table-cell>
              <table:table-cell office:value-type="float" office:value="0.504510045051575">
                <text:p>0.504510045051575</text:p>
              </table:table-cell>
              <table:table-cell office:value-type="float" office:value="0.471133679151535">
                <text:p>0.471133679151535</text:p>
              </table:table-cell>
              <table:table-cell office:value-type="float" office:value="0.462415039539337">
                <text:p>0.462415039539337</text:p>
              </table:table-cell>
              <table:table-cell office:value-type="float" office:value="0.457902699708939">
                <text:p>0.457902699708939</text:p>
              </table:table-cell>
              <table:table-cell office:value-type="float" office:value="0.447956711053848">
                <text:p>0.447956711053848</text:p>
              </table:table-cell>
              <table:table-cell office:value-type="float" office:value="0.454418838024139">
                <text:p>0.454418838024139</text:p>
              </table:table-cell>
              <table:table-cell office:value-type="float" office:value="0.456187307834625">
                <text:p>0.456187307834625</text:p>
              </table:table-cell>
              <table:table-cell office:value-type="float" office:value="0.455195546150207">
                <text:p>0.455195546150207</text:p>
              </table:table-cell>
            </table:table-row>
            <table:table-row>
              <table:table-cell office:value-type="string">
                <text:p>blinks recorded</text:p>
                <draw:g>
                  <svg:desc>Sheet2.A5:Sheet2.A5</svg:desc>
                </draw:g>
              </table:table-cell>
              <table:table-cell office:value-type="float" office:value="0">
                <text:p>0</text:p>
                <draw:g>
                  <svg:desc>Sheet2.B5:Sheet2.AR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952cm" style:legend-expansion="high" chart:style-name="ch2"/>
        <chart:plot-area chart:style-name="ch3" table:cell-range-address="Sheet2.A2:Sheet2.AR2 Sheet2.A5:Sheet2.AR5" chart:data-source-has-labels="column" svg:x="0.77cm" svg:y="0.855cm" svg:width="9.674cm" svg:height="7.545cm">
          <chartooo:coordinate-region svg:x="1.497cm" svg:y="1.055cm" svg:width="8.76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AR2" chart:label-cell-address="Sheet2.A2:Sheet2.A2" chart:class="chart:line">
            <chart:data-point chart:repeated="43"/>
          </chart:series>
          <chart:series chart:style-name="ch7" chart:values-cell-range-address="Sheet2.B5:Sheet2.AR5" chart:label-cell-address="Sheet2.A5:Sheet2.A5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TM_CCORR_NORMED</text:p>
                <draw:g>
                  <svg:desc>Sheet2.A2:Sheet2.A2</svg:desc>
                </draw:g>
              </table:table-cell>
              <table:table-cell office:value-type="float" office:value="0.92117428779602">
                <text:p>0.92117428779602</text:p>
                <draw:g>
                  <svg:desc>Sheet2.B2:Sheet2.AR2</svg:desc>
                </draw:g>
              </table:table-cell>
              <table:table-cell office:value-type="float" office:value="0.920543313026428">
                <text:p>0.920543313026428</text:p>
              </table:table-cell>
              <table:table-cell office:value-type="float" office:value="0.940501809120178">
                <text:p>0.940501809120178</text:p>
              </table:table-cell>
              <table:table-cell office:value-type="float" office:value="0.942298889160156">
                <text:p>0.942298889160156</text:p>
              </table:table-cell>
              <table:table-cell office:value-type="float" office:value="0.940899670124054">
                <text:p>0.940899670124054</text:p>
              </table:table-cell>
              <table:table-cell office:value-type="float" office:value="0.942146241664886">
                <text:p>0.942146241664886</text:p>
              </table:table-cell>
              <table:table-cell office:value-type="float" office:value="0.942295551300049">
                <text:p>0.942295551300049</text:p>
              </table:table-cell>
              <table:table-cell office:value-type="float" office:value="0.939908564090729">
                <text:p>0.939908564090729</text:p>
              </table:table-cell>
              <table:table-cell office:value-type="float" office:value="0.940571486949921">
                <text:p>0.940571486949921</text:p>
              </table:table-cell>
              <table:table-cell office:value-type="float" office:value="0.941012799739838">
                <text:p>0.941012799739838</text:p>
              </table:table-cell>
              <table:table-cell office:value-type="float" office:value="0.941948890686035">
                <text:p>0.941948890686035</text:p>
              </table:table-cell>
              <table:table-cell office:value-type="float" office:value="0.941174924373627">
                <text:p>0.941174924373627</text:p>
              </table:table-cell>
              <table:table-cell office:value-type="float" office:value="0.940491378307342">
                <text:p>0.940491378307342</text:p>
              </table:table-cell>
              <table:table-cell office:value-type="float" office:value="0.94155079126358">
                <text:p>0.94155079126358</text:p>
              </table:table-cell>
              <table:table-cell office:value-type="float" office:value="0.941788613796234">
                <text:p>0.941788613796234</text:p>
              </table:table-cell>
              <table:table-cell office:value-type="float" office:value="0.941515624523163">
                <text:p>0.941515624523163</text:p>
              </table:table-cell>
              <table:table-cell office:value-type="float" office:value="0.94113826751709">
                <text:p>0.94113826751709</text:p>
              </table:table-cell>
              <table:table-cell office:value-type="float" office:value="0.941201269626617">
                <text:p>0.941201269626617</text:p>
              </table:table-cell>
              <table:table-cell office:value-type="float" office:value="0.958716332912445">
                <text:p>0.958716332912445</text:p>
              </table:table-cell>
              <table:table-cell office:value-type="float" office:value="0.932430505752564">
                <text:p>0.932430505752564</text:p>
              </table:table-cell>
              <table:table-cell office:value-type="float" office:value="0.958964765071869">
                <text:p>0.958964765071869</text:p>
              </table:table-cell>
              <table:table-cell office:value-type="float" office:value="0.941885411739349">
                <text:p>0.941885411739349</text:p>
              </table:table-cell>
              <table:table-cell office:value-type="float" office:value="0.939135611057282">
                <text:p>0.939135611057282</text:p>
              </table:table-cell>
              <table:table-cell office:value-type="float" office:value="0.938466191291809">
                <text:p>0.938466191291809</text:p>
              </table:table-cell>
              <table:table-cell office:value-type="float" office:value="0.938614368438721">
                <text:p>0.938614368438721</text:p>
              </table:table-cell>
              <table:table-cell office:value-type="float" office:value="0.938857614994049">
                <text:p>0.938857614994049</text:p>
              </table:table-cell>
              <table:table-cell office:value-type="float" office:value="0.938850283622742">
                <text:p>0.938850283622742</text:p>
              </table:table-cell>
              <table:table-cell office:value-type="float" office:value="0.939322888851166">
                <text:p>0.939322888851166</text:p>
              </table:table-cell>
              <table:table-cell office:value-type="float" office:value="0.938917517662048">
                <text:p>0.938917517662048</text:p>
              </table:table-cell>
              <table:table-cell office:value-type="float" office:value="0.940174162387848">
                <text:p>0.940174162387848</text:p>
              </table:table-cell>
              <table:table-cell office:value-type="float" office:value="0.940280139446258">
                <text:p>0.940280139446258</text:p>
              </table:table-cell>
              <table:table-cell office:value-type="float" office:value="0.940878629684448">
                <text:p>0.940878629684448</text:p>
              </table:table-cell>
              <table:table-cell office:value-type="float" office:value="0.958521008491516">
                <text:p>0.958521008491516</text:p>
              </table:table-cell>
              <table:table-cell office:value-type="float" office:value="0.958118081092834">
                <text:p>0.958118081092834</text:p>
              </table:table-cell>
              <table:table-cell office:value-type="float" office:value="0.95666891336441">
                <text:p>0.95666891336441</text:p>
              </table:table-cell>
              <table:table-cell office:value-type="float" office:value="0.947761833667755">
                <text:p>0.947761833667755</text:p>
              </table:table-cell>
              <table:table-cell office:value-type="float" office:value="0.941933572292328">
                <text:p>0.941933572292328</text:p>
              </table:table-cell>
              <table:table-cell office:value-type="float" office:value="0.940514445304871">
                <text:p>0.940514445304871</text:p>
              </table:table-cell>
              <table:table-cell office:value-type="float" office:value="0.939619243144989">
                <text:p>0.939619243144989</text:p>
              </table:table-cell>
              <table:table-cell office:value-type="float" office:value="0.938923597335815">
                <text:p>0.938923597335815</text:p>
              </table:table-cell>
              <table:table-cell office:value-type="float" office:value="0.939364790916443">
                <text:p>0.939364790916443</text:p>
              </table:table-cell>
              <table:table-cell office:value-type="float" office:value="0.938737273216248">
                <text:p>0.938737273216248</text:p>
              </table:table-cell>
              <table:table-cell office:value-type="float" office:value="0.939378559589386">
                <text:p>0.939378559589386</text:p>
              </table:table-cell>
            </table:table-row>
            <table:table-row>
              <table:table-cell office:value-type="string">
                <text:p>blinks recorded</text:p>
                <draw:g>
                  <svg:desc>Sheet2.A5:Sheet2.A5</svg:desc>
                </draw:g>
              </table:table-cell>
              <table:table-cell office:value-type="float" office:value="0">
                <text:p>0</text:p>
                <draw:g>
                  <svg:desc>Sheet2.B5:Sheet2.AR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2.A3:Sheet2.AR3 Sheet2.A8:Sheet2.AR8" chart:data-source-has-labels="column" svg:x="0.77cm" svg:y="0.855cm" svg:width="10.362cm" svg:height="7.545cm">
          <chartooo:coordinate-region svg:x="2.503cm" svg:y="1.055cm" svg:width="8.442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AR3" chart:label-cell-address="Sheet2.A3:Sheet2.A3" chart:class="chart:line">
            <chart:data-point chart:repeated="43"/>
          </chart:series>
          <chart:series chart:style-name="ch7" chart:values-cell-range-address="Sheet2.B8:Sheet2.AR8" chart:label-cell-address="Sheet2.A8:Sheet2.A8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TM_SQDIFF</text:p>
                <draw:g>
                  <svg:desc>Sheet2.A3:Sheet2.A3</svg:desc>
                </draw:g>
              </table:table-cell>
              <table:table-cell office:value-type="float" office:value="19952712">
                <text:p>19952712</text:p>
                <draw:g>
                  <svg:desc>Sheet2.B3:Sheet2.AR3</svg:desc>
                </draw:g>
              </table:table-cell>
              <table:table-cell office:value-type="float" office:value="20245784">
                <text:p>20245784</text:p>
              </table:table-cell>
              <table:table-cell office:value-type="float" office:value="13804842">
                <text:p>13804842</text:p>
              </table:table-cell>
              <table:table-cell office:value-type="float" office:value="11148656">
                <text:p>11148656</text:p>
              </table:table-cell>
              <table:table-cell office:value-type="float" office:value="9012867">
                <text:p>9012867</text:p>
              </table:table-cell>
              <table:table-cell office:value-type="float" office:value="6938668">
                <text:p>6938668</text:p>
              </table:table-cell>
              <table:table-cell office:value-type="float" office:value="6073991">
                <text:p>6073991</text:p>
              </table:table-cell>
              <table:table-cell office:value-type="float" office:value="6017405">
                <text:p>6017405</text:p>
              </table:table-cell>
              <table:table-cell office:value-type="float" office:value="6058248">
                <text:p>6058248</text:p>
              </table:table-cell>
              <table:table-cell office:value-type="float" office:value="6141275">
                <text:p>6141275</text:p>
              </table:table-cell>
              <table:table-cell office:value-type="float" office:value="6102036">
                <text:p>6102036</text:p>
              </table:table-cell>
              <table:table-cell office:value-type="float" office:value="6201037">
                <text:p>6201037</text:p>
              </table:table-cell>
              <table:table-cell office:value-type="float" office:value="6125490">
                <text:p>6125490</text:p>
              </table:table-cell>
              <table:table-cell office:value-type="float" office:value="6143000">
                <text:p>6143000</text:p>
              </table:table-cell>
              <table:table-cell office:value-type="float" office:value="6135292">
                <text:p>6135292</text:p>
              </table:table-cell>
              <table:table-cell office:value-type="float" office:value="6136167">
                <text:p>6136167</text:p>
              </table:table-cell>
              <table:table-cell office:value-type="float" office:value="6148296">
                <text:p>6148296</text:p>
              </table:table-cell>
              <table:table-cell office:value-type="float" office:value="6115767">
                <text:p>6115767</text:p>
              </table:table-cell>
              <table:table-cell office:value-type="float" office:value="4689326">
                <text:p>4689326</text:p>
              </table:table-cell>
              <table:table-cell office:value-type="float" office:value="7591337">
                <text:p>7591337</text:p>
              </table:table-cell>
              <table:table-cell office:value-type="float" office:value="4567767">
                <text:p>4567767</text:p>
              </table:table-cell>
              <table:table-cell office:value-type="float" office:value="5970876">
                <text:p>5970876</text:p>
              </table:table-cell>
              <table:table-cell office:value-type="float" office:value="6152359">
                <text:p>6152359</text:p>
              </table:table-cell>
              <table:table-cell office:value-type="float" office:value="6217893">
                <text:p>6217893</text:p>
              </table:table-cell>
              <table:table-cell office:value-type="float" office:value="6224651">
                <text:p>6224651</text:p>
              </table:table-cell>
              <table:table-cell office:value-type="float" office:value="6165828">
                <text:p>6165828</text:p>
              </table:table-cell>
              <table:table-cell office:value-type="float" office:value="6199809">
                <text:p>6199809</text:p>
              </table:table-cell>
              <table:table-cell office:value-type="float" office:value="6158242">
                <text:p>6158242</text:p>
              </table:table-cell>
              <table:table-cell office:value-type="float" office:value="6170546">
                <text:p>6170546</text:p>
              </table:table-cell>
              <table:table-cell office:value-type="float" office:value="6069396">
                <text:p>6069396</text:p>
              </table:table-cell>
              <table:table-cell office:value-type="float" office:value="6056066">
                <text:p>6056066</text:p>
              </table:table-cell>
              <table:table-cell office:value-type="float" office:value="5966879">
                <text:p>5966879</text:p>
              </table:table-cell>
              <table:table-cell office:value-type="float" office:value="5490847">
                <text:p>5490847</text:p>
              </table:table-cell>
              <table:table-cell office:value-type="float" office:value="5639587">
                <text:p>5639587</text:p>
              </table:table-cell>
              <table:table-cell office:value-type="float" office:value="4858468">
                <text:p>4858468</text:p>
              </table:table-cell>
              <table:table-cell office:value-type="float" office:value="5343676">
                <text:p>5343676</text:p>
              </table:table-cell>
              <table:table-cell office:value-type="float" office:value="5900908">
                <text:p>5900908</text:p>
              </table:table-cell>
              <table:table-cell office:value-type="float" office:value="6035505">
                <text:p>6035505</text:p>
              </table:table-cell>
              <table:table-cell office:value-type="float" office:value="6088502">
                <text:p>6088502</text:p>
              </table:table-cell>
              <table:table-cell office:value-type="float" office:value="6149272">
                <text:p>6149272</text:p>
              </table:table-cell>
              <table:table-cell office:value-type="float" office:value="6114415">
                <text:p>6114415</text:p>
              </table:table-cell>
              <table:table-cell office:value-type="float" office:value="6186055">
                <text:p>6186055</text:p>
              </table:table-cell>
              <table:table-cell office:value-type="float" office:value="6124498">
                <text:p>6124498</text:p>
              </table:table-cell>
            </table:table-row>
            <table:table-row>
              <table:table-cell office:value-type="string">
                <text:p>big blinks recorded</text:p>
                <draw:g>
                  <svg:desc>Sheet2.A8:Sheet2.A8</svg:desc>
                </draw:g>
              </table:table-cell>
              <table:table-cell office:value-type="float" office:value="0">
                <text:p>0</text:p>
                <draw:g>
                  <svg:desc>Sheet2.B8:Sheet2.AR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